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3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" table:style-name="ta1">
        <table:shapes>
          <draw:frame draw:z-index="0" draw:style-name="gr1" draw:text-style-name="P1" svg:width="200mm" svg:height="90.2mm" svg:x="124.83mm" svg:y="4205.84mm">
            <loext:p draw:notify-on-update-of-ranges="log.B2:log.B9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.52215171252853E+018" calcext:value-type="float">
            <text:p>1.52215171252853E+018</text:p>
          </table:table-cell>
          <table:table-cell table:number-columns-repeated="4"/>
        </table:table-row>
        <table:table-row table:style-name="ro1">
          <table:table-cell office:value-type="float" office:value="1.52215171252965E+018" calcext:value-type="float">
            <text:p>1.52215171252965E+018</text:p>
          </table:table-cell>
          <table:table-cell table:formula="of:=[.A1]-[.A2]" office:value-type="float" office:value="-1113600" calcext:value-type="float">
            <text:p>-1113600</text:p>
          </table:table-cell>
          <table:table-cell/>
          <table:table-cell office:value-type="string" calcext:value-type="string">
            <text:p>ave</text:p>
          </table:table-cell>
          <table:table-cell table:formula="of:=AVERAGE([.B2:.B944])" office:value-type="float" office:value="-1060526.82926829" calcext:value-type="float">
            <text:p>-1060526.82926829</text:p>
          </table:table-cell>
        </table:table-row>
        <table:table-row table:style-name="ro1">
          <table:table-cell office:value-type="float" office:value="1.52215171253069E+018" calcext:value-type="float">
            <text:p>1.52215171253069E+018</text:p>
          </table:table-cell>
          <table:table-cell table:formula="of:=[.A2]-[.A3]" office:value-type="float" office:value="-1044992" calcext:value-type="float">
            <text:p>-1044992</text:p>
          </table:table-cell>
          <table:table-cell/>
          <table:table-cell office:value-type="string" calcext:value-type="string">
            <text:p>stdevp</text:p>
          </table:table-cell>
          <table:table-cell table:formula="of:=STDEVP([.B2:.B944])" office:value-type="float" office:value="12193.1787124175" calcext:value-type="float">
            <text:p>12193.1787124175</text:p>
          </table:table-cell>
        </table:table-row>
        <table:table-row table:style-name="ro1">
          <table:table-cell office:value-type="float" office:value="1.52215171253174E+018" calcext:value-type="float">
            <text:p>1.52215171253174E+018</text:p>
          </table:table-cell>
          <table:table-cell table:formula="of:=[.A3]-[.A4]" office:value-type="float" office:value="-1045248" calcext:value-type="float">
            <text:p>-1045248</text:p>
          </table:table-cell>
          <table:table-cell/>
          <table:table-cell office:value-type="string" calcext:value-type="string">
            <text:p>counts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1.5221517125328E+018" calcext:value-type="float">
            <text:p>1.5221517125328E+018</text:p>
          </table:table-cell>
          <table:table-cell table:formula="of:=[.A4]-[.A5]" office:value-type="float" office:value="-1061632" calcext:value-type="float">
            <text:p>-1061632</text:p>
          </table:table-cell>
          <table:table-cell table:number-columns-repeated="3"/>
        </table:table-row>
        <table:table-row table:style-name="ro1">
          <table:table-cell office:value-type="float" office:value="1.52215171253384E+018" calcext:value-type="float">
            <text:p>1.52215171253384E+018</text:p>
          </table:table-cell>
          <table:table-cell table:formula="of:=[.A5]-[.A6]" office:value-type="float" office:value="-1040896" calcext:value-type="float">
            <text:p>-1040896</text:p>
          </table:table-cell>
          <table:table-cell table:number-columns-repeated="3"/>
        </table:table-row>
        <table:table-row table:style-name="ro1">
          <table:table-cell office:value-type="float" office:value="1.52215171253486E+018" calcext:value-type="float">
            <text:p>1.52215171253486E+018</text:p>
          </table:table-cell>
          <table:table-cell table:formula="of:=[.A6]-[.A7]" office:value-type="float" office:value="-1018368" calcext:value-type="float">
            <text:p>-1018368</text:p>
          </table:table-cell>
          <table:table-cell table:number-columns-repeated="3"/>
        </table:table-row>
        <table:table-row table:style-name="ro1">
          <table:table-cell office:value-type="float" office:value="1.52215171253587E+018" calcext:value-type="float">
            <text:p>1.52215171253587E+018</text:p>
          </table:table-cell>
          <table:table-cell table:formula="of:=[.A7]-[.A8]" office:value-type="float" office:value="-1011712" calcext:value-type="float">
            <text:p>-1011712</text:p>
          </table:table-cell>
          <table:table-cell table:number-columns-repeated="3"/>
        </table:table-row>
        <table:table-row table:style-name="ro1">
          <table:table-cell office:value-type="float" office:value="1.52215171253688E+018" calcext:value-type="float">
            <text:p>1.52215171253688E+018</text:p>
          </table:table-cell>
          <table:table-cell table:formula="of:=[.A8]-[.A9]" office:value-type="float" office:value="-1011200" calcext:value-type="float">
            <text:p>-1011200</text:p>
          </table:table-cell>
          <table:table-cell table:number-columns-repeated="3"/>
        </table:table-row>
        <table:table-row table:style-name="ro1">
          <table:table-cell office:value-type="float" office:value="1.52215171253789E+018" calcext:value-type="float">
            <text:p>1.52215171253789E+018</text:p>
          </table:table-cell>
          <table:table-cell table:formula="of:=[.A9]-[.A10]" office:value-type="float" office:value="-1012992" calcext:value-type="float">
            <text:p>-1012992</text:p>
          </table:table-cell>
          <table:table-cell table:number-columns-repeated="3"/>
        </table:table-row>
        <table:table-row table:style-name="ro1">
          <table:table-cell office:value-type="float" office:value="1.52215171253891E+018" calcext:value-type="float">
            <text:p>1.52215171253891E+018</text:p>
          </table:table-cell>
          <table:table-cell table:formula="of:=[.A10]-[.A11]" office:value-type="float" office:value="-1012224" calcext:value-type="float">
            <text:p>-1012224</text:p>
          </table:table-cell>
          <table:table-cell table:number-columns-repeated="3"/>
        </table:table-row>
        <table:table-row table:style-name="ro1">
          <table:table-cell office:value-type="float" office:value="1.52215171253992E+018" calcext:value-type="float">
            <text:p>1.52215171253992E+018</text:p>
          </table:table-cell>
          <table:table-cell table:formula="of:=[.A11]-[.A12]" office:value-type="float" office:value="-1012736" calcext:value-type="float">
            <text:p>-1012736</text:p>
          </table:table-cell>
          <table:table-cell table:number-columns-repeated="3"/>
        </table:table-row>
        <table:table-row table:style-name="ro1">
          <table:table-cell office:value-type="float" office:value="1.52215171254093E+018" calcext:value-type="float">
            <text:p>1.52215171254093E+018</text:p>
          </table:table-cell>
          <table:table-cell table:formula="of:=[.A12]-[.A13]" office:value-type="float" office:value="-1009920" calcext:value-type="float">
            <text:p>-1009920</text:p>
          </table:table-cell>
          <table:table-cell table:number-columns-repeated="3"/>
        </table:table-row>
        <table:table-row table:style-name="ro1">
          <table:table-cell office:value-type="float" office:value="1.52215171254194E+018" calcext:value-type="float">
            <text:p>1.52215171254194E+018</text:p>
          </table:table-cell>
          <table:table-cell table:formula="of:=[.A13]-[.A14]" office:value-type="float" office:value="-1008384" calcext:value-type="float">
            <text:p>-1008384</text:p>
          </table:table-cell>
          <table:table-cell table:number-columns-repeated="3"/>
        </table:table-row>
        <table:table-row table:style-name="ro1">
          <table:table-cell office:value-type="float" office:value="1.52215171254295E+018" calcext:value-type="float">
            <text:p>1.52215171254295E+018</text:p>
          </table:table-cell>
          <table:table-cell table:formula="of:=[.A14]-[.A15]" office:value-type="float" office:value="-1011968" calcext:value-type="float">
            <text:p>-1011968</text:p>
          </table:table-cell>
          <table:table-cell table:number-columns-repeated="3"/>
        </table:table-row>
        <table:table-row table:style-name="ro1">
          <table:table-cell office:value-type="float" office:value="1.52215171254403E+018" calcext:value-type="float">
            <text:p>1.52215171254403E+018</text:p>
          </table:table-cell>
          <table:table-cell table:formula="of:=[.A15]-[.A16]" office:value-type="float" office:value="-1083904" calcext:value-type="float">
            <text:p>-1083904</text:p>
          </table:table-cell>
          <table:table-cell table:number-columns-repeated="3"/>
        </table:table-row>
        <table:table-row table:style-name="ro1">
          <table:table-cell office:value-type="float" office:value="1.5221517125451E+018" calcext:value-type="float">
            <text:p>1.5221517125451E+018</text:p>
          </table:table-cell>
          <table:table-cell table:formula="of:=[.A16]-[.A17]" office:value-type="float" office:value="-1069056" calcext:value-type="float">
            <text:p>-1069056</text:p>
          </table:table-cell>
          <table:table-cell table:number-columns-repeated="3"/>
        </table:table-row>
        <table:table-row table:style-name="ro1">
          <table:table-cell office:value-type="float" office:value="1.52215171254616E+018" calcext:value-type="float">
            <text:p>1.52215171254616E+018</text:p>
          </table:table-cell>
          <table:table-cell table:formula="of:=[.A17]-[.A18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5472E+018" calcext:value-type="float">
            <text:p>1.5221517125472E+018</text:p>
          </table:table-cell>
          <table:table-cell table:formula="of:=[.A18]-[.A19]" office:value-type="float" office:value="-1043968" calcext:value-type="float">
            <text:p>-1043968</text:p>
          </table:table-cell>
          <table:table-cell table:number-columns-repeated="3"/>
        </table:table-row>
        <table:table-row table:style-name="ro1">
          <table:table-cell office:value-type="float" office:value="1.52215171254824E+018" calcext:value-type="float">
            <text:p>1.52215171254824E+018</text:p>
          </table:table-cell>
          <table:table-cell table:formula="of:=[.A19]-[.A20]" office:value-type="float" office:value="-1038080" calcext:value-type="float">
            <text:p>-1038080</text:p>
          </table:table-cell>
          <table:table-cell table:number-columns-repeated="3"/>
        </table:table-row>
        <table:table-row table:style-name="ro1">
          <table:table-cell office:value-type="float" office:value="1.52215171254929E+018" calcext:value-type="float">
            <text:p>1.52215171254929E+018</text:p>
          </table:table-cell>
          <table:table-cell table:formula="of:=[.A20]-[.A21]" office:value-type="float" office:value="-1046784" calcext:value-type="float">
            <text:p>-1046784</text:p>
          </table:table-cell>
          <table:table-cell table:number-columns-repeated="3"/>
        </table:table-row>
        <table:table-row table:style-name="ro1">
          <table:table-cell office:value-type="float" office:value="1.52215171255034E+018" calcext:value-type="float">
            <text:p>1.52215171255034E+018</text:p>
          </table:table-cell>
          <table:table-cell table:formula="of:=[.A21]-[.A22]" office:value-type="float" office:value="-1056000" calcext:value-type="float">
            <text:p>-1056000</text:p>
          </table:table-cell>
          <table:table-cell table:number-columns-repeated="3"/>
        </table:table-row>
        <table:table-row table:style-name="ro1">
          <table:table-cell office:value-type="float" office:value="1.52215171255138E+018" calcext:value-type="float">
            <text:p>1.52215171255138E+018</text:p>
          </table:table-cell>
          <table:table-cell table:formula="of:=[.A22]-[.A23]" office:value-type="float" office:value="-1035520" calcext:value-type="float">
            <text:p>-1035520</text:p>
          </table:table-cell>
          <table:table-cell table:number-columns-repeated="3"/>
        </table:table-row>
        <table:table-row table:style-name="ro1">
          <table:table-cell office:value-type="float" office:value="1.52215171255244E+018" calcext:value-type="float">
            <text:p>1.52215171255244E+018</text:p>
          </table:table-cell>
          <table:table-cell table:formula="of:=[.A23]-[.A24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55349E+018" calcext:value-type="float">
            <text:p>1.52215171255349E+018</text:p>
          </table:table-cell>
          <table:table-cell table:formula="of:=[.A24]-[.A25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55455E+018" calcext:value-type="float">
            <text:p>1.52215171255455E+018</text:p>
          </table:table-cell>
          <table:table-cell table:formula="of:=[.A25]-[.A26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55561E+018" calcext:value-type="float">
            <text:p>1.52215171255561E+018</text:p>
          </table:table-cell>
          <table:table-cell table:formula="of:=[.A26]-[.A27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55666E+018" calcext:value-type="float">
            <text:p>1.52215171255666E+018</text:p>
          </table:table-cell>
          <table:table-cell table:formula="of:=[.A27]-[.A28]" office:value-type="float" office:value="-1056000" calcext:value-type="float">
            <text:p>-1056000</text:p>
          </table:table-cell>
          <table:table-cell table:number-columns-repeated="3"/>
        </table:table-row>
        <table:table-row table:style-name="ro1">
          <table:table-cell office:value-type="float" office:value="1.52215171255772E+018" calcext:value-type="float">
            <text:p>1.52215171255772E+018</text:p>
          </table:table-cell>
          <table:table-cell table:formula="of:=[.A28]-[.A29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55878E+018" calcext:value-type="float">
            <text:p>1.52215171255878E+018</text:p>
          </table:table-cell>
          <table:table-cell table:formula="of:=[.A29]-[.A30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55983E+018" calcext:value-type="float">
            <text:p>1.52215171255983E+018</text:p>
          </table:table-cell>
          <table:table-cell table:formula="of:=[.A30]-[.A31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56088E+018" calcext:value-type="float">
            <text:p>1.52215171256088E+018</text:p>
          </table:table-cell>
          <table:table-cell table:formula="of:=[.A31]-[.A32]" office:value-type="float" office:value="-1045760" calcext:value-type="float">
            <text:p>-1045760</text:p>
          </table:table-cell>
          <table:table-cell table:number-columns-repeated="3"/>
        </table:table-row>
        <table:table-row table:style-name="ro1">
          <table:table-cell office:value-type="float" office:value="1.52215171256192E+018" calcext:value-type="float">
            <text:p>1.52215171256192E+018</text:p>
          </table:table-cell>
          <table:table-cell table:formula="of:=[.A32]-[.A33]" office:value-type="float" office:value="-1041408" calcext:value-type="float">
            <text:p>-1041408</text:p>
          </table:table-cell>
          <table:table-cell table:number-columns-repeated="3"/>
        </table:table-row>
        <table:table-row table:style-name="ro1">
          <table:table-cell office:value-type="float" office:value="1.52215171256297E+018" calcext:value-type="float">
            <text:p>1.52215171256297E+018</text:p>
          </table:table-cell>
          <table:table-cell table:formula="of:=[.A33]-[.A34]" office:value-type="float" office:value="-1046528" calcext:value-type="float">
            <text:p>-1046528</text:p>
          </table:table-cell>
          <table:table-cell table:number-columns-repeated="3"/>
        </table:table-row>
        <table:table-row table:style-name="ro1">
          <table:table-cell office:value-type="float" office:value="1.52215171256402E+018" calcext:value-type="float">
            <text:p>1.52215171256402E+018</text:p>
          </table:table-cell>
          <table:table-cell table:formula="of:=[.A34]-[.A35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56508E+018" calcext:value-type="float">
            <text:p>1.52215171256508E+018</text:p>
          </table:table-cell>
          <table:table-cell table:formula="of:=[.A35]-[.A36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56614E+018" calcext:value-type="float">
            <text:p>1.52215171256614E+018</text:p>
          </table:table-cell>
          <table:table-cell table:formula="of:=[.A36]-[.A37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56719E+018" calcext:value-type="float">
            <text:p>1.52215171256719E+018</text:p>
          </table:table-cell>
          <table:table-cell table:formula="of:=[.A37]-[.A38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56825E+018" calcext:value-type="float">
            <text:p>1.52215171256825E+018</text:p>
          </table:table-cell>
          <table:table-cell table:formula="of:=[.A38]-[.A39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56931E+018" calcext:value-type="float">
            <text:p>1.52215171256931E+018</text:p>
          </table:table-cell>
          <table:table-cell table:formula="of:=[.A39]-[.A40]" office:value-type="float" office:value="-1055744" calcext:value-type="float">
            <text:p>-1055744</text:p>
          </table:table-cell>
          <table:table-cell table:number-columns-repeated="3"/>
        </table:table-row>
        <table:table-row table:style-name="ro1">
          <table:table-cell office:value-type="float" office:value="1.52215171257036E+018" calcext:value-type="float">
            <text:p>1.52215171257036E+018</text:p>
          </table:table-cell>
          <table:table-cell table:formula="of:=[.A40]-[.A41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57142E+018" calcext:value-type="float">
            <text:p>1.52215171257142E+018</text:p>
          </table:table-cell>
          <table:table-cell table:formula="of:=[.A41]-[.A42]" office:value-type="float" office:value="-1055744" calcext:value-type="float">
            <text:p>-1055744</text:p>
          </table:table-cell>
          <table:table-cell table:number-columns-repeated="3"/>
        </table:table-row>
        <table:table-row table:style-name="ro1">
          <table:table-cell office:value-type="float" office:value="1.52215171257248E+018" calcext:value-type="float">
            <text:p>1.52215171257248E+018</text:p>
          </table:table-cell>
          <table:table-cell table:formula="of:=[.A42]-[.A43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57353E+018" calcext:value-type="float">
            <text:p>1.52215171257353E+018</text:p>
          </table:table-cell>
          <table:table-cell table:formula="of:=[.A43]-[.A44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57459E+018" calcext:value-type="float">
            <text:p>1.52215171257459E+018</text:p>
          </table:table-cell>
          <table:table-cell table:formula="of:=[.A44]-[.A45]" office:value-type="float" office:value="-1058304" calcext:value-type="float">
            <text:p>-1058304</text:p>
          </table:table-cell>
          <table:table-cell table:number-columns-repeated="3"/>
        </table:table-row>
        <table:table-row table:style-name="ro1">
          <table:table-cell office:value-type="float" office:value="1.52215171257565E+018" calcext:value-type="float">
            <text:p>1.52215171257565E+018</text:p>
          </table:table-cell>
          <table:table-cell table:formula="of:=[.A45]-[.A46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57672E+018" calcext:value-type="float">
            <text:p>1.52215171257672E+018</text:p>
          </table:table-cell>
          <table:table-cell table:formula="of:=[.A46]-[.A47]" office:value-type="float" office:value="-1074176" calcext:value-type="float">
            <text:p>-1074176</text:p>
          </table:table-cell>
          <table:table-cell table:number-columns-repeated="3"/>
        </table:table-row>
        <table:table-row table:style-name="ro1">
          <table:table-cell office:value-type="float" office:value="1.52215171257779E+018" calcext:value-type="float">
            <text:p>1.52215171257779E+018</text:p>
          </table:table-cell>
          <table:table-cell table:formula="of:=[.A47]-[.A48]" office:value-type="float" office:value="-1068544" calcext:value-type="float">
            <text:p>-1068544</text:p>
          </table:table-cell>
          <table:table-cell table:number-columns-repeated="3"/>
        </table:table-row>
        <table:table-row table:style-name="ro1">
          <table:table-cell office:value-type="float" office:value="1.52215171257885E+018" calcext:value-type="float">
            <text:p>1.52215171257885E+018</text:p>
          </table:table-cell>
          <table:table-cell table:formula="of:=[.A48]-[.A49]" office:value-type="float" office:value="-1059584" calcext:value-type="float">
            <text:p>-1059584</text:p>
          </table:table-cell>
          <table:table-cell table:number-columns-repeated="3"/>
        </table:table-row>
        <table:table-row table:style-name="ro1">
          <table:table-cell office:value-type="float" office:value="1.52215171257991E+018" calcext:value-type="float">
            <text:p>1.52215171257991E+018</text:p>
          </table:table-cell>
          <table:table-cell table:formula="of:=[.A49]-[.A50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58096E+018" calcext:value-type="float">
            <text:p>1.52215171258096E+018</text:p>
          </table:table-cell>
          <table:table-cell table:formula="of:=[.A50]-[.A51]" office:value-type="float" office:value="-1055488" calcext:value-type="float">
            <text:p>-1055488</text:p>
          </table:table-cell>
          <table:table-cell table:number-columns-repeated="3"/>
        </table:table-row>
        <table:table-row table:style-name="ro1">
          <table:table-cell office:value-type="float" office:value="1.52215171258202E+018" calcext:value-type="float">
            <text:p>1.52215171258202E+018</text:p>
          </table:table-cell>
          <table:table-cell table:formula="of:=[.A51]-[.A52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58308E+018" calcext:value-type="float">
            <text:p>1.52215171258308E+018</text:p>
          </table:table-cell>
          <table:table-cell table:formula="of:=[.A52]-[.A53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58413E+018" calcext:value-type="float">
            <text:p>1.52215171258413E+018</text:p>
          </table:table-cell>
          <table:table-cell table:formula="of:=[.A53]-[.A54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58519E+018" calcext:value-type="float">
            <text:p>1.52215171258519E+018</text:p>
          </table:table-cell>
          <table:table-cell table:formula="of:=[.A54]-[.A55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58625E+018" calcext:value-type="float">
            <text:p>1.52215171258625E+018</text:p>
          </table:table-cell>
          <table:table-cell table:formula="of:=[.A55]-[.A56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5873E+018" calcext:value-type="float">
            <text:p>1.5221517125873E+018</text:p>
          </table:table-cell>
          <table:table-cell table:formula="of:=[.A56]-[.A57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58836E+018" calcext:value-type="float">
            <text:p>1.52215171258836E+018</text:p>
          </table:table-cell>
          <table:table-cell table:formula="of:=[.A57]-[.A58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58942E+018" calcext:value-type="float">
            <text:p>1.52215171258942E+018</text:p>
          </table:table-cell>
          <table:table-cell table:formula="of:=[.A58]-[.A59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59048E+018" calcext:value-type="float">
            <text:p>1.52215171259048E+018</text:p>
          </table:table-cell>
          <table:table-cell table:formula="of:=[.A59]-[.A60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59153E+018" calcext:value-type="float">
            <text:p>1.52215171259153E+018</text:p>
          </table:table-cell>
          <table:table-cell table:formula="of:=[.A60]-[.A61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59259E+018" calcext:value-type="float">
            <text:p>1.52215171259259E+018</text:p>
          </table:table-cell>
          <table:table-cell table:formula="of:=[.A61]-[.A62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59365E+018" calcext:value-type="float">
            <text:p>1.52215171259365E+018</text:p>
          </table:table-cell>
          <table:table-cell table:formula="of:=[.A62]-[.A63]" office:value-type="float" office:value="-1060352" calcext:value-type="float">
            <text:p>-1060352</text:p>
          </table:table-cell>
          <table:table-cell table:number-columns-repeated="3"/>
        </table:table-row>
        <table:table-row table:style-name="ro1">
          <table:table-cell office:value-type="float" office:value="1.52215171259471E+018" calcext:value-type="float">
            <text:p>1.52215171259471E+018</text:p>
          </table:table-cell>
          <table:table-cell table:formula="of:=[.A63]-[.A64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259577E+018" calcext:value-type="float">
            <text:p>1.52215171259577E+018</text:p>
          </table:table-cell>
          <table:table-cell table:formula="of:=[.A64]-[.A65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25968E+018" calcext:value-type="float">
            <text:p>1.5221517125968E+018</text:p>
          </table:table-cell>
          <table:table-cell table:formula="of:=[.A65]-[.A66]" office:value-type="float" office:value="-1027072" calcext:value-type="float">
            <text:p>-1027072</text:p>
          </table:table-cell>
          <table:table-cell table:number-columns-repeated="3"/>
        </table:table-row>
        <table:table-row table:style-name="ro1">
          <table:table-cell office:value-type="float" office:value="1.52215171259784E+018" calcext:value-type="float">
            <text:p>1.52215171259784E+018</text:p>
          </table:table-cell>
          <table:table-cell table:formula="of:=[.A66]-[.A67]" office:value-type="float" office:value="-1041408" calcext:value-type="float">
            <text:p>-1041408</text:p>
          </table:table-cell>
          <table:table-cell table:number-columns-repeated="3"/>
        </table:table-row>
        <table:table-row table:style-name="ro1">
          <table:table-cell office:value-type="float" office:value="1.52215171259889E+018" calcext:value-type="float">
            <text:p>1.52215171259889E+018</text:p>
          </table:table-cell>
          <table:table-cell table:formula="of:=[.A67]-[.A68]" office:value-type="float" office:value="-1052672" calcext:value-type="float">
            <text:p>-1052672</text:p>
          </table:table-cell>
          <table:table-cell table:number-columns-repeated="3"/>
        </table:table-row>
        <table:table-row table:style-name="ro1">
          <table:table-cell office:value-type="float" office:value="1.52215171259994E+018" calcext:value-type="float">
            <text:p>1.52215171259994E+018</text:p>
          </table:table-cell>
          <table:table-cell table:formula="of:=[.A68]-[.A69]" office:value-type="float" office:value="-1049600" calcext:value-type="float">
            <text:p>-1049600</text:p>
          </table:table-cell>
          <table:table-cell table:number-columns-repeated="3"/>
        </table:table-row>
        <table:table-row table:style-name="ro1">
          <table:table-cell office:value-type="float" office:value="1.52215171260099E+018" calcext:value-type="float">
            <text:p>1.52215171260099E+018</text:p>
          </table:table-cell>
          <table:table-cell table:formula="of:=[.A69]-[.A70]" office:value-type="float" office:value="-1054976" calcext:value-type="float">
            <text:p>-1054976</text:p>
          </table:table-cell>
          <table:table-cell table:number-columns-repeated="3"/>
        </table:table-row>
        <table:table-row table:style-name="ro1">
          <table:table-cell office:value-type="float" office:value="1.52215171260205E+018" calcext:value-type="float">
            <text:p>1.52215171260205E+018</text:p>
          </table:table-cell>
          <table:table-cell table:formula="of:=[.A70]-[.A71]" office:value-type="float" office:value="-1055488" calcext:value-type="float">
            <text:p>-1055488</text:p>
          </table:table-cell>
          <table:table-cell table:number-columns-repeated="3"/>
        </table:table-row>
        <table:table-row table:style-name="ro1">
          <table:table-cell office:value-type="float" office:value="1.5221517126031E+018" calcext:value-type="float">
            <text:p>1.5221517126031E+018</text:p>
          </table:table-cell>
          <table:table-cell table:formula="of:=[.A71]-[.A72]" office:value-type="float" office:value="-1054976" calcext:value-type="float">
            <text:p>-1054976</text:p>
          </table:table-cell>
          <table:table-cell table:number-columns-repeated="3"/>
        </table:table-row>
        <table:table-row table:style-name="ro1">
          <table:table-cell office:value-type="float" office:value="1.52215171260416E+018" calcext:value-type="float">
            <text:p>1.52215171260416E+018</text:p>
          </table:table-cell>
          <table:table-cell table:formula="of:=[.A72]-[.A73]" office:value-type="float" office:value="-1055488" calcext:value-type="float">
            <text:p>-1055488</text:p>
          </table:table-cell>
          <table:table-cell table:number-columns-repeated="3"/>
        </table:table-row>
        <table:table-row table:style-name="ro1">
          <table:table-cell office:value-type="float" office:value="1.52215171260521E+018" calcext:value-type="float">
            <text:p>1.52215171260521E+018</text:p>
          </table:table-cell>
          <table:table-cell table:formula="of:=[.A73]-[.A74]" office:value-type="float" office:value="-1054976" calcext:value-type="float">
            <text:p>-1054976</text:p>
          </table:table-cell>
          <table:table-cell table:number-columns-repeated="3"/>
        </table:table-row>
        <table:table-row table:style-name="ro1">
          <table:table-cell office:value-type="float" office:value="1.52215171260627E+018" calcext:value-type="float">
            <text:p>1.52215171260627E+018</text:p>
          </table:table-cell>
          <table:table-cell table:formula="of:=[.A74]-[.A75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60733E+018" calcext:value-type="float">
            <text:p>1.52215171260733E+018</text:p>
          </table:table-cell>
          <table:table-cell table:formula="of:=[.A75]-[.A76]" office:value-type="float" office:value="-1055232" calcext:value-type="float">
            <text:p>-1055232</text:p>
          </table:table-cell>
          <table:table-cell table:number-columns-repeated="3"/>
        </table:table-row>
        <table:table-row table:style-name="ro1">
          <table:table-cell office:value-type="float" office:value="1.52215171260838E+018" calcext:value-type="float">
            <text:p>1.52215171260838E+018</text:p>
          </table:table-cell>
          <table:table-cell table:formula="of:=[.A76]-[.A77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60944E+018" calcext:value-type="float">
            <text:p>1.52215171260944E+018</text:p>
          </table:table-cell>
          <table:table-cell table:formula="of:=[.A77]-[.A78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6105E+018" calcext:value-type="float">
            <text:p>1.5221517126105E+018</text:p>
          </table:table-cell>
          <table:table-cell table:formula="of:=[.A78]-[.A79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61156E+018" calcext:value-type="float">
            <text:p>1.52215171261156E+018</text:p>
          </table:table-cell>
          <table:table-cell table:formula="of:=[.A79]-[.A80]" office:value-type="float" office:value="-1060864" calcext:value-type="float">
            <text:p>-1060864</text:p>
          </table:table-cell>
          <table:table-cell table:number-columns-repeated="3"/>
        </table:table-row>
        <table:table-row table:style-name="ro1">
          <table:table-cell office:value-type="float" office:value="1.52215171261261E+018" calcext:value-type="float">
            <text:p>1.52215171261261E+018</text:p>
          </table:table-cell>
          <table:table-cell table:formula="of:=[.A80]-[.A81]" office:value-type="float" office:value="-1051136" calcext:value-type="float">
            <text:p>-1051136</text:p>
          </table:table-cell>
          <table:table-cell table:number-columns-repeated="3"/>
        </table:table-row>
        <table:table-row table:style-name="ro1">
          <table:table-cell office:value-type="float" office:value="1.52215171261367E+018" calcext:value-type="float">
            <text:p>1.52215171261367E+018</text:p>
          </table:table-cell>
          <table:table-cell table:formula="of:=[.A81]-[.A82]" office:value-type="float" office:value="-1054976" calcext:value-type="float">
            <text:p>-1054976</text:p>
          </table:table-cell>
          <table:table-cell table:number-columns-repeated="3"/>
        </table:table-row>
        <table:table-row table:style-name="ro1">
          <table:table-cell office:value-type="float" office:value="1.52215171261472E+018" calcext:value-type="float">
            <text:p>1.52215171261472E+018</text:p>
          </table:table-cell>
          <table:table-cell table:formula="of:=[.A82]-[.A83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61578E+018" calcext:value-type="float">
            <text:p>1.52215171261578E+018</text:p>
          </table:table-cell>
          <table:table-cell table:formula="of:=[.A83]-[.A84]" office:value-type="float" office:value="-1055488" calcext:value-type="float">
            <text:p>-1055488</text:p>
          </table:table-cell>
          <table:table-cell table:number-columns-repeated="3"/>
        </table:table-row>
        <table:table-row table:style-name="ro1">
          <table:table-cell office:value-type="float" office:value="1.52215171261684E+018" calcext:value-type="float">
            <text:p>1.52215171261684E+018</text:p>
          </table:table-cell>
          <table:table-cell table:formula="of:=[.A84]-[.A85]" office:value-type="float" office:value="-1063680" calcext:value-type="float">
            <text:p>-1063680</text:p>
          </table:table-cell>
          <table:table-cell table:number-columns-repeated="3"/>
        </table:table-row>
        <table:table-row table:style-name="ro1">
          <table:table-cell office:value-type="float" office:value="1.52215171261789E+018" calcext:value-type="float">
            <text:p>1.52215171261789E+018</text:p>
          </table:table-cell>
          <table:table-cell table:formula="of:=[.A85]-[.A86]" office:value-type="float" office:value="-1051136" calcext:value-type="float">
            <text:p>-1051136</text:p>
          </table:table-cell>
          <table:table-cell table:number-columns-repeated="3"/>
        </table:table-row>
        <table:table-row table:style-name="ro1">
          <table:table-cell office:value-type="float" office:value="1.5221517126189E+018" calcext:value-type="float">
            <text:p>1.5221517126189E+018</text:p>
          </table:table-cell>
          <table:table-cell table:formula="of:=[.A86]-[.A87]" office:value-type="float" office:value="-1011712" calcext:value-type="float">
            <text:p>-1011712</text:p>
          </table:table-cell>
          <table:table-cell table:number-columns-repeated="3"/>
        </table:table-row>
        <table:table-row table:style-name="ro1">
          <table:table-cell office:value-type="float" office:value="1.52215171261996E+018" calcext:value-type="float">
            <text:p>1.52215171261996E+018</text:p>
          </table:table-cell>
          <table:table-cell table:formula="of:=[.A87]-[.A88]" office:value-type="float" office:value="-1053184" calcext:value-type="float">
            <text:p>-1053184</text:p>
          </table:table-cell>
          <table:table-cell table:number-columns-repeated="3"/>
        </table:table-row>
        <table:table-row table:style-name="ro1">
          <table:table-cell office:value-type="float" office:value="1.52215171262101E+018" calcext:value-type="float">
            <text:p>1.52215171262101E+018</text:p>
          </table:table-cell>
          <table:table-cell table:formula="of:=[.A88]-[.A89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62207E+018" calcext:value-type="float">
            <text:p>1.52215171262207E+018</text:p>
          </table:table-cell>
          <table:table-cell table:formula="of:=[.A89]-[.A90]" office:value-type="float" office:value="-1054208" calcext:value-type="float">
            <text:p>-1054208</text:p>
          </table:table-cell>
          <table:table-cell table:number-columns-repeated="3"/>
        </table:table-row>
        <table:table-row table:style-name="ro1">
          <table:table-cell office:value-type="float" office:value="1.52215171262312E+018" calcext:value-type="float">
            <text:p>1.52215171262312E+018</text:p>
          </table:table-cell>
          <table:table-cell table:formula="of:=[.A90]-[.A91]" office:value-type="float" office:value="-1055744" calcext:value-type="float">
            <text:p>-1055744</text:p>
          </table:table-cell>
          <table:table-cell table:number-columns-repeated="3"/>
        </table:table-row>
        <table:table-row table:style-name="ro1">
          <table:table-cell office:value-type="float" office:value="1.52215171262418E+018" calcext:value-type="float">
            <text:p>1.52215171262418E+018</text:p>
          </table:table-cell>
          <table:table-cell table:formula="of:=[.A91]-[.A92]" office:value-type="float" office:value="-1054976" calcext:value-type="float">
            <text:p>-1054976</text:p>
          </table:table-cell>
          <table:table-cell table:number-columns-repeated="3"/>
        </table:table-row>
        <table:table-row table:style-name="ro1">
          <table:table-cell office:value-type="float" office:value="1.52215171262523E+018" calcext:value-type="float">
            <text:p>1.52215171262523E+018</text:p>
          </table:table-cell>
          <table:table-cell table:formula="of:=[.A92]-[.A93]" office:value-type="float" office:value="-1054464" calcext:value-type="float">
            <text:p>-1054464</text:p>
          </table:table-cell>
          <table:table-cell table:number-columns-repeated="3"/>
        </table:table-row>
        <table:table-row table:style-name="ro1">
          <table:table-cell office:value-type="float" office:value="1.52215171262629E+018" calcext:value-type="float">
            <text:p>1.52215171262629E+018</text:p>
          </table:table-cell>
          <table:table-cell table:formula="of:=[.A93]-[.A94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62735E+018" calcext:value-type="float">
            <text:p>1.52215171262735E+018</text:p>
          </table:table-cell>
          <table:table-cell table:formula="of:=[.A94]-[.A95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262841E+018" calcext:value-type="float">
            <text:p>1.52215171262841E+018</text:p>
          </table:table-cell>
          <table:table-cell table:formula="of:=[.A95]-[.A96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62946E+018" calcext:value-type="float">
            <text:p>1.52215171262946E+018</text:p>
          </table:table-cell>
          <table:table-cell table:formula="of:=[.A96]-[.A97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63052E+018" calcext:value-type="float">
            <text:p>1.52215171263052E+018</text:p>
          </table:table-cell>
          <table:table-cell table:formula="of:=[.A97]-[.A98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63158E+018" calcext:value-type="float">
            <text:p>1.52215171263158E+018</text:p>
          </table:table-cell>
          <table:table-cell table:formula="of:=[.A98]-[.A99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63263E+018" calcext:value-type="float">
            <text:p>1.52215171263263E+018</text:p>
          </table:table-cell>
          <table:table-cell table:formula="of:=[.A99]-[.A100]" office:value-type="float" office:value="-1055232" calcext:value-type="float">
            <text:p>-1055232</text:p>
          </table:table-cell>
          <table:table-cell table:number-columns-repeated="3"/>
        </table:table-row>
        <table:table-row table:style-name="ro1">
          <table:table-cell office:value-type="float" office:value="1.52215171263369E+018" calcext:value-type="float">
            <text:p>1.52215171263369E+018</text:p>
          </table:table-cell>
          <table:table-cell table:formula="of:=[.A100]-[.A101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63475E+018" calcext:value-type="float">
            <text:p>1.52215171263475E+018</text:p>
          </table:table-cell>
          <table:table-cell table:formula="of:=[.A101]-[.A102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6358E+018" calcext:value-type="float">
            <text:p>1.5221517126358E+018</text:p>
          </table:table-cell>
          <table:table-cell table:formula="of:=[.A102]-[.A103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63686E+018" calcext:value-type="float">
            <text:p>1.52215171263686E+018</text:p>
          </table:table-cell>
          <table:table-cell table:formula="of:=[.A103]-[.A104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63792E+018" calcext:value-type="float">
            <text:p>1.52215171263792E+018</text:p>
          </table:table-cell>
          <table:table-cell table:formula="of:=[.A104]-[.A105]" office:value-type="float" office:value="-1058304" calcext:value-type="float">
            <text:p>-1058304</text:p>
          </table:table-cell>
          <table:table-cell table:number-columns-repeated="3"/>
        </table:table-row>
        <table:table-row table:style-name="ro1">
          <table:table-cell office:value-type="float" office:value="1.52215171263898E+018" calcext:value-type="float">
            <text:p>1.52215171263898E+018</text:p>
          </table:table-cell>
          <table:table-cell table:formula="of:=[.A105]-[.A106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64003E+018" calcext:value-type="float">
            <text:p>1.52215171264003E+018</text:p>
          </table:table-cell>
          <table:table-cell table:formula="of:=[.A106]-[.A107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64109E+018" calcext:value-type="float">
            <text:p>1.52215171264109E+018</text:p>
          </table:table-cell>
          <table:table-cell table:formula="of:=[.A107]-[.A108]" office:value-type="float" office:value="-1055744" calcext:value-type="float">
            <text:p>-1055744</text:p>
          </table:table-cell>
          <table:table-cell table:number-columns-repeated="3"/>
        </table:table-row>
        <table:table-row table:style-name="ro1">
          <table:table-cell office:value-type="float" office:value="1.52215171264215E+018" calcext:value-type="float">
            <text:p>1.52215171264215E+018</text:p>
          </table:table-cell>
          <table:table-cell table:formula="of:=[.A108]-[.A109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6432E+018" calcext:value-type="float">
            <text:p>1.5221517126432E+018</text:p>
          </table:table-cell>
          <table:table-cell table:formula="of:=[.A109]-[.A110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64426E+018" calcext:value-type="float">
            <text:p>1.52215171264426E+018</text:p>
          </table:table-cell>
          <table:table-cell table:formula="of:=[.A110]-[.A111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64532E+018" calcext:value-type="float">
            <text:p>1.52215171264532E+018</text:p>
          </table:table-cell>
          <table:table-cell table:formula="of:=[.A111]-[.A112]" office:value-type="float" office:value="-1062144" calcext:value-type="float">
            <text:p>-1062144</text:p>
          </table:table-cell>
          <table:table-cell table:number-columns-repeated="3"/>
        </table:table-row>
        <table:table-row table:style-name="ro1">
          <table:table-cell office:value-type="float" office:value="1.52215171264638E+018" calcext:value-type="float">
            <text:p>1.52215171264638E+018</text:p>
          </table:table-cell>
          <table:table-cell table:formula="of:=[.A112]-[.A113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264744E+018" calcext:value-type="float">
            <text:p>1.52215171264744E+018</text:p>
          </table:table-cell>
          <table:table-cell table:formula="of:=[.A113]-[.A114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64849E+018" calcext:value-type="float">
            <text:p>1.52215171264849E+018</text:p>
          </table:table-cell>
          <table:table-cell table:formula="of:=[.A114]-[.A115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64955E+018" calcext:value-type="float">
            <text:p>1.52215171264955E+018</text:p>
          </table:table-cell>
          <table:table-cell table:formula="of:=[.A115]-[.A116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65061E+018" calcext:value-type="float">
            <text:p>1.52215171265061E+018</text:p>
          </table:table-cell>
          <table:table-cell table:formula="of:=[.A116]-[.A117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65166E+018" calcext:value-type="float">
            <text:p>1.52215171265166E+018</text:p>
          </table:table-cell>
          <table:table-cell table:formula="of:=[.A117]-[.A118]" office:value-type="float" office:value="-1056000" calcext:value-type="float">
            <text:p>-1056000</text:p>
          </table:table-cell>
          <table:table-cell table:number-columns-repeated="3"/>
        </table:table-row>
        <table:table-row table:style-name="ro1">
          <table:table-cell office:value-type="float" office:value="1.52215171265272E+018" calcext:value-type="float">
            <text:p>1.52215171265272E+018</text:p>
          </table:table-cell>
          <table:table-cell table:formula="of:=[.A118]-[.A119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65379E+018" calcext:value-type="float">
            <text:p>1.52215171265379E+018</text:p>
          </table:table-cell>
          <table:table-cell table:formula="of:=[.A119]-[.A120]" office:value-type="float" office:value="-1064192" calcext:value-type="float">
            <text:p>-1064192</text:p>
          </table:table-cell>
          <table:table-cell table:number-columns-repeated="3"/>
        </table:table-row>
        <table:table-row table:style-name="ro1">
          <table:table-cell office:value-type="float" office:value="1.52215171265484E+018" calcext:value-type="float">
            <text:p>1.52215171265484E+018</text:p>
          </table:table-cell>
          <table:table-cell table:formula="of:=[.A120]-[.A121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6559E+018" calcext:value-type="float">
            <text:p>1.5221517126559E+018</text:p>
          </table:table-cell>
          <table:table-cell table:formula="of:=[.A121]-[.A122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65696E+018" calcext:value-type="float">
            <text:p>1.52215171265696E+018</text:p>
          </table:table-cell>
          <table:table-cell table:formula="of:=[.A122]-[.A123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65802E+018" calcext:value-type="float">
            <text:p>1.52215171265802E+018</text:p>
          </table:table-cell>
          <table:table-cell table:formula="of:=[.A123]-[.A124]" office:value-type="float" office:value="-1059584" calcext:value-type="float">
            <text:p>-1059584</text:p>
          </table:table-cell>
          <table:table-cell table:number-columns-repeated="3"/>
        </table:table-row>
        <table:table-row table:style-name="ro1">
          <table:table-cell office:value-type="float" office:value="1.52215171265907E+018" calcext:value-type="float">
            <text:p>1.52215171265907E+018</text:p>
          </table:table-cell>
          <table:table-cell table:formula="of:=[.A124]-[.A125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66013E+018" calcext:value-type="float">
            <text:p>1.52215171266013E+018</text:p>
          </table:table-cell>
          <table:table-cell table:formula="of:=[.A125]-[.A126]" office:value-type="float" office:value="-1060608" calcext:value-type="float">
            <text:p>-1060608</text:p>
          </table:table-cell>
          <table:table-cell table:number-columns-repeated="3"/>
        </table:table-row>
        <table:table-row table:style-name="ro1">
          <table:table-cell office:value-type="float" office:value="1.52215171266119E+018" calcext:value-type="float">
            <text:p>1.52215171266119E+018</text:p>
          </table:table-cell>
          <table:table-cell table:formula="of:=[.A126]-[.A127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266225E+018" calcext:value-type="float">
            <text:p>1.52215171266225E+018</text:p>
          </table:table-cell>
          <table:table-cell table:formula="of:=[.A127]-[.A128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266331E+018" calcext:value-type="float">
            <text:p>1.52215171266331E+018</text:p>
          </table:table-cell>
          <table:table-cell table:formula="of:=[.A128]-[.A129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66437E+018" calcext:value-type="float">
            <text:p>1.52215171266437E+018</text:p>
          </table:table-cell>
          <table:table-cell table:formula="of:=[.A129]-[.A130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66543E+018" calcext:value-type="float">
            <text:p>1.52215171266543E+018</text:p>
          </table:table-cell>
          <table:table-cell table:formula="of:=[.A130]-[.A131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66648E+018" calcext:value-type="float">
            <text:p>1.52215171266648E+018</text:p>
          </table:table-cell>
          <table:table-cell table:formula="of:=[.A131]-[.A132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66754E+018" calcext:value-type="float">
            <text:p>1.52215171266754E+018</text:p>
          </table:table-cell>
          <table:table-cell table:formula="of:=[.A132]-[.A133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6686E+018" calcext:value-type="float">
            <text:p>1.5221517126686E+018</text:p>
          </table:table-cell>
          <table:table-cell table:formula="of:=[.A133]-[.A134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66965E+018" calcext:value-type="float">
            <text:p>1.52215171266965E+018</text:p>
          </table:table-cell>
          <table:table-cell table:formula="of:=[.A134]-[.A135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67071E+018" calcext:value-type="float">
            <text:p>1.52215171267071E+018</text:p>
          </table:table-cell>
          <table:table-cell table:formula="of:=[.A135]-[.A136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67177E+018" calcext:value-type="float">
            <text:p>1.52215171267177E+018</text:p>
          </table:table-cell>
          <table:table-cell table:formula="of:=[.A136]-[.A137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67282E+018" calcext:value-type="float">
            <text:p>1.52215171267282E+018</text:p>
          </table:table-cell>
          <table:table-cell table:formula="of:=[.A137]-[.A138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67388E+018" calcext:value-type="float">
            <text:p>1.52215171267388E+018</text:p>
          </table:table-cell>
          <table:table-cell table:formula="of:=[.A138]-[.A139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67494E+018" calcext:value-type="float">
            <text:p>1.52215171267494E+018</text:p>
          </table:table-cell>
          <table:table-cell table:formula="of:=[.A139]-[.A140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676E+018" calcext:value-type="float">
            <text:p>1.522151712676E+018</text:p>
          </table:table-cell>
          <table:table-cell table:formula="of:=[.A140]-[.A141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267705E+018" calcext:value-type="float">
            <text:p>1.52215171267705E+018</text:p>
          </table:table-cell>
          <table:table-cell table:formula="of:=[.A141]-[.A142]" office:value-type="float" office:value="-1054976" calcext:value-type="float">
            <text:p>-1054976</text:p>
          </table:table-cell>
          <table:table-cell table:number-columns-repeated="3"/>
        </table:table-row>
        <table:table-row table:style-name="ro1">
          <table:table-cell office:value-type="float" office:value="1.52215171267811E+018" calcext:value-type="float">
            <text:p>1.52215171267811E+018</text:p>
          </table:table-cell>
          <table:table-cell table:formula="of:=[.A142]-[.A143]" office:value-type="float" office:value="-1061120" calcext:value-type="float">
            <text:p>-1061120</text:p>
          </table:table-cell>
          <table:table-cell table:number-columns-repeated="3"/>
        </table:table-row>
        <table:table-row table:style-name="ro1">
          <table:table-cell office:value-type="float" office:value="1.52215171267917E+018" calcext:value-type="float">
            <text:p>1.52215171267917E+018</text:p>
          </table:table-cell>
          <table:table-cell table:formula="of:=[.A143]-[.A144]" office:value-type="float" office:value="-1062144" calcext:value-type="float">
            <text:p>-1062144</text:p>
          </table:table-cell>
          <table:table-cell table:number-columns-repeated="3"/>
        </table:table-row>
        <table:table-row table:style-name="ro1">
          <table:table-cell office:value-type="float" office:value="1.52215171268023E+018" calcext:value-type="float">
            <text:p>1.52215171268023E+018</text:p>
          </table:table-cell>
          <table:table-cell table:formula="of:=[.A144]-[.A145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268129E+018" calcext:value-type="float">
            <text:p>1.52215171268129E+018</text:p>
          </table:table-cell>
          <table:table-cell table:formula="of:=[.A145]-[.A146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68235E+018" calcext:value-type="float">
            <text:p>1.52215171268235E+018</text:p>
          </table:table-cell>
          <table:table-cell table:formula="of:=[.A146]-[.A147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6834E+018" calcext:value-type="float">
            <text:p>1.5221517126834E+018</text:p>
          </table:table-cell>
          <table:table-cell table:formula="of:=[.A147]-[.A148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68446E+018" calcext:value-type="float">
            <text:p>1.52215171268446E+018</text:p>
          </table:table-cell>
          <table:table-cell table:formula="of:=[.A148]-[.A149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68552E+018" calcext:value-type="float">
            <text:p>1.52215171268552E+018</text:p>
          </table:table-cell>
          <table:table-cell table:formula="of:=[.A149]-[.A150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68658E+018" calcext:value-type="float">
            <text:p>1.52215171268658E+018</text:p>
          </table:table-cell>
          <table:table-cell table:formula="of:=[.A150]-[.A151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68763E+018" calcext:value-type="float">
            <text:p>1.52215171268763E+018</text:p>
          </table:table-cell>
          <table:table-cell table:formula="of:=[.A151]-[.A152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68869E+018" calcext:value-type="float">
            <text:p>1.52215171268869E+018</text:p>
          </table:table-cell>
          <table:table-cell table:formula="of:=[.A152]-[.A153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68975E+018" calcext:value-type="float">
            <text:p>1.52215171268975E+018</text:p>
          </table:table-cell>
          <table:table-cell table:formula="of:=[.A153]-[.A154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6908E+018" calcext:value-type="float">
            <text:p>1.5221517126908E+018</text:p>
          </table:table-cell>
          <table:table-cell table:formula="of:=[.A154]-[.A155]" office:value-type="float" office:value="-1055744" calcext:value-type="float">
            <text:p>-1055744</text:p>
          </table:table-cell>
          <table:table-cell table:number-columns-repeated="3"/>
        </table:table-row>
        <table:table-row table:style-name="ro1">
          <table:table-cell office:value-type="float" office:value="1.52215171269186E+018" calcext:value-type="float">
            <text:p>1.52215171269186E+018</text:p>
          </table:table-cell>
          <table:table-cell table:formula="of:=[.A155]-[.A156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69292E+018" calcext:value-type="float">
            <text:p>1.52215171269292E+018</text:p>
          </table:table-cell>
          <table:table-cell table:formula="of:=[.A156]-[.A157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69398E+018" calcext:value-type="float">
            <text:p>1.52215171269398E+018</text:p>
          </table:table-cell>
          <table:table-cell table:formula="of:=[.A157]-[.A158]" office:value-type="float" office:value="-1061376" calcext:value-type="float">
            <text:p>-1061376</text:p>
          </table:table-cell>
          <table:table-cell table:number-columns-repeated="3"/>
        </table:table-row>
        <table:table-row table:style-name="ro1">
          <table:table-cell office:value-type="float" office:value="1.52215171269504E+018" calcext:value-type="float">
            <text:p>1.52215171269504E+018</text:p>
          </table:table-cell>
          <table:table-cell table:formula="of:=[.A158]-[.A159]" office:value-type="float" office:value="-1061376" calcext:value-type="float">
            <text:p>-1061376</text:p>
          </table:table-cell>
          <table:table-cell table:number-columns-repeated="3"/>
        </table:table-row>
        <table:table-row table:style-name="ro1">
          <table:table-cell office:value-type="float" office:value="1.5221517126961E+018" calcext:value-type="float">
            <text:p>1.5221517126961E+018</text:p>
          </table:table-cell>
          <table:table-cell table:formula="of:=[.A159]-[.A160]" office:value-type="float" office:value="-1061888" calcext:value-type="float">
            <text:p>-1061888</text:p>
          </table:table-cell>
          <table:table-cell table:number-columns-repeated="3"/>
        </table:table-row>
        <table:table-row table:style-name="ro1">
          <table:table-cell office:value-type="float" office:value="1.52215171269716E+018" calcext:value-type="float">
            <text:p>1.52215171269716E+018</text:p>
          </table:table-cell>
          <table:table-cell table:formula="of:=[.A160]-[.A161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69821E+018" calcext:value-type="float">
            <text:p>1.52215171269821E+018</text:p>
          </table:table-cell>
          <table:table-cell table:formula="of:=[.A161]-[.A162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69926E+018" calcext:value-type="float">
            <text:p>1.52215171269926E+018</text:p>
          </table:table-cell>
          <table:table-cell table:formula="of:=[.A162]-[.A163]" office:value-type="float" office:value="-1041920" calcext:value-type="float">
            <text:p>-1041920</text:p>
          </table:table-cell>
          <table:table-cell table:number-columns-repeated="3"/>
        </table:table-row>
        <table:table-row table:style-name="ro1">
          <table:table-cell office:value-type="float" office:value="1.52215171270031E+018" calcext:value-type="float">
            <text:p>1.52215171270031E+018</text:p>
          </table:table-cell>
          <table:table-cell table:formula="of:=[.A163]-[.A164]" office:value-type="float" office:value="-1055744" calcext:value-type="float">
            <text:p>-1055744</text:p>
          </table:table-cell>
          <table:table-cell table:number-columns-repeated="3"/>
        </table:table-row>
        <table:table-row table:style-name="ro1">
          <table:table-cell office:value-type="float" office:value="1.52215171270137E+018" calcext:value-type="float">
            <text:p>1.52215171270137E+018</text:p>
          </table:table-cell>
          <table:table-cell table:formula="of:=[.A164]-[.A165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70243E+018" calcext:value-type="float">
            <text:p>1.52215171270243E+018</text:p>
          </table:table-cell>
          <table:table-cell table:formula="of:=[.A165]-[.A166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70348E+018" calcext:value-type="float">
            <text:p>1.52215171270348E+018</text:p>
          </table:table-cell>
          <table:table-cell table:formula="of:=[.A166]-[.A167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70454E+018" calcext:value-type="float">
            <text:p>1.52215171270454E+018</text:p>
          </table:table-cell>
          <table:table-cell table:formula="of:=[.A167]-[.A168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7056E+018" calcext:value-type="float">
            <text:p>1.5221517127056E+018</text:p>
          </table:table-cell>
          <table:table-cell table:formula="of:=[.A168]-[.A169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70666E+018" calcext:value-type="float">
            <text:p>1.52215171270666E+018</text:p>
          </table:table-cell>
          <table:table-cell table:formula="of:=[.A169]-[.A170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70771E+018" calcext:value-type="float">
            <text:p>1.52215171270771E+018</text:p>
          </table:table-cell>
          <table:table-cell table:formula="of:=[.A170]-[.A171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70877E+018" calcext:value-type="float">
            <text:p>1.52215171270877E+018</text:p>
          </table:table-cell>
          <table:table-cell table:formula="of:=[.A171]-[.A172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70983E+018" calcext:value-type="float">
            <text:p>1.52215171270983E+018</text:p>
          </table:table-cell>
          <table:table-cell table:formula="of:=[.A172]-[.A173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71089E+018" calcext:value-type="float">
            <text:p>1.52215171271089E+018</text:p>
          </table:table-cell>
          <table:table-cell table:formula="of:=[.A173]-[.A174]" office:value-type="float" office:value="-1062400" calcext:value-type="float">
            <text:p>-1062400</text:p>
          </table:table-cell>
          <table:table-cell table:number-columns-repeated="3"/>
        </table:table-row>
        <table:table-row table:style-name="ro1">
          <table:table-cell office:value-type="float" office:value="1.52215171271195E+018" calcext:value-type="float">
            <text:p>1.52215171271195E+018</text:p>
          </table:table-cell>
          <table:table-cell table:formula="of:=[.A174]-[.A175]" office:value-type="float" office:value="-1060096" calcext:value-type="float">
            <text:p>-1060096</text:p>
          </table:table-cell>
          <table:table-cell table:number-columns-repeated="3"/>
        </table:table-row>
        <table:table-row table:style-name="ro1">
          <table:table-cell office:value-type="float" office:value="1.52215171271301E+018" calcext:value-type="float">
            <text:p>1.52215171271301E+018</text:p>
          </table:table-cell>
          <table:table-cell table:formula="of:=[.A175]-[.A176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71406E+018" calcext:value-type="float">
            <text:p>1.52215171271406E+018</text:p>
          </table:table-cell>
          <table:table-cell table:formula="of:=[.A176]-[.A177]" office:value-type="float" office:value="-1055744" calcext:value-type="float">
            <text:p>-1055744</text:p>
          </table:table-cell>
          <table:table-cell table:number-columns-repeated="3"/>
        </table:table-row>
        <table:table-row table:style-name="ro1">
          <table:table-cell office:value-type="float" office:value="1.52215171271512E+018" calcext:value-type="float">
            <text:p>1.52215171271512E+018</text:p>
          </table:table-cell>
          <table:table-cell table:formula="of:=[.A177]-[.A178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71617E+018" calcext:value-type="float">
            <text:p>1.52215171271617E+018</text:p>
          </table:table-cell>
          <table:table-cell table:formula="of:=[.A178]-[.A179]" office:value-type="float" office:value="-1055744" calcext:value-type="float">
            <text:p>-1055744</text:p>
          </table:table-cell>
          <table:table-cell table:number-columns-repeated="3"/>
        </table:table-row>
        <table:table-row table:style-name="ro1">
          <table:table-cell office:value-type="float" office:value="1.52215171271723E+018" calcext:value-type="float">
            <text:p>1.52215171271723E+018</text:p>
          </table:table-cell>
          <table:table-cell table:formula="of:=[.A179]-[.A180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71829E+018" calcext:value-type="float">
            <text:p>1.52215171271829E+018</text:p>
          </table:table-cell>
          <table:table-cell table:formula="of:=[.A180]-[.A181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71934E+018" calcext:value-type="float">
            <text:p>1.52215171271934E+018</text:p>
          </table:table-cell>
          <table:table-cell table:formula="of:=[.A181]-[.A182]" office:value-type="float" office:value="-1054976" calcext:value-type="float">
            <text:p>-1054976</text:p>
          </table:table-cell>
          <table:table-cell table:number-columns-repeated="3"/>
        </table:table-row>
        <table:table-row table:style-name="ro1">
          <table:table-cell office:value-type="float" office:value="1.5221517127204E+018" calcext:value-type="float">
            <text:p>1.5221517127204E+018</text:p>
          </table:table-cell>
          <table:table-cell table:formula="of:=[.A182]-[.A183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272146E+018" calcext:value-type="float">
            <text:p>1.52215171272146E+018</text:p>
          </table:table-cell>
          <table:table-cell table:formula="of:=[.A183]-[.A184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72251E+018" calcext:value-type="float">
            <text:p>1.52215171272251E+018</text:p>
          </table:table-cell>
          <table:table-cell table:formula="of:=[.A184]-[.A185]" office:value-type="float" office:value="-1056000" calcext:value-type="float">
            <text:p>-1056000</text:p>
          </table:table-cell>
          <table:table-cell table:number-columns-repeated="3"/>
        </table:table-row>
        <table:table-row table:style-name="ro1">
          <table:table-cell office:value-type="float" office:value="1.52215171272357E+018" calcext:value-type="float">
            <text:p>1.52215171272357E+018</text:p>
          </table:table-cell>
          <table:table-cell table:formula="of:=[.A185]-[.A186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72463E+018" calcext:value-type="float">
            <text:p>1.52215171272463E+018</text:p>
          </table:table-cell>
          <table:table-cell table:formula="of:=[.A186]-[.A187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272569E+018" calcext:value-type="float">
            <text:p>1.52215171272569E+018</text:p>
          </table:table-cell>
          <table:table-cell table:formula="of:=[.A187]-[.A188]" office:value-type="float" office:value="-1056000" calcext:value-type="float">
            <text:p>-1056000</text:p>
          </table:table-cell>
          <table:table-cell table:number-columns-repeated="3"/>
        </table:table-row>
        <table:table-row table:style-name="ro1">
          <table:table-cell office:value-type="float" office:value="1.52215171272674E+018" calcext:value-type="float">
            <text:p>1.52215171272674E+018</text:p>
          </table:table-cell>
          <table:table-cell table:formula="of:=[.A188]-[.A189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72781E+018" calcext:value-type="float">
            <text:p>1.52215171272781E+018</text:p>
          </table:table-cell>
          <table:table-cell table:formula="of:=[.A189]-[.A190]" office:value-type="float" office:value="-1061376" calcext:value-type="float">
            <text:p>-1061376</text:p>
          </table:table-cell>
          <table:table-cell table:number-columns-repeated="3"/>
        </table:table-row>
        <table:table-row table:style-name="ro1">
          <table:table-cell office:value-type="float" office:value="1.52215171272887E+018" calcext:value-type="float">
            <text:p>1.52215171272887E+018</text:p>
          </table:table-cell>
          <table:table-cell table:formula="of:=[.A190]-[.A191]" office:value-type="float" office:value="-1061632" calcext:value-type="float">
            <text:p>-1061632</text:p>
          </table:table-cell>
          <table:table-cell table:number-columns-repeated="3"/>
        </table:table-row>
        <table:table-row table:style-name="ro1">
          <table:table-cell office:value-type="float" office:value="1.52215171272992E+018" calcext:value-type="float">
            <text:p>1.52215171272992E+018</text:p>
          </table:table-cell>
          <table:table-cell table:formula="of:=[.A191]-[.A192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73098E+018" calcext:value-type="float">
            <text:p>1.52215171273098E+018</text:p>
          </table:table-cell>
          <table:table-cell table:formula="of:=[.A192]-[.A193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73204E+018" calcext:value-type="float">
            <text:p>1.52215171273204E+018</text:p>
          </table:table-cell>
          <table:table-cell table:formula="of:=[.A193]-[.A194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73309E+018" calcext:value-type="float">
            <text:p>1.52215171273309E+018</text:p>
          </table:table-cell>
          <table:table-cell table:formula="of:=[.A194]-[.A195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73415E+018" calcext:value-type="float">
            <text:p>1.52215171273415E+018</text:p>
          </table:table-cell>
          <table:table-cell table:formula="of:=[.A195]-[.A196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73521E+018" calcext:value-type="float">
            <text:p>1.52215171273521E+018</text:p>
          </table:table-cell>
          <table:table-cell table:formula="of:=[.A196]-[.A197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73627E+018" calcext:value-type="float">
            <text:p>1.52215171273627E+018</text:p>
          </table:table-cell>
          <table:table-cell table:formula="of:=[.A197]-[.A198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73732E+018" calcext:value-type="float">
            <text:p>1.52215171273732E+018</text:p>
          </table:table-cell>
          <table:table-cell table:formula="of:=[.A198]-[.A199]" office:value-type="float" office:value="-1056000" calcext:value-type="float">
            <text:p>-1056000</text:p>
          </table:table-cell>
          <table:table-cell table:number-columns-repeated="3"/>
        </table:table-row>
        <table:table-row table:style-name="ro1">
          <table:table-cell office:value-type="float" office:value="1.52215171273838E+018" calcext:value-type="float">
            <text:p>1.52215171273838E+018</text:p>
          </table:table-cell>
          <table:table-cell table:formula="of:=[.A199]-[.A200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73944E+018" calcext:value-type="float">
            <text:p>1.52215171273944E+018</text:p>
          </table:table-cell>
          <table:table-cell table:formula="of:=[.A200]-[.A201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74049E+018" calcext:value-type="float">
            <text:p>1.52215171274049E+018</text:p>
          </table:table-cell>
          <table:table-cell table:formula="of:=[.A201]-[.A202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274155E+018" calcext:value-type="float">
            <text:p>1.52215171274155E+018</text:p>
          </table:table-cell>
          <table:table-cell table:formula="of:=[.A202]-[.A203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74261E+018" calcext:value-type="float">
            <text:p>1.52215171274261E+018</text:p>
          </table:table-cell>
          <table:table-cell table:formula="of:=[.A203]-[.A204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74367E+018" calcext:value-type="float">
            <text:p>1.52215171274367E+018</text:p>
          </table:table-cell>
          <table:table-cell table:formula="of:=[.A204]-[.A205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74473E+018" calcext:value-type="float">
            <text:p>1.52215171274473E+018</text:p>
          </table:table-cell>
          <table:table-cell table:formula="of:=[.A205]-[.A206]" office:value-type="float" office:value="-1060864" calcext:value-type="float">
            <text:p>-1060864</text:p>
          </table:table-cell>
          <table:table-cell table:number-columns-repeated="3"/>
        </table:table-row>
        <table:table-row table:style-name="ro1">
          <table:table-cell office:value-type="float" office:value="1.52215171274579E+018" calcext:value-type="float">
            <text:p>1.52215171274579E+018</text:p>
          </table:table-cell>
          <table:table-cell table:formula="of:=[.A206]-[.A207]" office:value-type="float" office:value="-1062144" calcext:value-type="float">
            <text:p>-1062144</text:p>
          </table:table-cell>
          <table:table-cell table:number-columns-repeated="3"/>
        </table:table-row>
        <table:table-row table:style-name="ro1">
          <table:table-cell office:value-type="float" office:value="1.52215171274685E+018" calcext:value-type="float">
            <text:p>1.52215171274685E+018</text:p>
          </table:table-cell>
          <table:table-cell table:formula="of:=[.A207]-[.A208]" office:value-type="float" office:value="-1060352" calcext:value-type="float">
            <text:p>-1060352</text:p>
          </table:table-cell>
          <table:table-cell table:number-columns-repeated="3"/>
        </table:table-row>
        <table:table-row table:style-name="ro1">
          <table:table-cell office:value-type="float" office:value="1.52215171274791E+018" calcext:value-type="float">
            <text:p>1.52215171274791E+018</text:p>
          </table:table-cell>
          <table:table-cell table:formula="of:=[.A208]-[.A209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74896E+018" calcext:value-type="float">
            <text:p>1.52215171274896E+018</text:p>
          </table:table-cell>
          <table:table-cell table:formula="of:=[.A209]-[.A210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75002E+018" calcext:value-type="float">
            <text:p>1.52215171275002E+018</text:p>
          </table:table-cell>
          <table:table-cell table:formula="of:=[.A210]-[.A211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75108E+018" calcext:value-type="float">
            <text:p>1.52215171275108E+018</text:p>
          </table:table-cell>
          <table:table-cell table:formula="of:=[.A211]-[.A212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75214E+018" calcext:value-type="float">
            <text:p>1.52215171275214E+018</text:p>
          </table:table-cell>
          <table:table-cell table:formula="of:=[.A212]-[.A213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75319E+018" calcext:value-type="float">
            <text:p>1.52215171275319E+018</text:p>
          </table:table-cell>
          <table:table-cell table:formula="of:=[.A213]-[.A214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75425E+018" calcext:value-type="float">
            <text:p>1.52215171275425E+018</text:p>
          </table:table-cell>
          <table:table-cell table:formula="of:=[.A214]-[.A215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75531E+018" calcext:value-type="float">
            <text:p>1.52215171275531E+018</text:p>
          </table:table-cell>
          <table:table-cell table:formula="of:=[.A215]-[.A216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75636E+018" calcext:value-type="float">
            <text:p>1.52215171275636E+018</text:p>
          </table:table-cell>
          <table:table-cell table:formula="of:=[.A216]-[.A217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75742E+018" calcext:value-type="float">
            <text:p>1.52215171275742E+018</text:p>
          </table:table-cell>
          <table:table-cell table:formula="of:=[.A217]-[.A218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75848E+018" calcext:value-type="float">
            <text:p>1.52215171275848E+018</text:p>
          </table:table-cell>
          <table:table-cell table:formula="of:=[.A218]-[.A219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275954E+018" calcext:value-type="float">
            <text:p>1.52215171275954E+018</text:p>
          </table:table-cell>
          <table:table-cell table:formula="of:=[.A219]-[.A220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7606E+018" calcext:value-type="float">
            <text:p>1.5221517127606E+018</text:p>
          </table:table-cell>
          <table:table-cell table:formula="of:=[.A220]-[.A221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276166E+018" calcext:value-type="float">
            <text:p>1.52215171276166E+018</text:p>
          </table:table-cell>
          <table:table-cell table:formula="of:=[.A221]-[.A222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276272E+018" calcext:value-type="float">
            <text:p>1.52215171276272E+018</text:p>
          </table:table-cell>
          <table:table-cell table:formula="of:=[.A222]-[.A223]" office:value-type="float" office:value="-1061632" calcext:value-type="float">
            <text:p>-1061632</text:p>
          </table:table-cell>
          <table:table-cell table:number-columns-repeated="3"/>
        </table:table-row>
        <table:table-row table:style-name="ro1">
          <table:table-cell office:value-type="float" office:value="1.52215171276378E+018" calcext:value-type="float">
            <text:p>1.52215171276378E+018</text:p>
          </table:table-cell>
          <table:table-cell table:formula="of:=[.A223]-[.A224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76483E+018" calcext:value-type="float">
            <text:p>1.52215171276483E+018</text:p>
          </table:table-cell>
          <table:table-cell table:formula="of:=[.A224]-[.A225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76589E+018" calcext:value-type="float">
            <text:p>1.52215171276589E+018</text:p>
          </table:table-cell>
          <table:table-cell table:formula="of:=[.A225]-[.A226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76695E+018" calcext:value-type="float">
            <text:p>1.52215171276695E+018</text:p>
          </table:table-cell>
          <table:table-cell table:formula="of:=[.A226]-[.A227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768E+018" calcext:value-type="float">
            <text:p>1.522151712768E+018</text:p>
          </table:table-cell>
          <table:table-cell table:formula="of:=[.A227]-[.A228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76906E+018" calcext:value-type="float">
            <text:p>1.52215171276906E+018</text:p>
          </table:table-cell>
          <table:table-cell table:formula="of:=[.A228]-[.A229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77012E+018" calcext:value-type="float">
            <text:p>1.52215171277012E+018</text:p>
          </table:table-cell>
          <table:table-cell table:formula="of:=[.A229]-[.A230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77118E+018" calcext:value-type="float">
            <text:p>1.52215171277118E+018</text:p>
          </table:table-cell>
          <table:table-cell table:formula="of:=[.A230]-[.A231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77223E+018" calcext:value-type="float">
            <text:p>1.52215171277223E+018</text:p>
          </table:table-cell>
          <table:table-cell table:formula="of:=[.A231]-[.A232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77329E+018" calcext:value-type="float">
            <text:p>1.52215171277329E+018</text:p>
          </table:table-cell>
          <table:table-cell table:formula="of:=[.A232]-[.A233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77435E+018" calcext:value-type="float">
            <text:p>1.52215171277435E+018</text:p>
          </table:table-cell>
          <table:table-cell table:formula="of:=[.A233]-[.A234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7754E+018" calcext:value-type="float">
            <text:p>1.5221517127754E+018</text:p>
          </table:table-cell>
          <table:table-cell table:formula="of:=[.A234]-[.A235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77646E+018" calcext:value-type="float">
            <text:p>1.52215171277646E+018</text:p>
          </table:table-cell>
          <table:table-cell table:formula="of:=[.A235]-[.A236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77752E+018" calcext:value-type="float">
            <text:p>1.52215171277752E+018</text:p>
          </table:table-cell>
          <table:table-cell table:formula="of:=[.A236]-[.A237]" office:value-type="float" office:value="-1058560" calcext:value-type="float">
            <text:p>-1058560</text:p>
          </table:table-cell>
          <table:table-cell table:number-columns-repeated="3"/>
        </table:table-row>
        <table:table-row table:style-name="ro1">
          <table:table-cell office:value-type="float" office:value="1.52215171277858E+018" calcext:value-type="float">
            <text:p>1.52215171277858E+018</text:p>
          </table:table-cell>
          <table:table-cell table:formula="of:=[.A237]-[.A238]" office:value-type="float" office:value="-1061120" calcext:value-type="float">
            <text:p>-1061120</text:p>
          </table:table-cell>
          <table:table-cell table:number-columns-repeated="3"/>
        </table:table-row>
        <table:table-row table:style-name="ro1">
          <table:table-cell office:value-type="float" office:value="1.52215171277964E+018" calcext:value-type="float">
            <text:p>1.52215171277964E+018</text:p>
          </table:table-cell>
          <table:table-cell table:formula="of:=[.A238]-[.A239]" office:value-type="float" office:value="-1060608" calcext:value-type="float">
            <text:p>-1060608</text:p>
          </table:table-cell>
          <table:table-cell table:number-columns-repeated="3"/>
        </table:table-row>
        <table:table-row table:style-name="ro1">
          <table:table-cell office:value-type="float" office:value="1.5221517127807E+018" calcext:value-type="float">
            <text:p>1.5221517127807E+018</text:p>
          </table:table-cell>
          <table:table-cell table:formula="of:=[.A239]-[.A240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78176E+018" calcext:value-type="float">
            <text:p>1.52215171278176E+018</text:p>
          </table:table-cell>
          <table:table-cell table:formula="of:=[.A240]-[.A241]" office:value-type="float" office:value="-1058304" calcext:value-type="float">
            <text:p>-1058304</text:p>
          </table:table-cell>
          <table:table-cell table:number-columns-repeated="3"/>
        </table:table-row>
        <table:table-row table:style-name="ro1">
          <table:table-cell office:value-type="float" office:value="1.52215171278281E+018" calcext:value-type="float">
            <text:p>1.52215171278281E+018</text:p>
          </table:table-cell>
          <table:table-cell table:formula="of:=[.A241]-[.A242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78387E+018" calcext:value-type="float">
            <text:p>1.52215171278387E+018</text:p>
          </table:table-cell>
          <table:table-cell table:formula="of:=[.A242]-[.A243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78493E+018" calcext:value-type="float">
            <text:p>1.52215171278493E+018</text:p>
          </table:table-cell>
          <table:table-cell table:formula="of:=[.A243]-[.A244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78599E+018" calcext:value-type="float">
            <text:p>1.52215171278599E+018</text:p>
          </table:table-cell>
          <table:table-cell table:formula="of:=[.A244]-[.A245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78704E+018" calcext:value-type="float">
            <text:p>1.52215171278704E+018</text:p>
          </table:table-cell>
          <table:table-cell table:formula="of:=[.A245]-[.A246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7881E+018" calcext:value-type="float">
            <text:p>1.5221517127881E+018</text:p>
          </table:table-cell>
          <table:table-cell table:formula="of:=[.A246]-[.A247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78915E+018" calcext:value-type="float">
            <text:p>1.52215171278915E+018</text:p>
          </table:table-cell>
          <table:table-cell table:formula="of:=[.A247]-[.A248]" office:value-type="float" office:value="-1056000" calcext:value-type="float">
            <text:p>-1056000</text:p>
          </table:table-cell>
          <table:table-cell table:number-columns-repeated="3"/>
        </table:table-row>
        <table:table-row table:style-name="ro1">
          <table:table-cell office:value-type="float" office:value="1.52215171279021E+018" calcext:value-type="float">
            <text:p>1.52215171279021E+018</text:p>
          </table:table-cell>
          <table:table-cell table:formula="of:=[.A248]-[.A249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79127E+018" calcext:value-type="float">
            <text:p>1.52215171279127E+018</text:p>
          </table:table-cell>
          <table:table-cell table:formula="of:=[.A249]-[.A250]" office:value-type="float" office:value="-1060608" calcext:value-type="float">
            <text:p>-1060608</text:p>
          </table:table-cell>
          <table:table-cell table:number-columns-repeated="3"/>
        </table:table-row>
        <table:table-row table:style-name="ro1">
          <table:table-cell office:value-type="float" office:value="1.52215171279233E+018" calcext:value-type="float">
            <text:p>1.52215171279233E+018</text:p>
          </table:table-cell>
          <table:table-cell table:formula="of:=[.A250]-[.A251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79339E+018" calcext:value-type="float">
            <text:p>1.52215171279339E+018</text:p>
          </table:table-cell>
          <table:table-cell table:formula="of:=[.A251]-[.A252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79445E+018" calcext:value-type="float">
            <text:p>1.52215171279445E+018</text:p>
          </table:table-cell>
          <table:table-cell table:formula="of:=[.A252]-[.A253]" office:value-type="float" office:value="-1060864" calcext:value-type="float">
            <text:p>-1060864</text:p>
          </table:table-cell>
          <table:table-cell table:number-columns-repeated="3"/>
        </table:table-row>
        <table:table-row table:style-name="ro1">
          <table:table-cell office:value-type="float" office:value="1.52215171279551E+018" calcext:value-type="float">
            <text:p>1.52215171279551E+018</text:p>
          </table:table-cell>
          <table:table-cell table:formula="of:=[.A253]-[.A254]" office:value-type="float" office:value="-1061376" calcext:value-type="float">
            <text:p>-1061376</text:p>
          </table:table-cell>
          <table:table-cell table:number-columns-repeated="3"/>
        </table:table-row>
        <table:table-row table:style-name="ro1">
          <table:table-cell office:value-type="float" office:value="1.52215171279657E+018" calcext:value-type="float">
            <text:p>1.52215171279657E+018</text:p>
          </table:table-cell>
          <table:table-cell table:formula="of:=[.A254]-[.A255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79762E+018" calcext:value-type="float">
            <text:p>1.52215171279762E+018</text:p>
          </table:table-cell>
          <table:table-cell table:formula="of:=[.A255]-[.A256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79868E+018" calcext:value-type="float">
            <text:p>1.52215171279868E+018</text:p>
          </table:table-cell>
          <table:table-cell table:formula="of:=[.A256]-[.A257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79974E+018" calcext:value-type="float">
            <text:p>1.52215171279974E+018</text:p>
          </table:table-cell>
          <table:table-cell table:formula="of:=[.A257]-[.A258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80079E+018" calcext:value-type="float">
            <text:p>1.52215171280079E+018</text:p>
          </table:table-cell>
          <table:table-cell table:formula="of:=[.A258]-[.A259]" office:value-type="float" office:value="-1058304" calcext:value-type="float">
            <text:p>-1058304</text:p>
          </table:table-cell>
          <table:table-cell table:number-columns-repeated="3"/>
        </table:table-row>
        <table:table-row table:style-name="ro1">
          <table:table-cell office:value-type="float" office:value="1.52215171280185E+018" calcext:value-type="float">
            <text:p>1.52215171280185E+018</text:p>
          </table:table-cell>
          <table:table-cell table:formula="of:=[.A259]-[.A260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80291E+018" calcext:value-type="float">
            <text:p>1.52215171280291E+018</text:p>
          </table:table-cell>
          <table:table-cell table:formula="of:=[.A260]-[.A261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80396E+018" calcext:value-type="float">
            <text:p>1.52215171280396E+018</text:p>
          </table:table-cell>
          <table:table-cell table:formula="of:=[.A261]-[.A262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80502E+018" calcext:value-type="float">
            <text:p>1.52215171280502E+018</text:p>
          </table:table-cell>
          <table:table-cell table:formula="of:=[.A262]-[.A263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80608E+018" calcext:value-type="float">
            <text:p>1.52215171280608E+018</text:p>
          </table:table-cell>
          <table:table-cell table:formula="of:=[.A263]-[.A264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80714E+018" calcext:value-type="float">
            <text:p>1.52215171280714E+018</text:p>
          </table:table-cell>
          <table:table-cell table:formula="of:=[.A264]-[.A265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80819E+018" calcext:value-type="float">
            <text:p>1.52215171280819E+018</text:p>
          </table:table-cell>
          <table:table-cell table:formula="of:=[.A265]-[.A266]" office:value-type="float" office:value="-1058304" calcext:value-type="float">
            <text:p>-1058304</text:p>
          </table:table-cell>
          <table:table-cell table:number-columns-repeated="3"/>
        </table:table-row>
        <table:table-row table:style-name="ro1">
          <table:table-cell office:value-type="float" office:value="1.52215171280925E+018" calcext:value-type="float">
            <text:p>1.52215171280925E+018</text:p>
          </table:table-cell>
          <table:table-cell table:formula="of:=[.A266]-[.A267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81031E+018" calcext:value-type="float">
            <text:p>1.52215171281031E+018</text:p>
          </table:table-cell>
          <table:table-cell table:formula="of:=[.A267]-[.A268]" office:value-type="float" office:value="-1062912" calcext:value-type="float">
            <text:p>-1062912</text:p>
          </table:table-cell>
          <table:table-cell table:number-columns-repeated="3"/>
        </table:table-row>
        <table:table-row table:style-name="ro1">
          <table:table-cell office:value-type="float" office:value="1.52215171281137E+018" calcext:value-type="float">
            <text:p>1.52215171281137E+018</text:p>
          </table:table-cell>
          <table:table-cell table:formula="of:=[.A268]-[.A269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281243E+018" calcext:value-type="float">
            <text:p>1.52215171281243E+018</text:p>
          </table:table-cell>
          <table:table-cell table:formula="of:=[.A269]-[.A270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281349E+018" calcext:value-type="float">
            <text:p>1.52215171281349E+018</text:p>
          </table:table-cell>
          <table:table-cell table:formula="of:=[.A270]-[.A271]" office:value-type="float" office:value="-1058560" calcext:value-type="float">
            <text:p>-1058560</text:p>
          </table:table-cell>
          <table:table-cell table:number-columns-repeated="3"/>
        </table:table-row>
        <table:table-row table:style-name="ro1">
          <table:table-cell office:value-type="float" office:value="1.52215171281455E+018" calcext:value-type="float">
            <text:p>1.52215171281455E+018</text:p>
          </table:table-cell>
          <table:table-cell table:formula="of:=[.A271]-[.A272]" office:value-type="float" office:value="-1055488" calcext:value-type="float">
            <text:p>-1055488</text:p>
          </table:table-cell>
          <table:table-cell table:number-columns-repeated="3"/>
        </table:table-row>
        <table:table-row table:style-name="ro1">
          <table:table-cell office:value-type="float" office:value="1.5221517128156E+018" calcext:value-type="float">
            <text:p>1.5221517128156E+018</text:p>
          </table:table-cell>
          <table:table-cell table:formula="of:=[.A272]-[.A273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81666E+018" calcext:value-type="float">
            <text:p>1.52215171281666E+018</text:p>
          </table:table-cell>
          <table:table-cell table:formula="of:=[.A273]-[.A274]" office:value-type="float" office:value="-1056000" calcext:value-type="float">
            <text:p>-1056000</text:p>
          </table:table-cell>
          <table:table-cell table:number-columns-repeated="3"/>
        </table:table-row>
        <table:table-row table:style-name="ro1">
          <table:table-cell office:value-type="float" office:value="1.52215171281772E+018" calcext:value-type="float">
            <text:p>1.52215171281772E+018</text:p>
          </table:table-cell>
          <table:table-cell table:formula="of:=[.A274]-[.A275]" office:value-type="float" office:value="-1056000" calcext:value-type="float">
            <text:p>-1056000</text:p>
          </table:table-cell>
          <table:table-cell table:number-columns-repeated="3"/>
        </table:table-row>
        <table:table-row table:style-name="ro1">
          <table:table-cell office:value-type="float" office:value="1.52215171281877E+018" calcext:value-type="float">
            <text:p>1.52215171281877E+018</text:p>
          </table:table-cell>
          <table:table-cell table:formula="of:=[.A275]-[.A276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81983E+018" calcext:value-type="float">
            <text:p>1.52215171281983E+018</text:p>
          </table:table-cell>
          <table:table-cell table:formula="of:=[.A276]-[.A277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82089E+018" calcext:value-type="float">
            <text:p>1.52215171282089E+018</text:p>
          </table:table-cell>
          <table:table-cell table:formula="of:=[.A277]-[.A278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82192E+018" calcext:value-type="float">
            <text:p>1.52215171282192E+018</text:p>
          </table:table-cell>
          <table:table-cell table:formula="of:=[.A278]-[.A279]" office:value-type="float" office:value="-1026048" calcext:value-type="float">
            <text:p>-1026048</text:p>
          </table:table-cell>
          <table:table-cell table:number-columns-repeated="3"/>
        </table:table-row>
        <table:table-row table:style-name="ro1">
          <table:table-cell office:value-type="float" office:value="1.52215171282297E+018" calcext:value-type="float">
            <text:p>1.52215171282297E+018</text:p>
          </table:table-cell>
          <table:table-cell table:formula="of:=[.A279]-[.A280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82403E+018" calcext:value-type="float">
            <text:p>1.52215171282403E+018</text:p>
          </table:table-cell>
          <table:table-cell table:formula="of:=[.A280]-[.A281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82509E+018" calcext:value-type="float">
            <text:p>1.52215171282509E+018</text:p>
          </table:table-cell>
          <table:table-cell table:formula="of:=[.A281]-[.A282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82614E+018" calcext:value-type="float">
            <text:p>1.52215171282614E+018</text:p>
          </table:table-cell>
          <table:table-cell table:formula="of:=[.A282]-[.A283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8272E+018" calcext:value-type="float">
            <text:p>1.5221517128272E+018</text:p>
          </table:table-cell>
          <table:table-cell table:formula="of:=[.A283]-[.A284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282826E+018" calcext:value-type="float">
            <text:p>1.52215171282826E+018</text:p>
          </table:table-cell>
          <table:table-cell table:formula="of:=[.A284]-[.A285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282932E+018" calcext:value-type="float">
            <text:p>1.52215171282932E+018</text:p>
          </table:table-cell>
          <table:table-cell table:formula="of:=[.A285]-[.A286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283038E+018" calcext:value-type="float">
            <text:p>1.52215171283038E+018</text:p>
          </table:table-cell>
          <table:table-cell table:formula="of:=[.A286]-[.A287]" office:value-type="float" office:value="-1060096" calcext:value-type="float">
            <text:p>-1060096</text:p>
          </table:table-cell>
          <table:table-cell table:number-columns-repeated="3"/>
        </table:table-row>
        <table:table-row table:style-name="ro1">
          <table:table-cell office:value-type="float" office:value="1.52215171283144E+018" calcext:value-type="float">
            <text:p>1.52215171283144E+018</text:p>
          </table:table-cell>
          <table:table-cell table:formula="of:=[.A287]-[.A288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28325E+018" calcext:value-type="float">
            <text:p>1.5221517128325E+018</text:p>
          </table:table-cell>
          <table:table-cell table:formula="of:=[.A288]-[.A289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83355E+018" calcext:value-type="float">
            <text:p>1.52215171283355E+018</text:p>
          </table:table-cell>
          <table:table-cell table:formula="of:=[.A289]-[.A290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83461E+018" calcext:value-type="float">
            <text:p>1.52215171283461E+018</text:p>
          </table:table-cell>
          <table:table-cell table:formula="of:=[.A290]-[.A291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83567E+018" calcext:value-type="float">
            <text:p>1.52215171283567E+018</text:p>
          </table:table-cell>
          <table:table-cell table:formula="of:=[.A291]-[.A292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83672E+018" calcext:value-type="float">
            <text:p>1.52215171283672E+018</text:p>
          </table:table-cell>
          <table:table-cell table:formula="of:=[.A292]-[.A293]" office:value-type="float" office:value="-1055744" calcext:value-type="float">
            <text:p>-1055744</text:p>
          </table:table-cell>
          <table:table-cell table:number-columns-repeated="3"/>
        </table:table-row>
        <table:table-row table:style-name="ro1">
          <table:table-cell office:value-type="float" office:value="1.52215171283779E+018" calcext:value-type="float">
            <text:p>1.52215171283779E+018</text:p>
          </table:table-cell>
          <table:table-cell table:formula="of:=[.A293]-[.A294]" office:value-type="float" office:value="-1064448" calcext:value-type="float">
            <text:p>-1064448</text:p>
          </table:table-cell>
          <table:table-cell table:number-columns-repeated="3"/>
        </table:table-row>
        <table:table-row table:style-name="ro1">
          <table:table-cell office:value-type="float" office:value="1.52215171283885E+018" calcext:value-type="float">
            <text:p>1.52215171283885E+018</text:p>
          </table:table-cell>
          <table:table-cell table:formula="of:=[.A294]-[.A295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8399E+018" calcext:value-type="float">
            <text:p>1.5221517128399E+018</text:p>
          </table:table-cell>
          <table:table-cell table:formula="of:=[.A295]-[.A296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84096E+018" calcext:value-type="float">
            <text:p>1.52215171284096E+018</text:p>
          </table:table-cell>
          <table:table-cell table:formula="of:=[.A296]-[.A297]" office:value-type="float" office:value="-1056000" calcext:value-type="float">
            <text:p>-1056000</text:p>
          </table:table-cell>
          <table:table-cell table:number-columns-repeated="3"/>
        </table:table-row>
        <table:table-row table:style-name="ro1">
          <table:table-cell office:value-type="float" office:value="1.52215171284202E+018" calcext:value-type="float">
            <text:p>1.52215171284202E+018</text:p>
          </table:table-cell>
          <table:table-cell table:formula="of:=[.A297]-[.A298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84307E+018" calcext:value-type="float">
            <text:p>1.52215171284307E+018</text:p>
          </table:table-cell>
          <table:table-cell table:formula="of:=[.A298]-[.A299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84413E+018" calcext:value-type="float">
            <text:p>1.52215171284413E+018</text:p>
          </table:table-cell>
          <table:table-cell table:formula="of:=[.A299]-[.A300]" office:value-type="float" office:value="-1060608" calcext:value-type="float">
            <text:p>-1060608</text:p>
          </table:table-cell>
          <table:table-cell table:number-columns-repeated="3"/>
        </table:table-row>
        <table:table-row table:style-name="ro1">
          <table:table-cell office:value-type="float" office:value="1.52215171284519E+018" calcext:value-type="float">
            <text:p>1.52215171284519E+018</text:p>
          </table:table-cell>
          <table:table-cell table:formula="of:=[.A300]-[.A301]" office:value-type="float" office:value="-1060096" calcext:value-type="float">
            <text:p>-1060096</text:p>
          </table:table-cell>
          <table:table-cell table:number-columns-repeated="3"/>
        </table:table-row>
        <table:table-row table:style-name="ro1">
          <table:table-cell office:value-type="float" office:value="1.52215171284625E+018" calcext:value-type="float">
            <text:p>1.52215171284625E+018</text:p>
          </table:table-cell>
          <table:table-cell table:formula="of:=[.A301]-[.A302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84731E+018" calcext:value-type="float">
            <text:p>1.52215171284731E+018</text:p>
          </table:table-cell>
          <table:table-cell table:formula="of:=[.A302]-[.A303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84836E+018" calcext:value-type="float">
            <text:p>1.52215171284836E+018</text:p>
          </table:table-cell>
          <table:table-cell table:formula="of:=[.A303]-[.A304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84942E+018" calcext:value-type="float">
            <text:p>1.52215171284942E+018</text:p>
          </table:table-cell>
          <table:table-cell table:formula="of:=[.A304]-[.A305]" office:value-type="float" office:value="-1055744" calcext:value-type="float">
            <text:p>-1055744</text:p>
          </table:table-cell>
          <table:table-cell table:number-columns-repeated="3"/>
        </table:table-row>
        <table:table-row table:style-name="ro1">
          <table:table-cell office:value-type="float" office:value="1.52215171285048E+018" calcext:value-type="float">
            <text:p>1.52215171285048E+018</text:p>
          </table:table-cell>
          <table:table-cell table:formula="of:=[.A305]-[.A306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85153E+018" calcext:value-type="float">
            <text:p>1.52215171285153E+018</text:p>
          </table:table-cell>
          <table:table-cell table:formula="of:=[.A306]-[.A307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85259E+018" calcext:value-type="float">
            <text:p>1.52215171285259E+018</text:p>
          </table:table-cell>
          <table:table-cell table:formula="of:=[.A307]-[.A308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85365E+018" calcext:value-type="float">
            <text:p>1.52215171285365E+018</text:p>
          </table:table-cell>
          <table:table-cell table:formula="of:=[.A308]-[.A309]" office:value-type="float" office:value="-1056000" calcext:value-type="float">
            <text:p>-1056000</text:p>
          </table:table-cell>
          <table:table-cell table:number-columns-repeated="3"/>
        </table:table-row>
        <table:table-row table:style-name="ro1">
          <table:table-cell office:value-type="float" office:value="1.5221517128547E+018" calcext:value-type="float">
            <text:p>1.5221517128547E+018</text:p>
          </table:table-cell>
          <table:table-cell table:formula="of:=[.A309]-[.A310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85576E+018" calcext:value-type="float">
            <text:p>1.52215171285576E+018</text:p>
          </table:table-cell>
          <table:table-cell table:formula="of:=[.A310]-[.A311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85682E+018" calcext:value-type="float">
            <text:p>1.52215171285682E+018</text:p>
          </table:table-cell>
          <table:table-cell table:formula="of:=[.A311]-[.A312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85788E+018" calcext:value-type="float">
            <text:p>1.52215171285788E+018</text:p>
          </table:table-cell>
          <table:table-cell table:formula="of:=[.A312]-[.A313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85893E+018" calcext:value-type="float">
            <text:p>1.52215171285893E+018</text:p>
          </table:table-cell>
          <table:table-cell table:formula="of:=[.A313]-[.A314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285999E+018" calcext:value-type="float">
            <text:p>1.52215171285999E+018</text:p>
          </table:table-cell>
          <table:table-cell table:formula="of:=[.A314]-[.A315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86105E+018" calcext:value-type="float">
            <text:p>1.52215171286105E+018</text:p>
          </table:table-cell>
          <table:table-cell table:formula="of:=[.A315]-[.A316]" office:value-type="float" office:value="-1058816" calcext:value-type="float">
            <text:p>-1058816</text:p>
          </table:table-cell>
          <table:table-cell table:number-columns-repeated="3"/>
        </table:table-row>
        <table:table-row table:style-name="ro1">
          <table:table-cell office:value-type="float" office:value="1.52215171286211E+018" calcext:value-type="float">
            <text:p>1.52215171286211E+018</text:p>
          </table:table-cell>
          <table:table-cell table:formula="of:=[.A316]-[.A317]" office:value-type="float" office:value="-1062144" calcext:value-type="float">
            <text:p>-1062144</text:p>
          </table:table-cell>
          <table:table-cell table:number-columns-repeated="3"/>
        </table:table-row>
        <table:table-row table:style-name="ro1">
          <table:table-cell office:value-type="float" office:value="1.52215171286317E+018" calcext:value-type="float">
            <text:p>1.52215171286317E+018</text:p>
          </table:table-cell>
          <table:table-cell table:formula="of:=[.A317]-[.A318]" office:value-type="float" office:value="-1060096" calcext:value-type="float">
            <text:p>-1060096</text:p>
          </table:table-cell>
          <table:table-cell table:number-columns-repeated="3"/>
        </table:table-row>
        <table:table-row table:style-name="ro1">
          <table:table-cell office:value-type="float" office:value="1.52215171286423E+018" calcext:value-type="float">
            <text:p>1.52215171286423E+018</text:p>
          </table:table-cell>
          <table:table-cell table:formula="of:=[.A318]-[.A319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86529E+018" calcext:value-type="float">
            <text:p>1.52215171286529E+018</text:p>
          </table:table-cell>
          <table:table-cell table:formula="of:=[.A319]-[.A320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86634E+018" calcext:value-type="float">
            <text:p>1.52215171286634E+018</text:p>
          </table:table-cell>
          <table:table-cell table:formula="of:=[.A320]-[.A321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86736E+018" calcext:value-type="float">
            <text:p>1.52215171286736E+018</text:p>
          </table:table-cell>
          <table:table-cell table:formula="of:=[.A321]-[.A322]" office:value-type="float" office:value="-1014784" calcext:value-type="float">
            <text:p>-1014784</text:p>
          </table:table-cell>
          <table:table-cell table:number-columns-repeated="3"/>
        </table:table-row>
        <table:table-row table:style-name="ro1">
          <table:table-cell office:value-type="float" office:value="1.52215171286841E+018" calcext:value-type="float">
            <text:p>1.52215171286841E+018</text:p>
          </table:table-cell>
          <table:table-cell table:formula="of:=[.A322]-[.A323]" office:value-type="float" office:value="-1055488" calcext:value-type="float">
            <text:p>-1055488</text:p>
          </table:table-cell>
          <table:table-cell table:number-columns-repeated="3"/>
        </table:table-row>
        <table:table-row table:style-name="ro1">
          <table:table-cell office:value-type="float" office:value="1.52215171286947E+018" calcext:value-type="float">
            <text:p>1.52215171286947E+018</text:p>
          </table:table-cell>
          <table:table-cell table:formula="of:=[.A323]-[.A324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87053E+018" calcext:value-type="float">
            <text:p>1.52215171287053E+018</text:p>
          </table:table-cell>
          <table:table-cell table:formula="of:=[.A324]-[.A325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87158E+018" calcext:value-type="float">
            <text:p>1.52215171287158E+018</text:p>
          </table:table-cell>
          <table:table-cell table:formula="of:=[.A325]-[.A326]" office:value-type="float" office:value="-1055232" calcext:value-type="float">
            <text:p>-1055232</text:p>
          </table:table-cell>
          <table:table-cell table:number-columns-repeated="3"/>
        </table:table-row>
        <table:table-row table:style-name="ro1">
          <table:table-cell office:value-type="float" office:value="1.52215171287264E+018" calcext:value-type="float">
            <text:p>1.52215171287264E+018</text:p>
          </table:table-cell>
          <table:table-cell table:formula="of:=[.A326]-[.A327]" office:value-type="float" office:value="-1054976" calcext:value-type="float">
            <text:p>-1054976</text:p>
          </table:table-cell>
          <table:table-cell table:number-columns-repeated="3"/>
        </table:table-row>
        <table:table-row table:style-name="ro1">
          <table:table-cell office:value-type="float" office:value="1.52215171287369E+018" calcext:value-type="float">
            <text:p>1.52215171287369E+018</text:p>
          </table:table-cell>
          <table:table-cell table:formula="of:=[.A327]-[.A328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87475E+018" calcext:value-type="float">
            <text:p>1.52215171287475E+018</text:p>
          </table:table-cell>
          <table:table-cell table:formula="of:=[.A328]-[.A329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287581E+018" calcext:value-type="float">
            <text:p>1.52215171287581E+018</text:p>
          </table:table-cell>
          <table:table-cell table:formula="of:=[.A329]-[.A330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87685E+018" calcext:value-type="float">
            <text:p>1.52215171287685E+018</text:p>
          </table:table-cell>
          <table:table-cell table:formula="of:=[.A330]-[.A331]" office:value-type="float" office:value="-1042432" calcext:value-type="float">
            <text:p>-1042432</text:p>
          </table:table-cell>
          <table:table-cell table:number-columns-repeated="3"/>
        </table:table-row>
        <table:table-row table:style-name="ro1">
          <table:table-cell office:value-type="float" office:value="1.52215171287791E+018" calcext:value-type="float">
            <text:p>1.52215171287791E+018</text:p>
          </table:table-cell>
          <table:table-cell table:formula="of:=[.A331]-[.A332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287897E+018" calcext:value-type="float">
            <text:p>1.52215171287897E+018</text:p>
          </table:table-cell>
          <table:table-cell table:formula="of:=[.A332]-[.A333]" office:value-type="float" office:value="-1061888" calcext:value-type="float">
            <text:p>-1061888</text:p>
          </table:table-cell>
          <table:table-cell table:number-columns-repeated="3"/>
        </table:table-row>
        <table:table-row table:style-name="ro1">
          <table:table-cell office:value-type="float" office:value="1.52215171288003E+018" calcext:value-type="float">
            <text:p>1.52215171288003E+018</text:p>
          </table:table-cell>
          <table:table-cell table:formula="of:=[.A333]-[.A334]" office:value-type="float" office:value="-1058816" calcext:value-type="float">
            <text:p>-1058816</text:p>
          </table:table-cell>
          <table:table-cell table:number-columns-repeated="3"/>
        </table:table-row>
        <table:table-row table:style-name="ro1">
          <table:table-cell office:value-type="float" office:value="1.52215171288109E+018" calcext:value-type="float">
            <text:p>1.52215171288109E+018</text:p>
          </table:table-cell>
          <table:table-cell table:formula="of:=[.A334]-[.A335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88215E+018" calcext:value-type="float">
            <text:p>1.52215171288215E+018</text:p>
          </table:table-cell>
          <table:table-cell table:formula="of:=[.A335]-[.A336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8832E+018" calcext:value-type="float">
            <text:p>1.5221517128832E+018</text:p>
          </table:table-cell>
          <table:table-cell table:formula="of:=[.A336]-[.A337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88426E+018" calcext:value-type="float">
            <text:p>1.52215171288426E+018</text:p>
          </table:table-cell>
          <table:table-cell table:formula="of:=[.A337]-[.A338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88532E+018" calcext:value-type="float">
            <text:p>1.52215171288532E+018</text:p>
          </table:table-cell>
          <table:table-cell table:formula="of:=[.A338]-[.A339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88637E+018" calcext:value-type="float">
            <text:p>1.52215171288637E+018</text:p>
          </table:table-cell>
          <table:table-cell table:formula="of:=[.A339]-[.A340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88743E+018" calcext:value-type="float">
            <text:p>1.52215171288743E+018</text:p>
          </table:table-cell>
          <table:table-cell table:formula="of:=[.A340]-[.A341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88849E+018" calcext:value-type="float">
            <text:p>1.52215171288849E+018</text:p>
          </table:table-cell>
          <table:table-cell table:formula="of:=[.A341]-[.A342]" office:value-type="float" office:value="-1058304" calcext:value-type="float">
            <text:p>-1058304</text:p>
          </table:table-cell>
          <table:table-cell table:number-columns-repeated="3"/>
        </table:table-row>
        <table:table-row table:style-name="ro1">
          <table:table-cell office:value-type="float" office:value="1.52215171288955E+018" calcext:value-type="float">
            <text:p>1.52215171288955E+018</text:p>
          </table:table-cell>
          <table:table-cell table:formula="of:=[.A342]-[.A343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8906E+018" calcext:value-type="float">
            <text:p>1.5221517128906E+018</text:p>
          </table:table-cell>
          <table:table-cell table:formula="of:=[.A343]-[.A344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89166E+018" calcext:value-type="float">
            <text:p>1.52215171289166E+018</text:p>
          </table:table-cell>
          <table:table-cell table:formula="of:=[.A344]-[.A345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89272E+018" calcext:value-type="float">
            <text:p>1.52215171289272E+018</text:p>
          </table:table-cell>
          <table:table-cell table:formula="of:=[.A345]-[.A346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89378E+018" calcext:value-type="float">
            <text:p>1.52215171289378E+018</text:p>
          </table:table-cell>
          <table:table-cell table:formula="of:=[.A346]-[.A347]" office:value-type="float" office:value="-1060352" calcext:value-type="float">
            <text:p>-1060352</text:p>
          </table:table-cell>
          <table:table-cell table:number-columns-repeated="3"/>
        </table:table-row>
        <table:table-row table:style-name="ro1">
          <table:table-cell office:value-type="float" office:value="1.52215171289484E+018" calcext:value-type="float">
            <text:p>1.52215171289484E+018</text:p>
          </table:table-cell>
          <table:table-cell table:formula="of:=[.A347]-[.A348]" office:value-type="float" office:value="-1067008" calcext:value-type="float">
            <text:p>-1067008</text:p>
          </table:table-cell>
          <table:table-cell table:number-columns-repeated="3"/>
        </table:table-row>
        <table:table-row table:style-name="ro1">
          <table:table-cell office:value-type="float" office:value="1.52215171289591E+018" calcext:value-type="float">
            <text:p>1.52215171289591E+018</text:p>
          </table:table-cell>
          <table:table-cell table:formula="of:=[.A348]-[.A349]" office:value-type="float" office:value="-1060864" calcext:value-type="float">
            <text:p>-1060864</text:p>
          </table:table-cell>
          <table:table-cell table:number-columns-repeated="3"/>
        </table:table-row>
        <table:table-row table:style-name="ro1">
          <table:table-cell office:value-type="float" office:value="1.52215171289696E+018" calcext:value-type="float">
            <text:p>1.52215171289696E+018</text:p>
          </table:table-cell>
          <table:table-cell table:formula="of:=[.A349]-[.A350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89802E+018" calcext:value-type="float">
            <text:p>1.52215171289802E+018</text:p>
          </table:table-cell>
          <table:table-cell table:formula="of:=[.A350]-[.A351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89908E+018" calcext:value-type="float">
            <text:p>1.52215171289908E+018</text:p>
          </table:table-cell>
          <table:table-cell table:formula="of:=[.A351]-[.A352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90013E+018" calcext:value-type="float">
            <text:p>1.52215171290013E+018</text:p>
          </table:table-cell>
          <table:table-cell table:formula="of:=[.A352]-[.A353]" office:value-type="float" office:value="-1056000" calcext:value-type="float">
            <text:p>-1056000</text:p>
          </table:table-cell>
          <table:table-cell table:number-columns-repeated="3"/>
        </table:table-row>
        <table:table-row table:style-name="ro1">
          <table:table-cell office:value-type="float" office:value="1.52215171290119E+018" calcext:value-type="float">
            <text:p>1.52215171290119E+018</text:p>
          </table:table-cell>
          <table:table-cell table:formula="of:=[.A353]-[.A354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90225E+018" calcext:value-type="float">
            <text:p>1.52215171290225E+018</text:p>
          </table:table-cell>
          <table:table-cell table:formula="of:=[.A354]-[.A355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033E+018" calcext:value-type="float">
            <text:p>1.5221517129033E+018</text:p>
          </table:table-cell>
          <table:table-cell table:formula="of:=[.A355]-[.A356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90436E+018" calcext:value-type="float">
            <text:p>1.52215171290436E+018</text:p>
          </table:table-cell>
          <table:table-cell table:formula="of:=[.A356]-[.A357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90542E+018" calcext:value-type="float">
            <text:p>1.52215171290542E+018</text:p>
          </table:table-cell>
          <table:table-cell table:formula="of:=[.A357]-[.A358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90647E+018" calcext:value-type="float">
            <text:p>1.52215171290647E+018</text:p>
          </table:table-cell>
          <table:table-cell table:formula="of:=[.A358]-[.A359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0753E+018" calcext:value-type="float">
            <text:p>1.52215171290753E+018</text:p>
          </table:table-cell>
          <table:table-cell table:formula="of:=[.A359]-[.A360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0859E+018" calcext:value-type="float">
            <text:p>1.52215171290859E+018</text:p>
          </table:table-cell>
          <table:table-cell table:formula="of:=[.A360]-[.A361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90964E+018" calcext:value-type="float">
            <text:p>1.52215171290964E+018</text:p>
          </table:table-cell>
          <table:table-cell table:formula="of:=[.A361]-[.A362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9107E+018" calcext:value-type="float">
            <text:p>1.5221517129107E+018</text:p>
          </table:table-cell>
          <table:table-cell table:formula="of:=[.A362]-[.A363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1176E+018" calcext:value-type="float">
            <text:p>1.52215171291176E+018</text:p>
          </table:table-cell>
          <table:table-cell table:formula="of:=[.A363]-[.A364]" office:value-type="float" office:value="-1061376" calcext:value-type="float">
            <text:p>-1061376</text:p>
          </table:table-cell>
          <table:table-cell table:number-columns-repeated="3"/>
        </table:table-row>
        <table:table-row table:style-name="ro1">
          <table:table-cell office:value-type="float" office:value="1.5221517129128E+018" calcext:value-type="float">
            <text:p>1.5221517129128E+018</text:p>
          </table:table-cell>
          <table:table-cell table:formula="of:=[.A364]-[.A365]" office:value-type="float" office:value="-1041920" calcext:value-type="float">
            <text:p>-1041920</text:p>
          </table:table-cell>
          <table:table-cell table:number-columns-repeated="3"/>
        </table:table-row>
        <table:table-row table:style-name="ro1">
          <table:table-cell office:value-type="float" office:value="1.52215171291384E+018" calcext:value-type="float">
            <text:p>1.52215171291384E+018</text:p>
          </table:table-cell>
          <table:table-cell table:formula="of:=[.A365]-[.A366]" office:value-type="float" office:value="-1038592" calcext:value-type="float">
            <text:p>-1038592</text:p>
          </table:table-cell>
          <table:table-cell table:number-columns-repeated="3"/>
        </table:table-row>
        <table:table-row table:style-name="ro1">
          <table:table-cell office:value-type="float" office:value="1.5221517129149E+018" calcext:value-type="float">
            <text:p>1.5221517129149E+018</text:p>
          </table:table-cell>
          <table:table-cell table:formula="of:=[.A366]-[.A367]" office:value-type="float" office:value="-1051904" calcext:value-type="float">
            <text:p>-1051904</text:p>
          </table:table-cell>
          <table:table-cell table:number-columns-repeated="3"/>
        </table:table-row>
        <table:table-row table:style-name="ro1">
          <table:table-cell office:value-type="float" office:value="1.52215171291595E+018" calcext:value-type="float">
            <text:p>1.52215171291595E+018</text:p>
          </table:table-cell>
          <table:table-cell table:formula="of:=[.A367]-[.A368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917E+018" calcext:value-type="float">
            <text:p>1.522151712917E+018</text:p>
          </table:table-cell>
          <table:table-cell table:formula="of:=[.A368]-[.A369]" office:value-type="float" office:value="-1043712" calcext:value-type="float">
            <text:p>-1043712</text:p>
          </table:table-cell>
          <table:table-cell table:number-columns-repeated="3"/>
        </table:table-row>
        <table:table-row table:style-name="ro1">
          <table:table-cell office:value-type="float" office:value="1.52215171291808E+018" calcext:value-type="float">
            <text:p>1.52215171291808E+018</text:p>
          </table:table-cell>
          <table:table-cell table:formula="of:=[.A369]-[.A370]" office:value-type="float" office:value="-1083904" calcext:value-type="float">
            <text:p>-1083904</text:p>
          </table:table-cell>
          <table:table-cell table:number-columns-repeated="3"/>
        </table:table-row>
        <table:table-row table:style-name="ro1">
          <table:table-cell office:value-type="float" office:value="1.52215171291916E+018" calcext:value-type="float">
            <text:p>1.52215171291916E+018</text:p>
          </table:table-cell>
          <table:table-cell table:formula="of:=[.A370]-[.A371]" office:value-type="float" office:value="-1084416" calcext:value-type="float">
            <text:p>-1084416</text:p>
          </table:table-cell>
          <table:table-cell table:number-columns-repeated="3"/>
        </table:table-row>
        <table:table-row table:style-name="ro1">
          <table:table-cell office:value-type="float" office:value="1.52215171292025E+018" calcext:value-type="float">
            <text:p>1.52215171292025E+018</text:p>
          </table:table-cell>
          <table:table-cell table:formula="of:=[.A371]-[.A372]" office:value-type="float" office:value="-1084416" calcext:value-type="float">
            <text:p>-1084416</text:p>
          </table:table-cell>
          <table:table-cell table:number-columns-repeated="3"/>
        </table:table-row>
        <table:table-row table:style-name="ro1">
          <table:table-cell office:value-type="float" office:value="1.52215171292133E+018" calcext:value-type="float">
            <text:p>1.52215171292133E+018</text:p>
          </table:table-cell>
          <table:table-cell table:formula="of:=[.A372]-[.A373]" office:value-type="float" office:value="-1084672" calcext:value-type="float">
            <text:p>-1084672</text:p>
          </table:table-cell>
          <table:table-cell table:number-columns-repeated="3"/>
        </table:table-row>
        <table:table-row table:style-name="ro1">
          <table:table-cell office:value-type="float" office:value="1.52215171292242E+018" calcext:value-type="float">
            <text:p>1.52215171292242E+018</text:p>
          </table:table-cell>
          <table:table-cell table:formula="of:=[.A373]-[.A374]" office:value-type="float" office:value="-1087232" calcext:value-type="float">
            <text:p>-1087232</text:p>
          </table:table-cell>
          <table:table-cell table:number-columns-repeated="3"/>
        </table:table-row>
        <table:table-row table:style-name="ro1">
          <table:table-cell office:value-type="float" office:value="1.52215171292348E+018" calcext:value-type="float">
            <text:p>1.52215171292348E+018</text:p>
          </table:table-cell>
          <table:table-cell table:formula="of:=[.A374]-[.A375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92454E+018" calcext:value-type="float">
            <text:p>1.52215171292454E+018</text:p>
          </table:table-cell>
          <table:table-cell table:formula="of:=[.A375]-[.A376]" office:value-type="float" office:value="-1058560" calcext:value-type="float">
            <text:p>-1058560</text:p>
          </table:table-cell>
          <table:table-cell table:number-columns-repeated="3"/>
        </table:table-row>
        <table:table-row table:style-name="ro1">
          <table:table-cell office:value-type="float" office:value="1.52215171292559E+018" calcext:value-type="float">
            <text:p>1.52215171292559E+018</text:p>
          </table:table-cell>
          <table:table-cell table:formula="of:=[.A376]-[.A377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92665E+018" calcext:value-type="float">
            <text:p>1.52215171292665E+018</text:p>
          </table:table-cell>
          <table:table-cell table:formula="of:=[.A377]-[.A378]" office:value-type="float" office:value="-1054976" calcext:value-type="float">
            <text:p>-1054976</text:p>
          </table:table-cell>
          <table:table-cell table:number-columns-repeated="3"/>
        </table:table-row>
        <table:table-row table:style-name="ro1">
          <table:table-cell office:value-type="float" office:value="1.52215171292771E+018" calcext:value-type="float">
            <text:p>1.52215171292771E+018</text:p>
          </table:table-cell>
          <table:table-cell table:formula="of:=[.A378]-[.A379]" office:value-type="float" office:value="-1061120" calcext:value-type="float">
            <text:p>-1061120</text:p>
          </table:table-cell>
          <table:table-cell table:number-columns-repeated="3"/>
        </table:table-row>
        <table:table-row table:style-name="ro1">
          <table:table-cell office:value-type="float" office:value="1.52215171292877E+018" calcext:value-type="float">
            <text:p>1.52215171292877E+018</text:p>
          </table:table-cell>
          <table:table-cell table:formula="of:=[.A379]-[.A380]" office:value-type="float" office:value="-1061376" calcext:value-type="float">
            <text:p>-1061376</text:p>
          </table:table-cell>
          <table:table-cell table:number-columns-repeated="3"/>
        </table:table-row>
        <table:table-row table:style-name="ro1">
          <table:table-cell office:value-type="float" office:value="1.52215171292983E+018" calcext:value-type="float">
            <text:p>1.52215171292983E+018</text:p>
          </table:table-cell>
          <table:table-cell table:formula="of:=[.A380]-[.A381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93088E+018" calcext:value-type="float">
            <text:p>1.52215171293088E+018</text:p>
          </table:table-cell>
          <table:table-cell table:formula="of:=[.A381]-[.A382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93194E+018" calcext:value-type="float">
            <text:p>1.52215171293194E+018</text:p>
          </table:table-cell>
          <table:table-cell table:formula="of:=[.A382]-[.A383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33E+018" calcext:value-type="float">
            <text:p>1.522151712933E+018</text:p>
          </table:table-cell>
          <table:table-cell table:formula="of:=[.A383]-[.A384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3406E+018" calcext:value-type="float">
            <text:p>1.52215171293406E+018</text:p>
          </table:table-cell>
          <table:table-cell table:formula="of:=[.A384]-[.A385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3511E+018" calcext:value-type="float">
            <text:p>1.52215171293511E+018</text:p>
          </table:table-cell>
          <table:table-cell table:formula="of:=[.A385]-[.A386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3617E+018" calcext:value-type="float">
            <text:p>1.52215171293617E+018</text:p>
          </table:table-cell>
          <table:table-cell table:formula="of:=[.A386]-[.A387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3723E+018" calcext:value-type="float">
            <text:p>1.52215171293723E+018</text:p>
          </table:table-cell>
          <table:table-cell table:formula="of:=[.A387]-[.A388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93828E+018" calcext:value-type="float">
            <text:p>1.52215171293828E+018</text:p>
          </table:table-cell>
          <table:table-cell table:formula="of:=[.A388]-[.A389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93934E+018" calcext:value-type="float">
            <text:p>1.52215171293934E+018</text:p>
          </table:table-cell>
          <table:table-cell table:formula="of:=[.A389]-[.A390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9404E+018" calcext:value-type="float">
            <text:p>1.5221517129404E+018</text:p>
          </table:table-cell>
          <table:table-cell table:formula="of:=[.A390]-[.A391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94146E+018" calcext:value-type="float">
            <text:p>1.52215171294146E+018</text:p>
          </table:table-cell>
          <table:table-cell table:formula="of:=[.A391]-[.A392]" office:value-type="float" office:value="-1060864" calcext:value-type="float">
            <text:p>-1060864</text:p>
          </table:table-cell>
          <table:table-cell table:number-columns-repeated="3"/>
        </table:table-row>
        <table:table-row table:style-name="ro1">
          <table:table-cell office:value-type="float" office:value="1.52215171294252E+018" calcext:value-type="float">
            <text:p>1.52215171294252E+018</text:p>
          </table:table-cell>
          <table:table-cell table:formula="of:=[.A392]-[.A393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4358E+018" calcext:value-type="float">
            <text:p>1.52215171294358E+018</text:p>
          </table:table-cell>
          <table:table-cell table:formula="of:=[.A393]-[.A394]" office:value-type="float" office:value="-1068032" calcext:value-type="float">
            <text:p>-1068032</text:p>
          </table:table-cell>
          <table:table-cell table:number-columns-repeated="3"/>
        </table:table-row>
        <table:table-row table:style-name="ro1">
          <table:table-cell office:value-type="float" office:value="1.52215171294465E+018" calcext:value-type="float">
            <text:p>1.52215171294465E+018</text:p>
          </table:table-cell>
          <table:table-cell table:formula="of:=[.A394]-[.A395]" office:value-type="float" office:value="-1061888" calcext:value-type="float">
            <text:p>-1061888</text:p>
          </table:table-cell>
          <table:table-cell table:number-columns-repeated="3"/>
        </table:table-row>
        <table:table-row table:style-name="ro1">
          <table:table-cell office:value-type="float" office:value="1.52215171294571E+018" calcext:value-type="float">
            <text:p>1.52215171294571E+018</text:p>
          </table:table-cell>
          <table:table-cell table:formula="of:=[.A395]-[.A396]" office:value-type="float" office:value="-1061888" calcext:value-type="float">
            <text:p>-1061888</text:p>
          </table:table-cell>
          <table:table-cell table:number-columns-repeated="3"/>
        </table:table-row>
        <table:table-row table:style-name="ro1">
          <table:table-cell office:value-type="float" office:value="1.52215171294676E+018" calcext:value-type="float">
            <text:p>1.52215171294676E+018</text:p>
          </table:table-cell>
          <table:table-cell table:formula="of:=[.A396]-[.A397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4782E+018" calcext:value-type="float">
            <text:p>1.52215171294782E+018</text:p>
          </table:table-cell>
          <table:table-cell table:formula="of:=[.A397]-[.A398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94888E+018" calcext:value-type="float">
            <text:p>1.52215171294888E+018</text:p>
          </table:table-cell>
          <table:table-cell table:formula="of:=[.A398]-[.A399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4993E+018" calcext:value-type="float">
            <text:p>1.52215171294993E+018</text:p>
          </table:table-cell>
          <table:table-cell table:formula="of:=[.A399]-[.A400]" office:value-type="float" office:value="-1048064" calcext:value-type="float">
            <text:p>-1048064</text:p>
          </table:table-cell>
          <table:table-cell table:number-columns-repeated="3"/>
        </table:table-row>
        <table:table-row table:style-name="ro1">
          <table:table-cell office:value-type="float" office:value="1.52215171295099E+018" calcext:value-type="float">
            <text:p>1.52215171295099E+018</text:p>
          </table:table-cell>
          <table:table-cell table:formula="of:=[.A400]-[.A401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95204E+018" calcext:value-type="float">
            <text:p>1.52215171295204E+018</text:p>
          </table:table-cell>
          <table:table-cell table:formula="of:=[.A401]-[.A402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9531E+018" calcext:value-type="float">
            <text:p>1.5221517129531E+018</text:p>
          </table:table-cell>
          <table:table-cell table:formula="of:=[.A402]-[.A403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5416E+018" calcext:value-type="float">
            <text:p>1.52215171295416E+018</text:p>
          </table:table-cell>
          <table:table-cell table:formula="of:=[.A403]-[.A404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5521E+018" calcext:value-type="float">
            <text:p>1.52215171295521E+018</text:p>
          </table:table-cell>
          <table:table-cell table:formula="of:=[.A404]-[.A405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95627E+018" calcext:value-type="float">
            <text:p>1.52215171295627E+018</text:p>
          </table:table-cell>
          <table:table-cell table:formula="of:=[.A405]-[.A406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95733E+018" calcext:value-type="float">
            <text:p>1.52215171295733E+018</text:p>
          </table:table-cell>
          <table:table-cell table:formula="of:=[.A406]-[.A407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95838E+018" calcext:value-type="float">
            <text:p>1.52215171295838E+018</text:p>
          </table:table-cell>
          <table:table-cell table:formula="of:=[.A407]-[.A408]" office:value-type="float" office:value="-1055744" calcext:value-type="float">
            <text:p>-1055744</text:p>
          </table:table-cell>
          <table:table-cell table:number-columns-repeated="3"/>
        </table:table-row>
        <table:table-row table:style-name="ro1">
          <table:table-cell office:value-type="float" office:value="1.52215171295944E+018" calcext:value-type="float">
            <text:p>1.52215171295944E+018</text:p>
          </table:table-cell>
          <table:table-cell table:formula="of:=[.A408]-[.A409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9605E+018" calcext:value-type="float">
            <text:p>1.5221517129605E+018</text:p>
          </table:table-cell>
          <table:table-cell table:formula="of:=[.A409]-[.A410]" office:value-type="float" office:value="-1060096" calcext:value-type="float">
            <text:p>-1060096</text:p>
          </table:table-cell>
          <table:table-cell table:number-columns-repeated="3"/>
        </table:table-row>
        <table:table-row table:style-name="ro1">
          <table:table-cell office:value-type="float" office:value="1.52215171296156E+018" calcext:value-type="float">
            <text:p>1.52215171296156E+018</text:p>
          </table:table-cell>
          <table:table-cell table:formula="of:=[.A410]-[.A411]" office:value-type="float" office:value="-1061376" calcext:value-type="float">
            <text:p>-1061376</text:p>
          </table:table-cell>
          <table:table-cell table:number-columns-repeated="3"/>
        </table:table-row>
        <table:table-row table:style-name="ro1">
          <table:table-cell office:value-type="float" office:value="1.52215171296262E+018" calcext:value-type="float">
            <text:p>1.52215171296262E+018</text:p>
          </table:table-cell>
          <table:table-cell table:formula="of:=[.A411]-[.A412]" office:value-type="float" office:value="-1060352" calcext:value-type="float">
            <text:p>-1060352</text:p>
          </table:table-cell>
          <table:table-cell table:number-columns-repeated="3"/>
        </table:table-row>
        <table:table-row table:style-name="ro1">
          <table:table-cell office:value-type="float" office:value="1.52215171296368E+018" calcext:value-type="float">
            <text:p>1.52215171296368E+018</text:p>
          </table:table-cell>
          <table:table-cell table:formula="of:=[.A412]-[.A413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6474E+018" calcext:value-type="float">
            <text:p>1.52215171296474E+018</text:p>
          </table:table-cell>
          <table:table-cell table:formula="of:=[.A413]-[.A414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96579E+018" calcext:value-type="float">
            <text:p>1.52215171296579E+018</text:p>
          </table:table-cell>
          <table:table-cell table:formula="of:=[.A414]-[.A415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6685E+018" calcext:value-type="float">
            <text:p>1.52215171296685E+018</text:p>
          </table:table-cell>
          <table:table-cell table:formula="of:=[.A415]-[.A416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96791E+018" calcext:value-type="float">
            <text:p>1.52215171296791E+018</text:p>
          </table:table-cell>
          <table:table-cell table:formula="of:=[.A416]-[.A417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96897E+018" calcext:value-type="float">
            <text:p>1.52215171296897E+018</text:p>
          </table:table-cell>
          <table:table-cell table:formula="of:=[.A417]-[.A418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97002E+018" calcext:value-type="float">
            <text:p>1.52215171297002E+018</text:p>
          </table:table-cell>
          <table:table-cell table:formula="of:=[.A418]-[.A419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97108E+018" calcext:value-type="float">
            <text:p>1.52215171297108E+018</text:p>
          </table:table-cell>
          <table:table-cell table:formula="of:=[.A419]-[.A420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7214E+018" calcext:value-type="float">
            <text:p>1.52215171297214E+018</text:p>
          </table:table-cell>
          <table:table-cell table:formula="of:=[.A420]-[.A421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9732E+018" calcext:value-type="float">
            <text:p>1.5221517129732E+018</text:p>
          </table:table-cell>
          <table:table-cell table:formula="of:=[.A421]-[.A422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297425E+018" calcext:value-type="float">
            <text:p>1.52215171297425E+018</text:p>
          </table:table-cell>
          <table:table-cell table:formula="of:=[.A422]-[.A423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297531E+018" calcext:value-type="float">
            <text:p>1.52215171297531E+018</text:p>
          </table:table-cell>
          <table:table-cell table:formula="of:=[.A423]-[.A424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7637E+018" calcext:value-type="float">
            <text:p>1.52215171297637E+018</text:p>
          </table:table-cell>
          <table:table-cell table:formula="of:=[.A424]-[.A425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97743E+018" calcext:value-type="float">
            <text:p>1.52215171297743E+018</text:p>
          </table:table-cell>
          <table:table-cell table:formula="of:=[.A425]-[.A426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7849E+018" calcext:value-type="float">
            <text:p>1.52215171297849E+018</text:p>
          </table:table-cell>
          <table:table-cell table:formula="of:=[.A426]-[.A427]" office:value-type="float" office:value="-1060352" calcext:value-type="float">
            <text:p>-1060352</text:p>
          </table:table-cell>
          <table:table-cell table:number-columns-repeated="3"/>
        </table:table-row>
        <table:table-row table:style-name="ro1">
          <table:table-cell office:value-type="float" office:value="1.52215171297955E+018" calcext:value-type="float">
            <text:p>1.52215171297955E+018</text:p>
          </table:table-cell>
          <table:table-cell table:formula="of:=[.A427]-[.A428]" office:value-type="float" office:value="-1061888" calcext:value-type="float">
            <text:p>-1061888</text:p>
          </table:table-cell>
          <table:table-cell table:number-columns-repeated="3"/>
        </table:table-row>
        <table:table-row table:style-name="ro1">
          <table:table-cell office:value-type="float" office:value="1.52215171298061E+018" calcext:value-type="float">
            <text:p>1.52215171298061E+018</text:p>
          </table:table-cell>
          <table:table-cell table:formula="of:=[.A428]-[.A429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298167E+018" calcext:value-type="float">
            <text:p>1.52215171298167E+018</text:p>
          </table:table-cell>
          <table:table-cell table:formula="of:=[.A429]-[.A430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8272E+018" calcext:value-type="float">
            <text:p>1.52215171298272E+018</text:p>
          </table:table-cell>
          <table:table-cell table:formula="of:=[.A430]-[.A431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298379E+018" calcext:value-type="float">
            <text:p>1.52215171298379E+018</text:p>
          </table:table-cell>
          <table:table-cell table:formula="of:=[.A431]-[.A432]" office:value-type="float" office:value="-1064448" calcext:value-type="float">
            <text:p>-1064448</text:p>
          </table:table-cell>
          <table:table-cell table:number-columns-repeated="3"/>
        </table:table-row>
        <table:table-row table:style-name="ro1">
          <table:table-cell office:value-type="float" office:value="1.52215171298484E+018" calcext:value-type="float">
            <text:p>1.52215171298484E+018</text:p>
          </table:table-cell>
          <table:table-cell table:formula="of:=[.A432]-[.A433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9859E+018" calcext:value-type="float">
            <text:p>1.5221517129859E+018</text:p>
          </table:table-cell>
          <table:table-cell table:formula="of:=[.A433]-[.A434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98696E+018" calcext:value-type="float">
            <text:p>1.52215171298696E+018</text:p>
          </table:table-cell>
          <table:table-cell table:formula="of:=[.A434]-[.A435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298801E+018" calcext:value-type="float">
            <text:p>1.52215171298801E+018</text:p>
          </table:table-cell>
          <table:table-cell table:formula="of:=[.A435]-[.A436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298907E+018" calcext:value-type="float">
            <text:p>1.52215171298907E+018</text:p>
          </table:table-cell>
          <table:table-cell table:formula="of:=[.A436]-[.A437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99013E+018" calcext:value-type="float">
            <text:p>1.52215171299013E+018</text:p>
          </table:table-cell>
          <table:table-cell table:formula="of:=[.A437]-[.A438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99118E+018" calcext:value-type="float">
            <text:p>1.52215171299118E+018</text:p>
          </table:table-cell>
          <table:table-cell table:formula="of:=[.A438]-[.A439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299224E+018" calcext:value-type="float">
            <text:p>1.52215171299224E+018</text:p>
          </table:table-cell>
          <table:table-cell table:formula="of:=[.A439]-[.A440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29933E+018" calcext:value-type="float">
            <text:p>1.5221517129933E+018</text:p>
          </table:table-cell>
          <table:table-cell table:formula="of:=[.A440]-[.A441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99436E+018" calcext:value-type="float">
            <text:p>1.52215171299436E+018</text:p>
          </table:table-cell>
          <table:table-cell table:formula="of:=[.A441]-[.A442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299542E+018" calcext:value-type="float">
            <text:p>1.52215171299542E+018</text:p>
          </table:table-cell>
          <table:table-cell table:formula="of:=[.A442]-[.A443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299648E+018" calcext:value-type="float">
            <text:p>1.52215171299648E+018</text:p>
          </table:table-cell>
          <table:table-cell table:formula="of:=[.A443]-[.A444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299753E+018" calcext:value-type="float">
            <text:p>1.52215171299753E+018</text:p>
          </table:table-cell>
          <table:table-cell table:formula="of:=[.A444]-[.A445]" office:value-type="float" office:value="-1058304" calcext:value-type="float">
            <text:p>-1058304</text:p>
          </table:table-cell>
          <table:table-cell table:number-columns-repeated="3"/>
        </table:table-row>
        <table:table-row table:style-name="ro1">
          <table:table-cell office:value-type="float" office:value="1.52215171299859E+018" calcext:value-type="float">
            <text:p>1.52215171299859E+018</text:p>
          </table:table-cell>
          <table:table-cell table:formula="of:=[.A445]-[.A446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299965E+018" calcext:value-type="float">
            <text:p>1.52215171299965E+018</text:p>
          </table:table-cell>
          <table:table-cell table:formula="of:=[.A446]-[.A447]" office:value-type="float" office:value="-1055232" calcext:value-type="float">
            <text:p>-1055232</text:p>
          </table:table-cell>
          <table:table-cell table:number-columns-repeated="3"/>
        </table:table-row>
        <table:table-row table:style-name="ro1">
          <table:table-cell office:value-type="float" office:value="1.5221517130007E+018" calcext:value-type="float">
            <text:p>1.5221517130007E+018</text:p>
          </table:table-cell>
          <table:table-cell table:formula="of:=[.A447]-[.A448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00176E+018" calcext:value-type="float">
            <text:p>1.52215171300176E+018</text:p>
          </table:table-cell>
          <table:table-cell table:formula="of:=[.A448]-[.A449]" office:value-type="float" office:value="-1059584" calcext:value-type="float">
            <text:p>-1059584</text:p>
          </table:table-cell>
          <table:table-cell table:number-columns-repeated="3"/>
        </table:table-row>
        <table:table-row table:style-name="ro1">
          <table:table-cell office:value-type="float" office:value="1.52215171300282E+018" calcext:value-type="float">
            <text:p>1.52215171300282E+018</text:p>
          </table:table-cell>
          <table:table-cell table:formula="of:=[.A449]-[.A450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00388E+018" calcext:value-type="float">
            <text:p>1.52215171300388E+018</text:p>
          </table:table-cell>
          <table:table-cell table:formula="of:=[.A450]-[.A451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300493E+018" calcext:value-type="float">
            <text:p>1.52215171300493E+018</text:p>
          </table:table-cell>
          <table:table-cell table:formula="of:=[.A451]-[.A452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00599E+018" calcext:value-type="float">
            <text:p>1.52215171300599E+018</text:p>
          </table:table-cell>
          <table:table-cell table:formula="of:=[.A452]-[.A453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00705E+018" calcext:value-type="float">
            <text:p>1.52215171300705E+018</text:p>
          </table:table-cell>
          <table:table-cell table:formula="of:=[.A453]-[.A454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00811E+018" calcext:value-type="float">
            <text:p>1.52215171300811E+018</text:p>
          </table:table-cell>
          <table:table-cell table:formula="of:=[.A454]-[.A455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300917E+018" calcext:value-type="float">
            <text:p>1.52215171300917E+018</text:p>
          </table:table-cell>
          <table:table-cell table:formula="of:=[.A455]-[.A456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01022E+018" calcext:value-type="float">
            <text:p>1.52215171301022E+018</text:p>
          </table:table-cell>
          <table:table-cell table:formula="of:=[.A456]-[.A457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01128E+018" calcext:value-type="float">
            <text:p>1.52215171301128E+018</text:p>
          </table:table-cell>
          <table:table-cell table:formula="of:=[.A457]-[.A458]" office:value-type="float" office:value="-1058816" calcext:value-type="float">
            <text:p>-1058816</text:p>
          </table:table-cell>
          <table:table-cell table:number-columns-repeated="3"/>
        </table:table-row>
        <table:table-row table:style-name="ro1">
          <table:table-cell office:value-type="float" office:value="1.52215171301234E+018" calcext:value-type="float">
            <text:p>1.52215171301234E+018</text:p>
          </table:table-cell>
          <table:table-cell table:formula="of:=[.A458]-[.A459]" office:value-type="float" office:value="-1058816" calcext:value-type="float">
            <text:p>-1058816</text:p>
          </table:table-cell>
          <table:table-cell table:number-columns-repeated="3"/>
        </table:table-row>
        <table:table-row table:style-name="ro1">
          <table:table-cell office:value-type="float" office:value="1.5221517130134E+018" calcext:value-type="float">
            <text:p>1.5221517130134E+018</text:p>
          </table:table-cell>
          <table:table-cell table:formula="of:=[.A459]-[.A460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01445E+018" calcext:value-type="float">
            <text:p>1.52215171301445E+018</text:p>
          </table:table-cell>
          <table:table-cell table:formula="of:=[.A460]-[.A461]" office:value-type="float" office:value="-1055232" calcext:value-type="float">
            <text:p>-1055232</text:p>
          </table:table-cell>
          <table:table-cell table:number-columns-repeated="3"/>
        </table:table-row>
        <table:table-row table:style-name="ro1">
          <table:table-cell office:value-type="float" office:value="1.52215171301551E+018" calcext:value-type="float">
            <text:p>1.52215171301551E+018</text:p>
          </table:table-cell>
          <table:table-cell table:formula="of:=[.A461]-[.A462]" office:value-type="float" office:value="-1055744" calcext:value-type="float">
            <text:p>-1055744</text:p>
          </table:table-cell>
          <table:table-cell table:number-columns-repeated="3"/>
        </table:table-row>
        <table:table-row table:style-name="ro1">
          <table:table-cell office:value-type="float" office:value="1.52215171301657E+018" calcext:value-type="float">
            <text:p>1.52215171301657E+018</text:p>
          </table:table-cell>
          <table:table-cell table:formula="of:=[.A462]-[.A463]" office:value-type="float" office:value="-1055488" calcext:value-type="float">
            <text:p>-1055488</text:p>
          </table:table-cell>
          <table:table-cell table:number-columns-repeated="3"/>
        </table:table-row>
        <table:table-row table:style-name="ro1">
          <table:table-cell office:value-type="float" office:value="1.52215171301765E+018" calcext:value-type="float">
            <text:p>1.52215171301765E+018</text:p>
          </table:table-cell>
          <table:table-cell table:formula="of:=[.A463]-[.A464]" office:value-type="float" office:value="-1083136" calcext:value-type="float">
            <text:p>-1083136</text:p>
          </table:table-cell>
          <table:table-cell table:number-columns-repeated="3"/>
        </table:table-row>
        <table:table-row table:style-name="ro1">
          <table:table-cell office:value-type="float" office:value="1.52215171301873E+018" calcext:value-type="float">
            <text:p>1.52215171301873E+018</text:p>
          </table:table-cell>
          <table:table-cell table:formula="of:=[.A464]-[.A465]" office:value-type="float" office:value="-1084160" calcext:value-type="float">
            <text:p>-1084160</text:p>
          </table:table-cell>
          <table:table-cell table:number-columns-repeated="3"/>
        </table:table-row>
        <table:table-row table:style-name="ro1">
          <table:table-cell office:value-type="float" office:value="1.52215171301982E+018" calcext:value-type="float">
            <text:p>1.52215171301982E+018</text:p>
          </table:table-cell>
          <table:table-cell table:formula="of:=[.A465]-[.A466]" office:value-type="float" office:value="-1090048" calcext:value-type="float">
            <text:p>-1090048</text:p>
          </table:table-cell>
          <table:table-cell table:number-columns-repeated="3"/>
        </table:table-row>
        <table:table-row table:style-name="ro1">
          <table:table-cell office:value-type="float" office:value="1.52215171302091E+018" calcext:value-type="float">
            <text:p>1.52215171302091E+018</text:p>
          </table:table-cell>
          <table:table-cell table:formula="of:=[.A466]-[.A467]" office:value-type="float" office:value="-1086464" calcext:value-type="float">
            <text:p>-1086464</text:p>
          </table:table-cell>
          <table:table-cell table:number-columns-repeated="3"/>
        </table:table-row>
        <table:table-row table:style-name="ro1">
          <table:table-cell office:value-type="float" office:value="1.522151713022E+018" calcext:value-type="float">
            <text:p>1.522151713022E+018</text:p>
          </table:table-cell>
          <table:table-cell table:formula="of:=[.A467]-[.A468]" office:value-type="float" office:value="-1086976" calcext:value-type="float">
            <text:p>-1086976</text:p>
          </table:table-cell>
          <table:table-cell table:number-columns-repeated="3"/>
        </table:table-row>
        <table:table-row table:style-name="ro1">
          <table:table-cell office:value-type="float" office:value="1.52215171302308E+018" calcext:value-type="float">
            <text:p>1.52215171302308E+018</text:p>
          </table:table-cell>
          <table:table-cell table:formula="of:=[.A468]-[.A469]" office:value-type="float" office:value="-1085952" calcext:value-type="float">
            <text:p>-1085952</text:p>
          </table:table-cell>
          <table:table-cell table:number-columns-repeated="3"/>
        </table:table-row>
        <table:table-row table:style-name="ro1">
          <table:table-cell office:value-type="float" office:value="1.52215171302417E+018" calcext:value-type="float">
            <text:p>1.52215171302417E+018</text:p>
          </table:table-cell>
          <table:table-cell table:formula="of:=[.A469]-[.A470]" office:value-type="float" office:value="-1087232" calcext:value-type="float">
            <text:p>-1087232</text:p>
          </table:table-cell>
          <table:table-cell table:number-columns-repeated="3"/>
        </table:table-row>
        <table:table-row table:style-name="ro1">
          <table:table-cell office:value-type="float" office:value="1.52215171302526E+018" calcext:value-type="float">
            <text:p>1.52215171302526E+018</text:p>
          </table:table-cell>
          <table:table-cell table:formula="of:=[.A470]-[.A471]" office:value-type="float" office:value="-1086720" calcext:value-type="float">
            <text:p>-1086720</text:p>
          </table:table-cell>
          <table:table-cell table:number-columns-repeated="3"/>
        </table:table-row>
        <table:table-row table:style-name="ro1">
          <table:table-cell office:value-type="float" office:value="1.52215171302634E+018" calcext:value-type="float">
            <text:p>1.52215171302634E+018</text:p>
          </table:table-cell>
          <table:table-cell table:formula="of:=[.A471]-[.A472]" office:value-type="float" office:value="-1086208" calcext:value-type="float">
            <text:p>-1086208</text:p>
          </table:table-cell>
          <table:table-cell table:number-columns-repeated="3"/>
        </table:table-row>
        <table:table-row table:style-name="ro1">
          <table:table-cell office:value-type="float" office:value="1.52215171302744E+018" calcext:value-type="float">
            <text:p>1.52215171302744E+018</text:p>
          </table:table-cell>
          <table:table-cell table:formula="of:=[.A472]-[.A473]" office:value-type="float" office:value="-1093120" calcext:value-type="float">
            <text:p>-1093120</text:p>
          </table:table-cell>
          <table:table-cell table:number-columns-repeated="3"/>
        </table:table-row>
        <table:table-row table:style-name="ro1">
          <table:table-cell office:value-type="float" office:value="1.52215171302853E+018" calcext:value-type="float">
            <text:p>1.52215171302853E+018</text:p>
          </table:table-cell>
          <table:table-cell table:formula="of:=[.A473]-[.A474]" office:value-type="float" office:value="-1092864" calcext:value-type="float">
            <text:p>-1092864</text:p>
          </table:table-cell>
          <table:table-cell table:number-columns-repeated="3"/>
        </table:table-row>
        <table:table-row table:style-name="ro1">
          <table:table-cell office:value-type="float" office:value="1.52215171302962E+018" calcext:value-type="float">
            <text:p>1.52215171302962E+018</text:p>
          </table:table-cell>
          <table:table-cell table:formula="of:=[.A474]-[.A475]" office:value-type="float" office:value="-1088512" calcext:value-type="float">
            <text:p>-1088512</text:p>
          </table:table-cell>
          <table:table-cell table:number-columns-repeated="3"/>
        </table:table-row>
        <table:table-row table:style-name="ro1">
          <table:table-cell office:value-type="float" office:value="1.5221517130307E+018" calcext:value-type="float">
            <text:p>1.5221517130307E+018</text:p>
          </table:table-cell>
          <table:table-cell table:formula="of:=[.A475]-[.A476]" office:value-type="float" office:value="-1088000" calcext:value-type="float">
            <text:p>-1088000</text:p>
          </table:table-cell>
          <table:table-cell table:number-columns-repeated="3"/>
        </table:table-row>
        <table:table-row table:style-name="ro1">
          <table:table-cell office:value-type="float" office:value="1.52215171303181E+018" calcext:value-type="float">
            <text:p>1.52215171303181E+018</text:p>
          </table:table-cell>
          <table:table-cell table:formula="of:=[.A476]-[.A477]" office:value-type="float" office:value="-1100288" calcext:value-type="float">
            <text:p>-1100288</text:p>
          </table:table-cell>
          <table:table-cell table:number-columns-repeated="3"/>
        </table:table-row>
        <table:table-row table:style-name="ro1">
          <table:table-cell office:value-type="float" office:value="1.52215171303289E+018" calcext:value-type="float">
            <text:p>1.52215171303289E+018</text:p>
          </table:table-cell>
          <table:table-cell table:formula="of:=[.A477]-[.A478]" office:value-type="float" office:value="-1086464" calcext:value-type="float">
            <text:p>-1086464</text:p>
          </table:table-cell>
          <table:table-cell table:number-columns-repeated="3"/>
        </table:table-row>
        <table:table-row table:style-name="ro1">
          <table:table-cell office:value-type="float" office:value="1.52215171303398E+018" calcext:value-type="float">
            <text:p>1.52215171303398E+018</text:p>
          </table:table-cell>
          <table:table-cell table:formula="of:=[.A478]-[.A479]" office:value-type="float" office:value="-1087488" calcext:value-type="float">
            <text:p>-1087488</text:p>
          </table:table-cell>
          <table:table-cell table:number-columns-repeated="3"/>
        </table:table-row>
        <table:table-row table:style-name="ro1">
          <table:table-cell office:value-type="float" office:value="1.52215171303507E+018" calcext:value-type="float">
            <text:p>1.52215171303507E+018</text:p>
          </table:table-cell>
          <table:table-cell table:formula="of:=[.A479]-[.A480]" office:value-type="float" office:value="-1088000" calcext:value-type="float">
            <text:p>-1088000</text:p>
          </table:table-cell>
          <table:table-cell table:number-columns-repeated="3"/>
        </table:table-row>
        <table:table-row table:style-name="ro1">
          <table:table-cell office:value-type="float" office:value="1.52215171303615E+018" calcext:value-type="float">
            <text:p>1.52215171303615E+018</text:p>
          </table:table-cell>
          <table:table-cell table:formula="of:=[.A480]-[.A481]" office:value-type="float" office:value="-1087488" calcext:value-type="float">
            <text:p>-1087488</text:p>
          </table:table-cell>
          <table:table-cell table:number-columns-repeated="3"/>
        </table:table-row>
        <table:table-row table:style-name="ro1">
          <table:table-cell office:value-type="float" office:value="1.52215171303724E+018" calcext:value-type="float">
            <text:p>1.52215171303724E+018</text:p>
          </table:table-cell>
          <table:table-cell table:formula="of:=[.A481]-[.A482]" office:value-type="float" office:value="-1086976" calcext:value-type="float">
            <text:p>-1086976</text:p>
          </table:table-cell>
          <table:table-cell table:number-columns-repeated="3"/>
        </table:table-row>
        <table:table-row table:style-name="ro1">
          <table:table-cell office:value-type="float" office:value="1.52215171303833E+018" calcext:value-type="float">
            <text:p>1.52215171303833E+018</text:p>
          </table:table-cell>
          <table:table-cell table:formula="of:=[.A482]-[.A483]" office:value-type="float" office:value="-1086976" calcext:value-type="float">
            <text:p>-1086976</text:p>
          </table:table-cell>
          <table:table-cell table:number-columns-repeated="3"/>
        </table:table-row>
        <table:table-row table:style-name="ro1">
          <table:table-cell office:value-type="float" office:value="1.52215171303942E+018" calcext:value-type="float">
            <text:p>1.52215171303942E+018</text:p>
          </table:table-cell>
          <table:table-cell table:formula="of:=[.A483]-[.A484]" office:value-type="float" office:value="-1086720" calcext:value-type="float">
            <text:p>-1086720</text:p>
          </table:table-cell>
          <table:table-cell table:number-columns-repeated="3"/>
        </table:table-row>
        <table:table-row table:style-name="ro1">
          <table:table-cell office:value-type="float" office:value="1.5221517130405E+018" calcext:value-type="float">
            <text:p>1.5221517130405E+018</text:p>
          </table:table-cell>
          <table:table-cell table:formula="of:=[.A484]-[.A485]" office:value-type="float" office:value="-1086976" calcext:value-type="float">
            <text:p>-1086976</text:p>
          </table:table-cell>
          <table:table-cell table:number-columns-repeated="3"/>
        </table:table-row>
        <table:table-row table:style-name="ro1">
          <table:table-cell office:value-type="float" office:value="1.5221517130416E+018" calcext:value-type="float">
            <text:p>1.5221517130416E+018</text:p>
          </table:table-cell>
          <table:table-cell table:formula="of:=[.A485]-[.A486]" office:value-type="float" office:value="-1094400" calcext:value-type="float">
            <text:p>-1094400</text:p>
          </table:table-cell>
          <table:table-cell table:number-columns-repeated="3"/>
        </table:table-row>
        <table:table-row table:style-name="ro1">
          <table:table-cell office:value-type="float" office:value="1.52215171304268E+018" calcext:value-type="float">
            <text:p>1.52215171304268E+018</text:p>
          </table:table-cell>
          <table:table-cell table:formula="of:=[.A486]-[.A487]" office:value-type="float" office:value="-1086976" calcext:value-type="float">
            <text:p>-1086976</text:p>
          </table:table-cell>
          <table:table-cell table:number-columns-repeated="3"/>
        </table:table-row>
        <table:table-row table:style-name="ro1">
          <table:table-cell office:value-type="float" office:value="1.52215171304377E+018" calcext:value-type="float">
            <text:p>1.52215171304377E+018</text:p>
          </table:table-cell>
          <table:table-cell table:formula="of:=[.A487]-[.A488]" office:value-type="float" office:value="-1088000" calcext:value-type="float">
            <text:p>-1088000</text:p>
          </table:table-cell>
          <table:table-cell table:number-columns-repeated="3"/>
        </table:table-row>
        <table:table-row table:style-name="ro1">
          <table:table-cell office:value-type="float" office:value="1.52215171304484E+018" calcext:value-type="float">
            <text:p>1.52215171304484E+018</text:p>
          </table:table-cell>
          <table:table-cell table:formula="of:=[.A488]-[.A489]" office:value-type="float" office:value="-1065984" calcext:value-type="float">
            <text:p>-1065984</text:p>
          </table:table-cell>
          <table:table-cell table:number-columns-repeated="3"/>
        </table:table-row>
        <table:table-row table:style-name="ro1">
          <table:table-cell office:value-type="float" office:value="1.5221517130459E+018" calcext:value-type="float">
            <text:p>1.5221517130459E+018</text:p>
          </table:table-cell>
          <table:table-cell table:formula="of:=[.A489]-[.A490]" office:value-type="float" office:value="-1063680" calcext:value-type="float">
            <text:p>-1063680</text:p>
          </table:table-cell>
          <table:table-cell table:number-columns-repeated="3"/>
        </table:table-row>
        <table:table-row table:style-name="ro1">
          <table:table-cell office:value-type="float" office:value="1.52215171304696E+018" calcext:value-type="float">
            <text:p>1.52215171304696E+018</text:p>
          </table:table-cell>
          <table:table-cell table:formula="of:=[.A490]-[.A491]" office:value-type="float" office:value="-1059584" calcext:value-type="float">
            <text:p>-1059584</text:p>
          </table:table-cell>
          <table:table-cell table:number-columns-repeated="3"/>
        </table:table-row>
        <table:table-row table:style-name="ro1">
          <table:table-cell office:value-type="float" office:value="1.52215171304802E+018" calcext:value-type="float">
            <text:p>1.52215171304802E+018</text:p>
          </table:table-cell>
          <table:table-cell table:formula="of:=[.A491]-[.A492]" office:value-type="float" office:value="-1058816" calcext:value-type="float">
            <text:p>-1058816</text:p>
          </table:table-cell>
          <table:table-cell table:number-columns-repeated="3"/>
        </table:table-row>
        <table:table-row table:style-name="ro1">
          <table:table-cell office:value-type="float" office:value="1.52215171304908E+018" calcext:value-type="float">
            <text:p>1.52215171304908E+018</text:p>
          </table:table-cell>
          <table:table-cell table:formula="of:=[.A492]-[.A493]" office:value-type="float" office:value="-1058816" calcext:value-type="float">
            <text:p>-1058816</text:p>
          </table:table-cell>
          <table:table-cell table:number-columns-repeated="3"/>
        </table:table-row>
        <table:table-row table:style-name="ro1">
          <table:table-cell office:value-type="float" office:value="1.52215171305014E+018" calcext:value-type="float">
            <text:p>1.52215171305014E+018</text:p>
          </table:table-cell>
          <table:table-cell table:formula="of:=[.A493]-[.A494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30512E+018" calcext:value-type="float">
            <text:p>1.5221517130512E+018</text:p>
          </table:table-cell>
          <table:table-cell table:formula="of:=[.A494]-[.A495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305226E+018" calcext:value-type="float">
            <text:p>1.52215171305226E+018</text:p>
          </table:table-cell>
          <table:table-cell table:formula="of:=[.A495]-[.A496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305332E+018" calcext:value-type="float">
            <text:p>1.52215171305332E+018</text:p>
          </table:table-cell>
          <table:table-cell table:formula="of:=[.A496]-[.A497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305438E+018" calcext:value-type="float">
            <text:p>1.52215171305438E+018</text:p>
          </table:table-cell>
          <table:table-cell table:formula="of:=[.A497]-[.A498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305543E+018" calcext:value-type="float">
            <text:p>1.52215171305543E+018</text:p>
          </table:table-cell>
          <table:table-cell table:formula="of:=[.A498]-[.A499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305649E+018" calcext:value-type="float">
            <text:p>1.52215171305649E+018</text:p>
          </table:table-cell>
          <table:table-cell table:formula="of:=[.A499]-[.A500]" office:value-type="float" office:value="-1059584" calcext:value-type="float">
            <text:p>-1059584</text:p>
          </table:table-cell>
          <table:table-cell table:number-columns-repeated="3"/>
        </table:table-row>
        <table:table-row table:style-name="ro1">
          <table:table-cell office:value-type="float" office:value="1.52215171305755E+018" calcext:value-type="float">
            <text:p>1.52215171305755E+018</text:p>
          </table:table-cell>
          <table:table-cell table:formula="of:=[.A500]-[.A501]" office:value-type="float" office:value="-1058816" calcext:value-type="float">
            <text:p>-1058816</text:p>
          </table:table-cell>
          <table:table-cell table:number-columns-repeated="3"/>
        </table:table-row>
        <table:table-row table:style-name="ro1">
          <table:table-cell office:value-type="float" office:value="1.52215171305861E+018" calcext:value-type="float">
            <text:p>1.52215171305861E+018</text:p>
          </table:table-cell>
          <table:table-cell table:formula="of:=[.A501]-[.A502]" office:value-type="float" office:value="-1060096" calcext:value-type="float">
            <text:p>-1060096</text:p>
          </table:table-cell>
          <table:table-cell table:number-columns-repeated="3"/>
        </table:table-row>
        <table:table-row table:style-name="ro1">
          <table:table-cell office:value-type="float" office:value="1.52215171305967E+018" calcext:value-type="float">
            <text:p>1.52215171305967E+018</text:p>
          </table:table-cell>
          <table:table-cell table:formula="of:=[.A502]-[.A503]" office:value-type="float" office:value="-1058304" calcext:value-type="float">
            <text:p>-1058304</text:p>
          </table:table-cell>
          <table:table-cell table:number-columns-repeated="3"/>
        </table:table-row>
        <table:table-row table:style-name="ro1">
          <table:table-cell office:value-type="float" office:value="1.52215171306073E+018" calcext:value-type="float">
            <text:p>1.52215171306073E+018</text:p>
          </table:table-cell>
          <table:table-cell table:formula="of:=[.A503]-[.A504]" office:value-type="float" office:value="-1062144" calcext:value-type="float">
            <text:p>-1062144</text:p>
          </table:table-cell>
          <table:table-cell table:number-columns-repeated="3"/>
        </table:table-row>
        <table:table-row table:style-name="ro1">
          <table:table-cell office:value-type="float" office:value="1.52215171306179E+018" calcext:value-type="float">
            <text:p>1.52215171306179E+018</text:p>
          </table:table-cell>
          <table:table-cell table:formula="of:=[.A504]-[.A505]" office:value-type="float" office:value="-1061888" calcext:value-type="float">
            <text:p>-1061888</text:p>
          </table:table-cell>
          <table:table-cell table:number-columns-repeated="3"/>
        </table:table-row>
        <table:table-row table:style-name="ro1">
          <table:table-cell office:value-type="float" office:value="1.52215171306286E+018" calcext:value-type="float">
            <text:p>1.52215171306286E+018</text:p>
          </table:table-cell>
          <table:table-cell table:formula="of:=[.A505]-[.A506]" office:value-type="float" office:value="-1062912" calcext:value-type="float">
            <text:p>-1062912</text:p>
          </table:table-cell>
          <table:table-cell table:number-columns-repeated="3"/>
        </table:table-row>
        <table:table-row table:style-name="ro1">
          <table:table-cell office:value-type="float" office:value="1.52215171306392E+018" calcext:value-type="float">
            <text:p>1.52215171306392E+018</text:p>
          </table:table-cell>
          <table:table-cell table:formula="of:=[.A506]-[.A507]" office:value-type="float" office:value="-1060352" calcext:value-type="float">
            <text:p>-1060352</text:p>
          </table:table-cell>
          <table:table-cell table:number-columns-repeated="3"/>
        </table:table-row>
        <table:table-row table:style-name="ro1">
          <table:table-cell office:value-type="float" office:value="1.52215171306498E+018" calcext:value-type="float">
            <text:p>1.52215171306498E+018</text:p>
          </table:table-cell>
          <table:table-cell table:formula="of:=[.A507]-[.A508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306604E+018" calcext:value-type="float">
            <text:p>1.52215171306604E+018</text:p>
          </table:table-cell>
          <table:table-cell table:formula="of:=[.A508]-[.A509]" office:value-type="float" office:value="-1058816" calcext:value-type="float">
            <text:p>-1058816</text:p>
          </table:table-cell>
          <table:table-cell table:number-columns-repeated="3"/>
        </table:table-row>
        <table:table-row table:style-name="ro1">
          <table:table-cell office:value-type="float" office:value="1.5221517130671E+018" calcext:value-type="float">
            <text:p>1.5221517130671E+018</text:p>
          </table:table-cell>
          <table:table-cell table:formula="of:=[.A509]-[.A510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306815E+018" calcext:value-type="float">
            <text:p>1.52215171306815E+018</text:p>
          </table:table-cell>
          <table:table-cell table:formula="of:=[.A510]-[.A511]" office:value-type="float" office:value="-1059584" calcext:value-type="float">
            <text:p>-1059584</text:p>
          </table:table-cell>
          <table:table-cell table:number-columns-repeated="3"/>
        </table:table-row>
        <table:table-row table:style-name="ro1">
          <table:table-cell office:value-type="float" office:value="1.52215171306921E+018" calcext:value-type="float">
            <text:p>1.52215171306921E+018</text:p>
          </table:table-cell>
          <table:table-cell table:formula="of:=[.A511]-[.A512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307027E+018" calcext:value-type="float">
            <text:p>1.52215171307027E+018</text:p>
          </table:table-cell>
          <table:table-cell table:formula="of:=[.A512]-[.A513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307133E+018" calcext:value-type="float">
            <text:p>1.52215171307133E+018</text:p>
          </table:table-cell>
          <table:table-cell table:formula="of:=[.A513]-[.A514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307239E+018" calcext:value-type="float">
            <text:p>1.52215171307239E+018</text:p>
          </table:table-cell>
          <table:table-cell table:formula="of:=[.A514]-[.A515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307345E+018" calcext:value-type="float">
            <text:p>1.52215171307345E+018</text:p>
          </table:table-cell>
          <table:table-cell table:formula="of:=[.A515]-[.A516]" office:value-type="float" office:value="-1058304" calcext:value-type="float">
            <text:p>-1058304</text:p>
          </table:table-cell>
          <table:table-cell table:number-columns-repeated="3"/>
        </table:table-row>
        <table:table-row table:style-name="ro1">
          <table:table-cell office:value-type="float" office:value="1.52215171307451E+018" calcext:value-type="float">
            <text:p>1.52215171307451E+018</text:p>
          </table:table-cell>
          <table:table-cell table:formula="of:=[.A516]-[.A517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307557E+018" calcext:value-type="float">
            <text:p>1.52215171307557E+018</text:p>
          </table:table-cell>
          <table:table-cell table:formula="of:=[.A517]-[.A518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307663E+018" calcext:value-type="float">
            <text:p>1.52215171307663E+018</text:p>
          </table:table-cell>
          <table:table-cell table:formula="of:=[.A518]-[.A519]" office:value-type="float" office:value="-1058560" calcext:value-type="float">
            <text:p>-1058560</text:p>
          </table:table-cell>
          <table:table-cell table:number-columns-repeated="3"/>
        </table:table-row>
        <table:table-row table:style-name="ro1">
          <table:table-cell office:value-type="float" office:value="1.52215171307769E+018" calcext:value-type="float">
            <text:p>1.52215171307769E+018</text:p>
          </table:table-cell>
          <table:table-cell table:formula="of:=[.A519]-[.A520]" office:value-type="float" office:value="-1061888" calcext:value-type="float">
            <text:p>-1061888</text:p>
          </table:table-cell>
          <table:table-cell table:number-columns-repeated="3"/>
        </table:table-row>
        <table:table-row table:style-name="ro1">
          <table:table-cell office:value-type="float" office:value="1.52215171307875E+018" calcext:value-type="float">
            <text:p>1.52215171307875E+018</text:p>
          </table:table-cell>
          <table:table-cell table:formula="of:=[.A520]-[.A521]" office:value-type="float" office:value="-1061376" calcext:value-type="float">
            <text:p>-1061376</text:p>
          </table:table-cell>
          <table:table-cell table:number-columns-repeated="3"/>
        </table:table-row>
        <table:table-row table:style-name="ro1">
          <table:table-cell office:value-type="float" office:value="1.52215171307981E+018" calcext:value-type="float">
            <text:p>1.52215171307981E+018</text:p>
          </table:table-cell>
          <table:table-cell table:formula="of:=[.A521]-[.A522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308087E+018" calcext:value-type="float">
            <text:p>1.52215171308087E+018</text:p>
          </table:table-cell>
          <table:table-cell table:formula="of:=[.A522]-[.A523]" office:value-type="float" office:value="-1059584" calcext:value-type="float">
            <text:p>-1059584</text:p>
          </table:table-cell>
          <table:table-cell table:number-columns-repeated="3"/>
        </table:table-row>
        <table:table-row table:style-name="ro1">
          <table:table-cell office:value-type="float" office:value="1.52215171308193E+018" calcext:value-type="float">
            <text:p>1.52215171308193E+018</text:p>
          </table:table-cell>
          <table:table-cell table:formula="of:=[.A523]-[.A524]" office:value-type="float" office:value="-1062144" calcext:value-type="float">
            <text:p>-1062144</text:p>
          </table:table-cell>
          <table:table-cell table:number-columns-repeated="3"/>
        </table:table-row>
        <table:table-row table:style-name="ro1">
          <table:table-cell office:value-type="float" office:value="1.52215171308299E+018" calcext:value-type="float">
            <text:p>1.52215171308299E+018</text:p>
          </table:table-cell>
          <table:table-cell table:formula="of:=[.A524]-[.A525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308405E+018" calcext:value-type="float">
            <text:p>1.52215171308405E+018</text:p>
          </table:table-cell>
          <table:table-cell table:formula="of:=[.A525]-[.A526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308511E+018" calcext:value-type="float">
            <text:p>1.52215171308511E+018</text:p>
          </table:table-cell>
          <table:table-cell table:formula="of:=[.A526]-[.A527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308617E+018" calcext:value-type="float">
            <text:p>1.52215171308617E+018</text:p>
          </table:table-cell>
          <table:table-cell table:formula="of:=[.A527]-[.A528]" office:value-type="float" office:value="-1058304" calcext:value-type="float">
            <text:p>-1058304</text:p>
          </table:table-cell>
          <table:table-cell table:number-columns-repeated="3"/>
        </table:table-row>
        <table:table-row table:style-name="ro1">
          <table:table-cell office:value-type="float" office:value="1.52215171308723E+018" calcext:value-type="float">
            <text:p>1.52215171308723E+018</text:p>
          </table:table-cell>
          <table:table-cell table:formula="of:=[.A528]-[.A529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308828E+018" calcext:value-type="float">
            <text:p>1.52215171308828E+018</text:p>
          </table:table-cell>
          <table:table-cell table:formula="of:=[.A529]-[.A530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08934E+018" calcext:value-type="float">
            <text:p>1.52215171308934E+018</text:p>
          </table:table-cell>
          <table:table-cell table:formula="of:=[.A530]-[.A531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30904E+018" calcext:value-type="float">
            <text:p>1.5221517130904E+018</text:p>
          </table:table-cell>
          <table:table-cell table:formula="of:=[.A531]-[.A532]" office:value-type="float" office:value="-1058816" calcext:value-type="float">
            <text:p>-1058816</text:p>
          </table:table-cell>
          <table:table-cell table:number-columns-repeated="3"/>
        </table:table-row>
        <table:table-row table:style-name="ro1">
          <table:table-cell office:value-type="float" office:value="1.52215171309147E+018" calcext:value-type="float">
            <text:p>1.52215171309147E+018</text:p>
          </table:table-cell>
          <table:table-cell table:formula="of:=[.A532]-[.A533]" office:value-type="float" office:value="-1063680" calcext:value-type="float">
            <text:p>-1063680</text:p>
          </table:table-cell>
          <table:table-cell table:number-columns-repeated="3"/>
        </table:table-row>
        <table:table-row table:style-name="ro1">
          <table:table-cell office:value-type="float" office:value="1.52215171309253E+018" calcext:value-type="float">
            <text:p>1.52215171309253E+018</text:p>
          </table:table-cell>
          <table:table-cell table:formula="of:=[.A533]-[.A534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309358E+018" calcext:value-type="float">
            <text:p>1.52215171309358E+018</text:p>
          </table:table-cell>
          <table:table-cell table:formula="of:=[.A534]-[.A535]" office:value-type="float" office:value="-1058816" calcext:value-type="float">
            <text:p>-1058816</text:p>
          </table:table-cell>
          <table:table-cell table:number-columns-repeated="3"/>
        </table:table-row>
        <table:table-row table:style-name="ro1">
          <table:table-cell office:value-type="float" office:value="1.52215171309465E+018" calcext:value-type="float">
            <text:p>1.52215171309465E+018</text:p>
          </table:table-cell>
          <table:table-cell table:formula="of:=[.A535]-[.A536]" office:value-type="float" office:value="-1061376" calcext:value-type="float">
            <text:p>-1061376</text:p>
          </table:table-cell>
          <table:table-cell table:number-columns-repeated="3"/>
        </table:table-row>
        <table:table-row table:style-name="ro1">
          <table:table-cell office:value-type="float" office:value="1.52215171309571E+018" calcext:value-type="float">
            <text:p>1.52215171309571E+018</text:p>
          </table:table-cell>
          <table:table-cell table:formula="of:=[.A536]-[.A537]" office:value-type="float" office:value="-1062400" calcext:value-type="float">
            <text:p>-1062400</text:p>
          </table:table-cell>
          <table:table-cell table:number-columns-repeated="3"/>
        </table:table-row>
        <table:table-row table:style-name="ro1">
          <table:table-cell office:value-type="float" office:value="1.52215171309677E+018" calcext:value-type="float">
            <text:p>1.52215171309677E+018</text:p>
          </table:table-cell>
          <table:table-cell table:formula="of:=[.A537]-[.A538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309783E+018" calcext:value-type="float">
            <text:p>1.52215171309783E+018</text:p>
          </table:table-cell>
          <table:table-cell table:formula="of:=[.A538]-[.A539]" office:value-type="float" office:value="-1060096" calcext:value-type="float">
            <text:p>-1060096</text:p>
          </table:table-cell>
          <table:table-cell table:number-columns-repeated="3"/>
        </table:table-row>
        <table:table-row table:style-name="ro1">
          <table:table-cell office:value-type="float" office:value="1.52215171309889E+018" calcext:value-type="float">
            <text:p>1.52215171309889E+018</text:p>
          </table:table-cell>
          <table:table-cell table:formula="of:=[.A539]-[.A540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309995E+018" calcext:value-type="float">
            <text:p>1.52215171309995E+018</text:p>
          </table:table-cell>
          <table:table-cell table:formula="of:=[.A540]-[.A541]" office:value-type="float" office:value="-1058560" calcext:value-type="float">
            <text:p>-1058560</text:p>
          </table:table-cell>
          <table:table-cell table:number-columns-repeated="3"/>
        </table:table-row>
        <table:table-row table:style-name="ro1">
          <table:table-cell office:value-type="float" office:value="1.52215171310101E+018" calcext:value-type="float">
            <text:p>1.52215171310101E+018</text:p>
          </table:table-cell>
          <table:table-cell table:formula="of:=[.A541]-[.A542]" office:value-type="float" office:value="-1062144" calcext:value-type="float">
            <text:p>-1062144</text:p>
          </table:table-cell>
          <table:table-cell table:number-columns-repeated="3"/>
        </table:table-row>
        <table:table-row table:style-name="ro1">
          <table:table-cell office:value-type="float" office:value="1.52215171310207E+018" calcext:value-type="float">
            <text:p>1.52215171310207E+018</text:p>
          </table:table-cell>
          <table:table-cell table:formula="of:=[.A542]-[.A543]" office:value-type="float" office:value="-1058560" calcext:value-type="float">
            <text:p>-1058560</text:p>
          </table:table-cell>
          <table:table-cell table:number-columns-repeated="3"/>
        </table:table-row>
        <table:table-row table:style-name="ro1">
          <table:table-cell office:value-type="float" office:value="1.52215171310313E+018" calcext:value-type="float">
            <text:p>1.52215171310313E+018</text:p>
          </table:table-cell>
          <table:table-cell table:formula="of:=[.A543]-[.A544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310418E+018" calcext:value-type="float">
            <text:p>1.52215171310418E+018</text:p>
          </table:table-cell>
          <table:table-cell table:formula="of:=[.A544]-[.A545]" office:value-type="float" office:value="-1059584" calcext:value-type="float">
            <text:p>-1059584</text:p>
          </table:table-cell>
          <table:table-cell table:number-columns-repeated="3"/>
        </table:table-row>
        <table:table-row table:style-name="ro1">
          <table:table-cell office:value-type="float" office:value="1.52215171310524E+018" calcext:value-type="float">
            <text:p>1.52215171310524E+018</text:p>
          </table:table-cell>
          <table:table-cell table:formula="of:=[.A545]-[.A546]" office:value-type="float" office:value="-1059584" calcext:value-type="float">
            <text:p>-1059584</text:p>
          </table:table-cell>
          <table:table-cell table:number-columns-repeated="3"/>
        </table:table-row>
        <table:table-row table:style-name="ro1">
          <table:table-cell office:value-type="float" office:value="1.5221517131063E+018" calcext:value-type="float">
            <text:p>1.5221517131063E+018</text:p>
          </table:table-cell>
          <table:table-cell table:formula="of:=[.A546]-[.A547]" office:value-type="float" office:value="-1059584" calcext:value-type="float">
            <text:p>-1059584</text:p>
          </table:table-cell>
          <table:table-cell table:number-columns-repeated="3"/>
        </table:table-row>
        <table:table-row table:style-name="ro1">
          <table:table-cell office:value-type="float" office:value="1.52215171310736E+018" calcext:value-type="float">
            <text:p>1.52215171310736E+018</text:p>
          </table:table-cell>
          <table:table-cell table:formula="of:=[.A547]-[.A548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310842E+018" calcext:value-type="float">
            <text:p>1.52215171310842E+018</text:p>
          </table:table-cell>
          <table:table-cell table:formula="of:=[.A548]-[.A549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310948E+018" calcext:value-type="float">
            <text:p>1.52215171310948E+018</text:p>
          </table:table-cell>
          <table:table-cell table:formula="of:=[.A549]-[.A550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311054E+018" calcext:value-type="float">
            <text:p>1.52215171311054E+018</text:p>
          </table:table-cell>
          <table:table-cell table:formula="of:=[.A550]-[.A551]" office:value-type="float" office:value="-1060864" calcext:value-type="float">
            <text:p>-1060864</text:p>
          </table:table-cell>
          <table:table-cell table:number-columns-repeated="3"/>
        </table:table-row>
        <table:table-row table:style-name="ro1">
          <table:table-cell office:value-type="float" office:value="1.52215171311161E+018" calcext:value-type="float">
            <text:p>1.52215171311161E+018</text:p>
          </table:table-cell>
          <table:table-cell table:formula="of:=[.A551]-[.A552]" office:value-type="float" office:value="-1062400" calcext:value-type="float">
            <text:p>-1062400</text:p>
          </table:table-cell>
          <table:table-cell table:number-columns-repeated="3"/>
        </table:table-row>
        <table:table-row table:style-name="ro1">
          <table:table-cell office:value-type="float" office:value="1.52215171311267E+018" calcext:value-type="float">
            <text:p>1.52215171311267E+018</text:p>
          </table:table-cell>
          <table:table-cell table:formula="of:=[.A552]-[.A553]" office:value-type="float" office:value="-1062656" calcext:value-type="float">
            <text:p>-1062656</text:p>
          </table:table-cell>
          <table:table-cell table:number-columns-repeated="3"/>
        </table:table-row>
        <table:table-row table:style-name="ro1">
          <table:table-cell office:value-type="float" office:value="1.52215171311372E+018" calcext:value-type="float">
            <text:p>1.52215171311372E+018</text:p>
          </table:table-cell>
          <table:table-cell table:formula="of:=[.A553]-[.A554]" office:value-type="float" office:value="-1049856" calcext:value-type="float">
            <text:p>-1049856</text:p>
          </table:table-cell>
          <table:table-cell table:number-columns-repeated="3"/>
        </table:table-row>
        <table:table-row table:style-name="ro1">
          <table:table-cell office:value-type="float" office:value="1.52215171311478E+018" calcext:value-type="float">
            <text:p>1.52215171311478E+018</text:p>
          </table:table-cell>
          <table:table-cell table:formula="of:=[.A554]-[.A555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11586E+018" calcext:value-type="float">
            <text:p>1.52215171311586E+018</text:p>
          </table:table-cell>
          <table:table-cell table:formula="of:=[.A555]-[.A556]" office:value-type="float" office:value="-1086720" calcext:value-type="float">
            <text:p>-1086720</text:p>
          </table:table-cell>
          <table:table-cell table:number-columns-repeated="3"/>
        </table:table-row>
        <table:table-row table:style-name="ro1">
          <table:table-cell office:value-type="float" office:value="1.5221517131169E+018" calcext:value-type="float">
            <text:p>1.5221517131169E+018</text:p>
          </table:table-cell>
          <table:table-cell table:formula="of:=[.A556]-[.A557]" office:value-type="float" office:value="-1037568" calcext:value-type="float">
            <text:p>-1037568</text:p>
          </table:table-cell>
          <table:table-cell table:number-columns-repeated="3"/>
        </table:table-row>
        <table:table-row table:style-name="ro1">
          <table:table-cell office:value-type="float" office:value="1.52215171311797E+018" calcext:value-type="float">
            <text:p>1.52215171311797E+018</text:p>
          </table:table-cell>
          <table:table-cell table:formula="of:=[.A557]-[.A558]" office:value-type="float" office:value="-1073408" calcext:value-type="float">
            <text:p>-1073408</text:p>
          </table:table-cell>
          <table:table-cell table:number-columns-repeated="3"/>
        </table:table-row>
        <table:table-row table:style-name="ro1">
          <table:table-cell office:value-type="float" office:value="1.52215171311906E+018" calcext:value-type="float">
            <text:p>1.52215171311906E+018</text:p>
          </table:table-cell>
          <table:table-cell table:formula="of:=[.A558]-[.A559]" office:value-type="float" office:value="-1083136" calcext:value-type="float">
            <text:p>-1083136</text:p>
          </table:table-cell>
          <table:table-cell table:number-columns-repeated="3"/>
        </table:table-row>
        <table:table-row table:style-name="ro1">
          <table:table-cell office:value-type="float" office:value="1.52215171312014E+018" calcext:value-type="float">
            <text:p>1.52215171312014E+018</text:p>
          </table:table-cell>
          <table:table-cell table:formula="of:=[.A559]-[.A560]" office:value-type="float" office:value="-1084672" calcext:value-type="float">
            <text:p>-1084672</text:p>
          </table:table-cell>
          <table:table-cell table:number-columns-repeated="3"/>
        </table:table-row>
        <table:table-row table:style-name="ro1">
          <table:table-cell office:value-type="float" office:value="1.52215171312122E+018" calcext:value-type="float">
            <text:p>1.52215171312122E+018</text:p>
          </table:table-cell>
          <table:table-cell table:formula="of:=[.A560]-[.A561]" office:value-type="float" office:value="-1083648" calcext:value-type="float">
            <text:p>-1083648</text:p>
          </table:table-cell>
          <table:table-cell table:number-columns-repeated="3"/>
        </table:table-row>
        <table:table-row table:style-name="ro1">
          <table:table-cell office:value-type="float" office:value="1.52215171312231E+018" calcext:value-type="float">
            <text:p>1.52215171312231E+018</text:p>
          </table:table-cell>
          <table:table-cell table:formula="of:=[.A561]-[.A562]" office:value-type="float" office:value="-1088512" calcext:value-type="float">
            <text:p>-1088512</text:p>
          </table:table-cell>
          <table:table-cell table:number-columns-repeated="3"/>
        </table:table-row>
        <table:table-row table:style-name="ro1">
          <table:table-cell office:value-type="float" office:value="1.5221517131234E+018" calcext:value-type="float">
            <text:p>1.5221517131234E+018</text:p>
          </table:table-cell>
          <table:table-cell table:formula="of:=[.A562]-[.A563]" office:value-type="float" office:value="-1082880" calcext:value-type="float">
            <text:p>-1082880</text:p>
          </table:table-cell>
          <table:table-cell table:number-columns-repeated="3"/>
        </table:table-row>
        <table:table-row table:style-name="ro1">
          <table:table-cell office:value-type="float" office:value="1.52215171312448E+018" calcext:value-type="float">
            <text:p>1.52215171312448E+018</text:p>
          </table:table-cell>
          <table:table-cell table:formula="of:=[.A563]-[.A564]" office:value-type="float" office:value="-1087488" calcext:value-type="float">
            <text:p>-1087488</text:p>
          </table:table-cell>
          <table:table-cell table:number-columns-repeated="3"/>
        </table:table-row>
        <table:table-row table:style-name="ro1">
          <table:table-cell office:value-type="float" office:value="1.52215171312557E+018" calcext:value-type="float">
            <text:p>1.52215171312557E+018</text:p>
          </table:table-cell>
          <table:table-cell table:formula="of:=[.A564]-[.A565]" office:value-type="float" office:value="-1088000" calcext:value-type="float">
            <text:p>-1088000</text:p>
          </table:table-cell>
          <table:table-cell table:number-columns-repeated="3"/>
        </table:table-row>
        <table:table-row table:style-name="ro1">
          <table:table-cell office:value-type="float" office:value="1.52215171312663E+018" calcext:value-type="float">
            <text:p>1.52215171312663E+018</text:p>
          </table:table-cell>
          <table:table-cell table:formula="of:=[.A565]-[.A566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12769E+018" calcext:value-type="float">
            <text:p>1.52215171312769E+018</text:p>
          </table:table-cell>
          <table:table-cell table:formula="of:=[.A566]-[.A567]" office:value-type="float" office:value="-1063168" calcext:value-type="float">
            <text:p>-1063168</text:p>
          </table:table-cell>
          <table:table-cell table:number-columns-repeated="3"/>
        </table:table-row>
        <table:table-row table:style-name="ro1">
          <table:table-cell office:value-type="float" office:value="1.52215171312876E+018" calcext:value-type="float">
            <text:p>1.52215171312876E+018</text:p>
          </table:table-cell>
          <table:table-cell table:formula="of:=[.A567]-[.A568]" office:value-type="float" office:value="-1062912" calcext:value-type="float">
            <text:p>-1062912</text:p>
          </table:table-cell>
          <table:table-cell table:number-columns-repeated="3"/>
        </table:table-row>
        <table:table-row table:style-name="ro1">
          <table:table-cell office:value-type="float" office:value="1.52215171312981E+018" calcext:value-type="float">
            <text:p>1.52215171312981E+018</text:p>
          </table:table-cell>
          <table:table-cell table:formula="of:=[.A568]-[.A569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313087E+018" calcext:value-type="float">
            <text:p>1.52215171313087E+018</text:p>
          </table:table-cell>
          <table:table-cell table:formula="of:=[.A569]-[.A570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13193E+018" calcext:value-type="float">
            <text:p>1.52215171313193E+018</text:p>
          </table:table-cell>
          <table:table-cell table:formula="of:=[.A570]-[.A571]" office:value-type="float" office:value="-1058304" calcext:value-type="float">
            <text:p>-1058304</text:p>
          </table:table-cell>
          <table:table-cell table:number-columns-repeated="3"/>
        </table:table-row>
        <table:table-row table:style-name="ro1">
          <table:table-cell office:value-type="float" office:value="1.52215171313299E+018" calcext:value-type="float">
            <text:p>1.52215171313299E+018</text:p>
          </table:table-cell>
          <table:table-cell table:formula="of:=[.A571]-[.A572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13405E+018" calcext:value-type="float">
            <text:p>1.52215171313405E+018</text:p>
          </table:table-cell>
          <table:table-cell table:formula="of:=[.A572]-[.A573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31351E+018" calcext:value-type="float">
            <text:p>1.5221517131351E+018</text:p>
          </table:table-cell>
          <table:table-cell table:formula="of:=[.A573]-[.A574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313616E+018" calcext:value-type="float">
            <text:p>1.52215171313616E+018</text:p>
          </table:table-cell>
          <table:table-cell table:formula="of:=[.A574]-[.A575]" office:value-type="float" office:value="-1058304" calcext:value-type="float">
            <text:p>-1058304</text:p>
          </table:table-cell>
          <table:table-cell table:number-columns-repeated="3"/>
        </table:table-row>
        <table:table-row table:style-name="ro1">
          <table:table-cell office:value-type="float" office:value="1.52215171313722E+018" calcext:value-type="float">
            <text:p>1.52215171313722E+018</text:p>
          </table:table-cell>
          <table:table-cell table:formula="of:=[.A575]-[.A576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13828E+018" calcext:value-type="float">
            <text:p>1.52215171313828E+018</text:p>
          </table:table-cell>
          <table:table-cell table:formula="of:=[.A576]-[.A577]" office:value-type="float" office:value="-1058304" calcext:value-type="float">
            <text:p>-1058304</text:p>
          </table:table-cell>
          <table:table-cell table:number-columns-repeated="3"/>
        </table:table-row>
        <table:table-row table:style-name="ro1">
          <table:table-cell office:value-type="float" office:value="1.52215171313934E+018" calcext:value-type="float">
            <text:p>1.52215171313934E+018</text:p>
          </table:table-cell>
          <table:table-cell table:formula="of:=[.A577]-[.A578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314039E+018" calcext:value-type="float">
            <text:p>1.52215171314039E+018</text:p>
          </table:table-cell>
          <table:table-cell table:formula="of:=[.A578]-[.A579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14145E+018" calcext:value-type="float">
            <text:p>1.52215171314145E+018</text:p>
          </table:table-cell>
          <table:table-cell table:formula="of:=[.A579]-[.A580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31425E+018" calcext:value-type="float">
            <text:p>1.5221517131425E+018</text:p>
          </table:table-cell>
          <table:table-cell table:formula="of:=[.A580]-[.A581]" office:value-type="float" office:value="-1049600" calcext:value-type="float">
            <text:p>-1049600</text:p>
          </table:table-cell>
          <table:table-cell table:number-columns-repeated="3"/>
        </table:table-row>
        <table:table-row table:style-name="ro1">
          <table:table-cell office:value-type="float" office:value="1.52215171314356E+018" calcext:value-type="float">
            <text:p>1.52215171314356E+018</text:p>
          </table:table-cell>
          <table:table-cell table:formula="of:=[.A581]-[.A582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314463E+018" calcext:value-type="float">
            <text:p>1.52215171314463E+018</text:p>
          </table:table-cell>
          <table:table-cell table:formula="of:=[.A582]-[.A583]" office:value-type="float" office:value="-1063680" calcext:value-type="float">
            <text:p>-1063680</text:p>
          </table:table-cell>
          <table:table-cell table:number-columns-repeated="3"/>
        </table:table-row>
        <table:table-row table:style-name="ro1">
          <table:table-cell office:value-type="float" office:value="1.52215171314569E+018" calcext:value-type="float">
            <text:p>1.52215171314569E+018</text:p>
          </table:table-cell>
          <table:table-cell table:formula="of:=[.A583]-[.A584]" office:value-type="float" office:value="-1062656" calcext:value-type="float">
            <text:p>-1062656</text:p>
          </table:table-cell>
          <table:table-cell table:number-columns-repeated="3"/>
        </table:table-row>
        <table:table-row table:style-name="ro1">
          <table:table-cell office:value-type="float" office:value="1.52215171314675E+018" calcext:value-type="float">
            <text:p>1.52215171314675E+018</text:p>
          </table:table-cell>
          <table:table-cell table:formula="of:=[.A584]-[.A585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14779E+018" calcext:value-type="float">
            <text:p>1.52215171314779E+018</text:p>
          </table:table-cell>
          <table:table-cell table:formula="of:=[.A585]-[.A586]" office:value-type="float" office:value="-1041152" calcext:value-type="float">
            <text:p>-1041152</text:p>
          </table:table-cell>
          <table:table-cell table:number-columns-repeated="3"/>
        </table:table-row>
        <table:table-row table:style-name="ro1">
          <table:table-cell office:value-type="float" office:value="1.52215171314885E+018" calcext:value-type="float">
            <text:p>1.52215171314885E+018</text:p>
          </table:table-cell>
          <table:table-cell table:formula="of:=[.A586]-[.A587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1499E+018" calcext:value-type="float">
            <text:p>1.5221517131499E+018</text:p>
          </table:table-cell>
          <table:table-cell table:formula="of:=[.A587]-[.A588]" office:value-type="float" office:value="-1058816" calcext:value-type="float">
            <text:p>-1058816</text:p>
          </table:table-cell>
          <table:table-cell table:number-columns-repeated="3"/>
        </table:table-row>
        <table:table-row table:style-name="ro1">
          <table:table-cell office:value-type="float" office:value="1.52215171315096E+018" calcext:value-type="float">
            <text:p>1.52215171315096E+018</text:p>
          </table:table-cell>
          <table:table-cell table:formula="of:=[.A588]-[.A589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15202E+018" calcext:value-type="float">
            <text:p>1.52215171315202E+018</text:p>
          </table:table-cell>
          <table:table-cell table:formula="of:=[.A589]-[.A590]" office:value-type="float" office:value="-1058304" calcext:value-type="float">
            <text:p>-1058304</text:p>
          </table:table-cell>
          <table:table-cell table:number-columns-repeated="3"/>
        </table:table-row>
        <table:table-row table:style-name="ro1">
          <table:table-cell office:value-type="float" office:value="1.52215171315308E+018" calcext:value-type="float">
            <text:p>1.52215171315308E+018</text:p>
          </table:table-cell>
          <table:table-cell table:formula="of:=[.A590]-[.A591]" office:value-type="float" office:value="-1058816" calcext:value-type="float">
            <text:p>-1058816</text:p>
          </table:table-cell>
          <table:table-cell table:number-columns-repeated="3"/>
        </table:table-row>
        <table:table-row table:style-name="ro1">
          <table:table-cell office:value-type="float" office:value="1.52215171315414E+018" calcext:value-type="float">
            <text:p>1.52215171315414E+018</text:p>
          </table:table-cell>
          <table:table-cell table:formula="of:=[.A591]-[.A592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1552E+018" calcext:value-type="float">
            <text:p>1.5221517131552E+018</text:p>
          </table:table-cell>
          <table:table-cell table:formula="of:=[.A592]-[.A593]" office:value-type="float" office:value="-1058816" calcext:value-type="float">
            <text:p>-1058816</text:p>
          </table:table-cell>
          <table:table-cell table:number-columns-repeated="3"/>
        </table:table-row>
        <table:table-row table:style-name="ro1">
          <table:table-cell office:value-type="float" office:value="1.52215171315625E+018" calcext:value-type="float">
            <text:p>1.52215171315625E+018</text:p>
          </table:table-cell>
          <table:table-cell table:formula="of:=[.A593]-[.A594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15731E+018" calcext:value-type="float">
            <text:p>1.52215171315731E+018</text:p>
          </table:table-cell>
          <table:table-cell table:formula="of:=[.A594]-[.A595]" office:value-type="float" office:value="-1058816" calcext:value-type="float">
            <text:p>-1058816</text:p>
          </table:table-cell>
          <table:table-cell table:number-columns-repeated="3"/>
        </table:table-row>
        <table:table-row table:style-name="ro1">
          <table:table-cell office:value-type="float" office:value="1.52215171315837E+018" calcext:value-type="float">
            <text:p>1.52215171315837E+018</text:p>
          </table:table-cell>
          <table:table-cell table:formula="of:=[.A595]-[.A596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15943E+018" calcext:value-type="float">
            <text:p>1.52215171315943E+018</text:p>
          </table:table-cell>
          <table:table-cell table:formula="of:=[.A596]-[.A597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16049E+018" calcext:value-type="float">
            <text:p>1.52215171316049E+018</text:p>
          </table:table-cell>
          <table:table-cell table:formula="of:=[.A597]-[.A598]" office:value-type="float" office:value="-1061120" calcext:value-type="float">
            <text:p>-1061120</text:p>
          </table:table-cell>
          <table:table-cell table:number-columns-repeated="3"/>
        </table:table-row>
        <table:table-row table:style-name="ro1">
          <table:table-cell office:value-type="float" office:value="1.52215171316155E+018" calcext:value-type="float">
            <text:p>1.52215171316155E+018</text:p>
          </table:table-cell>
          <table:table-cell table:formula="of:=[.A598]-[.A599]" office:value-type="float" office:value="-1060864" calcext:value-type="float">
            <text:p>-1060864</text:p>
          </table:table-cell>
          <table:table-cell table:number-columns-repeated="3"/>
        </table:table-row>
        <table:table-row table:style-name="ro1">
          <table:table-cell office:value-type="float" office:value="1.52215171316261E+018" calcext:value-type="float">
            <text:p>1.52215171316261E+018</text:p>
          </table:table-cell>
          <table:table-cell table:formula="of:=[.A599]-[.A600]" office:value-type="float" office:value="-1061376" calcext:value-type="float">
            <text:p>-1061376</text:p>
          </table:table-cell>
          <table:table-cell table:number-columns-repeated="3"/>
        </table:table-row>
        <table:table-row table:style-name="ro1">
          <table:table-cell office:value-type="float" office:value="1.52215171316367E+018" calcext:value-type="float">
            <text:p>1.52215171316367E+018</text:p>
          </table:table-cell>
          <table:table-cell table:formula="of:=[.A600]-[.A601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16473E+018" calcext:value-type="float">
            <text:p>1.52215171316473E+018</text:p>
          </table:table-cell>
          <table:table-cell table:formula="of:=[.A601]-[.A602]" office:value-type="float" office:value="-1058304" calcext:value-type="float">
            <text:p>-1058304</text:p>
          </table:table-cell>
          <table:table-cell table:number-columns-repeated="3"/>
        </table:table-row>
        <table:table-row table:style-name="ro1">
          <table:table-cell office:value-type="float" office:value="1.52215171316579E+018" calcext:value-type="float">
            <text:p>1.52215171316579E+018</text:p>
          </table:table-cell>
          <table:table-cell table:formula="of:=[.A602]-[.A603]" office:value-type="float" office:value="-1065216" calcext:value-type="float">
            <text:p>-1065216</text:p>
          </table:table-cell>
          <table:table-cell table:number-columns-repeated="3"/>
        </table:table-row>
        <table:table-row table:style-name="ro1">
          <table:table-cell office:value-type="float" office:value="1.52215171316685E+018" calcext:value-type="float">
            <text:p>1.52215171316685E+018</text:p>
          </table:table-cell>
          <table:table-cell table:formula="of:=[.A603]-[.A604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1679E+018" calcext:value-type="float">
            <text:p>1.5221517131679E+018</text:p>
          </table:table-cell>
          <table:table-cell table:formula="of:=[.A604]-[.A605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316896E+018" calcext:value-type="float">
            <text:p>1.52215171316896E+018</text:p>
          </table:table-cell>
          <table:table-cell table:formula="of:=[.A605]-[.A606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17002E+018" calcext:value-type="float">
            <text:p>1.52215171317002E+018</text:p>
          </table:table-cell>
          <table:table-cell table:formula="of:=[.A606]-[.A607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17108E+018" calcext:value-type="float">
            <text:p>1.52215171317108E+018</text:p>
          </table:table-cell>
          <table:table-cell table:formula="of:=[.A607]-[.A608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317214E+018" calcext:value-type="float">
            <text:p>1.52215171317214E+018</text:p>
          </table:table-cell>
          <table:table-cell table:formula="of:=[.A608]-[.A609]" office:value-type="float" office:value="-1060864" calcext:value-type="float">
            <text:p>-1060864</text:p>
          </table:table-cell>
          <table:table-cell table:number-columns-repeated="3"/>
        </table:table-row>
        <table:table-row table:style-name="ro1">
          <table:table-cell office:value-type="float" office:value="1.52215171317319E+018" calcext:value-type="float">
            <text:p>1.52215171317319E+018</text:p>
          </table:table-cell>
          <table:table-cell table:formula="of:=[.A609]-[.A610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17425E+018" calcext:value-type="float">
            <text:p>1.52215171317425E+018</text:p>
          </table:table-cell>
          <table:table-cell table:formula="of:=[.A610]-[.A611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317531E+018" calcext:value-type="float">
            <text:p>1.52215171317531E+018</text:p>
          </table:table-cell>
          <table:table-cell table:formula="of:=[.A611]-[.A612]" office:value-type="float" office:value="-1056000" calcext:value-type="float">
            <text:p>-1056000</text:p>
          </table:table-cell>
          <table:table-cell table:number-columns-repeated="3"/>
        </table:table-row>
        <table:table-row table:style-name="ro1">
          <table:table-cell office:value-type="float" office:value="1.52215171317636E+018" calcext:value-type="float">
            <text:p>1.52215171317636E+018</text:p>
          </table:table-cell>
          <table:table-cell table:formula="of:=[.A612]-[.A613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317742E+018" calcext:value-type="float">
            <text:p>1.52215171317742E+018</text:p>
          </table:table-cell>
          <table:table-cell table:formula="of:=[.A613]-[.A614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17848E+018" calcext:value-type="float">
            <text:p>1.52215171317848E+018</text:p>
          </table:table-cell>
          <table:table-cell table:formula="of:=[.A614]-[.A615]" office:value-type="float" office:value="-1060096" calcext:value-type="float">
            <text:p>-1060096</text:p>
          </table:table-cell>
          <table:table-cell table:number-columns-repeated="3"/>
        </table:table-row>
        <table:table-row table:style-name="ro1">
          <table:table-cell office:value-type="float" office:value="1.52215171317954E+018" calcext:value-type="float">
            <text:p>1.52215171317954E+018</text:p>
          </table:table-cell>
          <table:table-cell table:formula="of:=[.A615]-[.A616]" office:value-type="float" office:value="-1061888" calcext:value-type="float">
            <text:p>-1061888</text:p>
          </table:table-cell>
          <table:table-cell table:number-columns-repeated="3"/>
        </table:table-row>
        <table:table-row table:style-name="ro1">
          <table:table-cell office:value-type="float" office:value="1.5221517131806E+018" calcext:value-type="float">
            <text:p>1.5221517131806E+018</text:p>
          </table:table-cell>
          <table:table-cell table:formula="of:=[.A616]-[.A617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318166E+018" calcext:value-type="float">
            <text:p>1.52215171318166E+018</text:p>
          </table:table-cell>
          <table:table-cell table:formula="of:=[.A617]-[.A618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318272E+018" calcext:value-type="float">
            <text:p>1.52215171318272E+018</text:p>
          </table:table-cell>
          <table:table-cell table:formula="of:=[.A618]-[.A619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18377E+018" calcext:value-type="float">
            <text:p>1.52215171318377E+018</text:p>
          </table:table-cell>
          <table:table-cell table:formula="of:=[.A619]-[.A620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18483E+018" calcext:value-type="float">
            <text:p>1.52215171318483E+018</text:p>
          </table:table-cell>
          <table:table-cell table:formula="of:=[.A620]-[.A621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18589E+018" calcext:value-type="float">
            <text:p>1.52215171318589E+018</text:p>
          </table:table-cell>
          <table:table-cell table:formula="of:=[.A621]-[.A622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18694E+018" calcext:value-type="float">
            <text:p>1.52215171318694E+018</text:p>
          </table:table-cell>
          <table:table-cell table:formula="of:=[.A622]-[.A623]" office:value-type="float" office:value="-1056000" calcext:value-type="float">
            <text:p>-1056000</text:p>
          </table:table-cell>
          <table:table-cell table:number-columns-repeated="3"/>
        </table:table-row>
        <table:table-row table:style-name="ro1">
          <table:table-cell office:value-type="float" office:value="1.522151713188E+018" calcext:value-type="float">
            <text:p>1.522151713188E+018</text:p>
          </table:table-cell>
          <table:table-cell table:formula="of:=[.A623]-[.A624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18906E+018" calcext:value-type="float">
            <text:p>1.52215171318906E+018</text:p>
          </table:table-cell>
          <table:table-cell table:formula="of:=[.A624]-[.A625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319011E+018" calcext:value-type="float">
            <text:p>1.52215171319011E+018</text:p>
          </table:table-cell>
          <table:table-cell table:formula="of:=[.A625]-[.A626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319117E+018" calcext:value-type="float">
            <text:p>1.52215171319117E+018</text:p>
          </table:table-cell>
          <table:table-cell table:formula="of:=[.A626]-[.A627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19223E+018" calcext:value-type="float">
            <text:p>1.52215171319223E+018</text:p>
          </table:table-cell>
          <table:table-cell table:formula="of:=[.A627]-[.A628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319328E+018" calcext:value-type="float">
            <text:p>1.52215171319328E+018</text:p>
          </table:table-cell>
          <table:table-cell table:formula="of:=[.A628]-[.A629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319434E+018" calcext:value-type="float">
            <text:p>1.52215171319434E+018</text:p>
          </table:table-cell>
          <table:table-cell table:formula="of:=[.A629]-[.A630]" office:value-type="float" office:value="-1060608" calcext:value-type="float">
            <text:p>-1060608</text:p>
          </table:table-cell>
          <table:table-cell table:number-columns-repeated="3"/>
        </table:table-row>
        <table:table-row table:style-name="ro1">
          <table:table-cell office:value-type="float" office:value="1.5221517131954E+018" calcext:value-type="float">
            <text:p>1.5221517131954E+018</text:p>
          </table:table-cell>
          <table:table-cell table:formula="of:=[.A630]-[.A631]" office:value-type="float" office:value="-1060352" calcext:value-type="float">
            <text:p>-1060352</text:p>
          </table:table-cell>
          <table:table-cell table:number-columns-repeated="3"/>
        </table:table-row>
        <table:table-row table:style-name="ro1">
          <table:table-cell office:value-type="float" office:value="1.52215171319646E+018" calcext:value-type="float">
            <text:p>1.52215171319646E+018</text:p>
          </table:table-cell>
          <table:table-cell table:formula="of:=[.A631]-[.A632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19752E+018" calcext:value-type="float">
            <text:p>1.52215171319752E+018</text:p>
          </table:table-cell>
          <table:table-cell table:formula="of:=[.A632]-[.A633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19858E+018" calcext:value-type="float">
            <text:p>1.52215171319858E+018</text:p>
          </table:table-cell>
          <table:table-cell table:formula="of:=[.A633]-[.A634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19963E+018" calcext:value-type="float">
            <text:p>1.52215171319963E+018</text:p>
          </table:table-cell>
          <table:table-cell table:formula="of:=[.A634]-[.A635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20069E+018" calcext:value-type="float">
            <text:p>1.52215171320069E+018</text:p>
          </table:table-cell>
          <table:table-cell table:formula="of:=[.A635]-[.A636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320175E+018" calcext:value-type="float">
            <text:p>1.52215171320175E+018</text:p>
          </table:table-cell>
          <table:table-cell table:formula="of:=[.A636]-[.A637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20281E+018" calcext:value-type="float">
            <text:p>1.52215171320281E+018</text:p>
          </table:table-cell>
          <table:table-cell table:formula="of:=[.A637]-[.A638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20386E+018" calcext:value-type="float">
            <text:p>1.52215171320386E+018</text:p>
          </table:table-cell>
          <table:table-cell table:formula="of:=[.A638]-[.A639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320492E+018" calcext:value-type="float">
            <text:p>1.52215171320492E+018</text:p>
          </table:table-cell>
          <table:table-cell table:formula="of:=[.A639]-[.A640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20598E+018" calcext:value-type="float">
            <text:p>1.52215171320598E+018</text:p>
          </table:table-cell>
          <table:table-cell table:formula="of:=[.A640]-[.A641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20703E+018" calcext:value-type="float">
            <text:p>1.52215171320703E+018</text:p>
          </table:table-cell>
          <table:table-cell table:formula="of:=[.A641]-[.A642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20809E+018" calcext:value-type="float">
            <text:p>1.52215171320809E+018</text:p>
          </table:table-cell>
          <table:table-cell table:formula="of:=[.A642]-[.A643]" office:value-type="float" office:value="-1060352" calcext:value-type="float">
            <text:p>-1060352</text:p>
          </table:table-cell>
          <table:table-cell table:number-columns-repeated="3"/>
        </table:table-row>
        <table:table-row table:style-name="ro1">
          <table:table-cell office:value-type="float" office:value="1.52215171320915E+018" calcext:value-type="float">
            <text:p>1.52215171320915E+018</text:p>
          </table:table-cell>
          <table:table-cell table:formula="of:=[.A643]-[.A644]" office:value-type="float" office:value="-1056000" calcext:value-type="float">
            <text:p>-1056000</text:p>
          </table:table-cell>
          <table:table-cell table:number-columns-repeated="3"/>
        </table:table-row>
        <table:table-row table:style-name="ro1">
          <table:table-cell office:value-type="float" office:value="1.52215171321021E+018" calcext:value-type="float">
            <text:p>1.52215171321021E+018</text:p>
          </table:table-cell>
          <table:table-cell table:formula="of:=[.A644]-[.A645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21127E+018" calcext:value-type="float">
            <text:p>1.52215171321127E+018</text:p>
          </table:table-cell>
          <table:table-cell table:formula="of:=[.A645]-[.A646]" office:value-type="float" office:value="-1059584" calcext:value-type="float">
            <text:p>-1059584</text:p>
          </table:table-cell>
          <table:table-cell table:number-columns-repeated="3"/>
        </table:table-row>
        <table:table-row table:style-name="ro1">
          <table:table-cell office:value-type="float" office:value="1.52215171321233E+018" calcext:value-type="float">
            <text:p>1.52215171321233E+018</text:p>
          </table:table-cell>
          <table:table-cell table:formula="of:=[.A646]-[.A647]" office:value-type="float" office:value="-1058304" calcext:value-type="float">
            <text:p>-1058304</text:p>
          </table:table-cell>
          <table:table-cell table:number-columns-repeated="3"/>
        </table:table-row>
        <table:table-row table:style-name="ro1">
          <table:table-cell office:value-type="float" office:value="1.52215171321337E+018" calcext:value-type="float">
            <text:p>1.52215171321337E+018</text:p>
          </table:table-cell>
          <table:table-cell table:formula="of:=[.A647]-[.A648]" office:value-type="float" office:value="-1045504" calcext:value-type="float">
            <text:p>-1045504</text:p>
          </table:table-cell>
          <table:table-cell table:number-columns-repeated="3"/>
        </table:table-row>
        <table:table-row table:style-name="ro1">
          <table:table-cell office:value-type="float" office:value="1.52215171321443E+018" calcext:value-type="float">
            <text:p>1.52215171321443E+018</text:p>
          </table:table-cell>
          <table:table-cell table:formula="of:=[.A648]-[.A649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321548E+018" calcext:value-type="float">
            <text:p>1.52215171321548E+018</text:p>
          </table:table-cell>
          <table:table-cell table:formula="of:=[.A649]-[.A650]" office:value-type="float" office:value="-1055744" calcext:value-type="float">
            <text:p>-1055744</text:p>
          </table:table-cell>
          <table:table-cell table:number-columns-repeated="3"/>
        </table:table-row>
        <table:table-row table:style-name="ro1">
          <table:table-cell office:value-type="float" office:value="1.52215171321654E+018" calcext:value-type="float">
            <text:p>1.52215171321654E+018</text:p>
          </table:table-cell>
          <table:table-cell table:formula="of:=[.A650]-[.A651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321759E+018" calcext:value-type="float">
            <text:p>1.52215171321759E+018</text:p>
          </table:table-cell>
          <table:table-cell table:formula="of:=[.A651]-[.A652]" office:value-type="float" office:value="-1055232" calcext:value-type="float">
            <text:p>-1055232</text:p>
          </table:table-cell>
          <table:table-cell table:number-columns-repeated="3"/>
        </table:table-row>
        <table:table-row table:style-name="ro1">
          <table:table-cell office:value-type="float" office:value="1.52215171321865E+018" calcext:value-type="float">
            <text:p>1.52215171321865E+018</text:p>
          </table:table-cell>
          <table:table-cell table:formula="of:=[.A652]-[.A653]" office:value-type="float" office:value="-1054976" calcext:value-type="float">
            <text:p>-1054976</text:p>
          </table:table-cell>
          <table:table-cell table:number-columns-repeated="3"/>
        </table:table-row>
        <table:table-row table:style-name="ro1">
          <table:table-cell office:value-type="float" office:value="1.52215171321971E+018" calcext:value-type="float">
            <text:p>1.52215171321971E+018</text:p>
          </table:table-cell>
          <table:table-cell table:formula="of:=[.A653]-[.A654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322076E+018" calcext:value-type="float">
            <text:p>1.52215171322076E+018</text:p>
          </table:table-cell>
          <table:table-cell table:formula="of:=[.A654]-[.A655]" office:value-type="float" office:value="-1055744" calcext:value-type="float">
            <text:p>-1055744</text:p>
          </table:table-cell>
          <table:table-cell table:number-columns-repeated="3"/>
        </table:table-row>
        <table:table-row table:style-name="ro1">
          <table:table-cell office:value-type="float" office:value="1.52215171322182E+018" calcext:value-type="float">
            <text:p>1.52215171322182E+018</text:p>
          </table:table-cell>
          <table:table-cell table:formula="of:=[.A655]-[.A656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22284E+018" calcext:value-type="float">
            <text:p>1.52215171322284E+018</text:p>
          </table:table-cell>
          <table:table-cell table:formula="of:=[.A656]-[.A657]" office:value-type="float" office:value="-1018624" calcext:value-type="float">
            <text:p>-1018624</text:p>
          </table:table-cell>
          <table:table-cell table:number-columns-repeated="3"/>
        </table:table-row>
        <table:table-row table:style-name="ro1">
          <table:table-cell office:value-type="float" office:value="1.5221517132239E+018" calcext:value-type="float">
            <text:p>1.5221517132239E+018</text:p>
          </table:table-cell>
          <table:table-cell table:formula="of:=[.A657]-[.A658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22496E+018" calcext:value-type="float">
            <text:p>1.52215171322496E+018</text:p>
          </table:table-cell>
          <table:table-cell table:formula="of:=[.A658]-[.A659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322601E+018" calcext:value-type="float">
            <text:p>1.52215171322601E+018</text:p>
          </table:table-cell>
          <table:table-cell table:formula="of:=[.A659]-[.A660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322707E+018" calcext:value-type="float">
            <text:p>1.52215171322707E+018</text:p>
          </table:table-cell>
          <table:table-cell table:formula="of:=[.A660]-[.A661]" office:value-type="float" office:value="-1060608" calcext:value-type="float">
            <text:p>-1060608</text:p>
          </table:table-cell>
          <table:table-cell table:number-columns-repeated="3"/>
        </table:table-row>
        <table:table-row table:style-name="ro1">
          <table:table-cell office:value-type="float" office:value="1.52215171322813E+018" calcext:value-type="float">
            <text:p>1.52215171322813E+018</text:p>
          </table:table-cell>
          <table:table-cell table:formula="of:=[.A661]-[.A662]" office:value-type="float" office:value="-1060864" calcext:value-type="float">
            <text:p>-1060864</text:p>
          </table:table-cell>
          <table:table-cell table:number-columns-repeated="3"/>
        </table:table-row>
        <table:table-row table:style-name="ro1">
          <table:table-cell office:value-type="float" office:value="1.52215171322919E+018" calcext:value-type="float">
            <text:p>1.52215171322919E+018</text:p>
          </table:table-cell>
          <table:table-cell table:formula="of:=[.A662]-[.A663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323025E+018" calcext:value-type="float">
            <text:p>1.52215171323025E+018</text:p>
          </table:table-cell>
          <table:table-cell table:formula="of:=[.A663]-[.A664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23131E+018" calcext:value-type="float">
            <text:p>1.52215171323131E+018</text:p>
          </table:table-cell>
          <table:table-cell table:formula="of:=[.A664]-[.A665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23235E+018" calcext:value-type="float">
            <text:p>1.52215171323235E+018</text:p>
          </table:table-cell>
          <table:table-cell table:formula="of:=[.A665]-[.A666]" office:value-type="float" office:value="-1042944" calcext:value-type="float">
            <text:p>-1042944</text:p>
          </table:table-cell>
          <table:table-cell table:number-columns-repeated="3"/>
        </table:table-row>
        <table:table-row table:style-name="ro1">
          <table:table-cell office:value-type="float" office:value="1.52215171323341E+018" calcext:value-type="float">
            <text:p>1.52215171323341E+018</text:p>
          </table:table-cell>
          <table:table-cell table:formula="of:=[.A666]-[.A667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323446E+018" calcext:value-type="float">
            <text:p>1.52215171323446E+018</text:p>
          </table:table-cell>
          <table:table-cell table:formula="of:=[.A667]-[.A668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23552E+018" calcext:value-type="float">
            <text:p>1.52215171323552E+018</text:p>
          </table:table-cell>
          <table:table-cell table:formula="of:=[.A668]-[.A669]" office:value-type="float" office:value="-1055744" calcext:value-type="float">
            <text:p>-1055744</text:p>
          </table:table-cell>
          <table:table-cell table:number-columns-repeated="3"/>
        </table:table-row>
        <table:table-row table:style-name="ro1">
          <table:table-cell office:value-type="float" office:value="1.52215171323658E+018" calcext:value-type="float">
            <text:p>1.52215171323658E+018</text:p>
          </table:table-cell>
          <table:table-cell table:formula="of:=[.A669]-[.A670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23763E+018" calcext:value-type="float">
            <text:p>1.52215171323763E+018</text:p>
          </table:table-cell>
          <table:table-cell table:formula="of:=[.A670]-[.A671]" office:value-type="float" office:value="-1054976" calcext:value-type="float">
            <text:p>-1054976</text:p>
          </table:table-cell>
          <table:table-cell table:number-columns-repeated="3"/>
        </table:table-row>
        <table:table-row table:style-name="ro1">
          <table:table-cell office:value-type="float" office:value="1.52215171323869E+018" calcext:value-type="float">
            <text:p>1.52215171323869E+018</text:p>
          </table:table-cell>
          <table:table-cell table:formula="of:=[.A671]-[.A672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23975E+018" calcext:value-type="float">
            <text:p>1.52215171323975E+018</text:p>
          </table:table-cell>
          <table:table-cell table:formula="of:=[.A672]-[.A673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32408E+018" calcext:value-type="float">
            <text:p>1.5221517132408E+018</text:p>
          </table:table-cell>
          <table:table-cell table:formula="of:=[.A673]-[.A674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24186E+018" calcext:value-type="float">
            <text:p>1.52215171324186E+018</text:p>
          </table:table-cell>
          <table:table-cell table:formula="of:=[.A674]-[.A675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24292E+018" calcext:value-type="float">
            <text:p>1.52215171324292E+018</text:p>
          </table:table-cell>
          <table:table-cell table:formula="of:=[.A675]-[.A676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324397E+018" calcext:value-type="float">
            <text:p>1.52215171324397E+018</text:p>
          </table:table-cell>
          <table:table-cell table:formula="of:=[.A676]-[.A677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324504E+018" calcext:value-type="float">
            <text:p>1.52215171324504E+018</text:p>
          </table:table-cell>
          <table:table-cell table:formula="of:=[.A677]-[.A678]" office:value-type="float" office:value="-1061376" calcext:value-type="float">
            <text:p>-1061376</text:p>
          </table:table-cell>
          <table:table-cell table:number-columns-repeated="3"/>
        </table:table-row>
        <table:table-row table:style-name="ro1">
          <table:table-cell office:value-type="float" office:value="1.5221517132461E+018" calcext:value-type="float">
            <text:p>1.5221517132461E+018</text:p>
          </table:table-cell>
          <table:table-cell table:formula="of:=[.A678]-[.A679]" office:value-type="float" office:value="-1062400" calcext:value-type="float">
            <text:p>-1062400</text:p>
          </table:table-cell>
          <table:table-cell table:number-columns-repeated="3"/>
        </table:table-row>
        <table:table-row table:style-name="ro1">
          <table:table-cell office:value-type="float" office:value="1.52215171324716E+018" calcext:value-type="float">
            <text:p>1.52215171324716E+018</text:p>
          </table:table-cell>
          <table:table-cell table:formula="of:=[.A679]-[.A680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324821E+018" calcext:value-type="float">
            <text:p>1.52215171324821E+018</text:p>
          </table:table-cell>
          <table:table-cell table:formula="of:=[.A680]-[.A681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324927E+018" calcext:value-type="float">
            <text:p>1.52215171324927E+018</text:p>
          </table:table-cell>
          <table:table-cell table:formula="of:=[.A681]-[.A682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325033E+018" calcext:value-type="float">
            <text:p>1.52215171325033E+018</text:p>
          </table:table-cell>
          <table:table-cell table:formula="of:=[.A682]-[.A683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325138E+018" calcext:value-type="float">
            <text:p>1.52215171325138E+018</text:p>
          </table:table-cell>
          <table:table-cell table:formula="of:=[.A683]-[.A684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325244E+018" calcext:value-type="float">
            <text:p>1.52215171325244E+018</text:p>
          </table:table-cell>
          <table:table-cell table:formula="of:=[.A684]-[.A685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32535E+018" calcext:value-type="float">
            <text:p>1.5221517132535E+018</text:p>
          </table:table-cell>
          <table:table-cell table:formula="of:=[.A685]-[.A686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325456E+018" calcext:value-type="float">
            <text:p>1.52215171325456E+018</text:p>
          </table:table-cell>
          <table:table-cell table:formula="of:=[.A686]-[.A687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25561E+018" calcext:value-type="float">
            <text:p>1.52215171325561E+018</text:p>
          </table:table-cell>
          <table:table-cell table:formula="of:=[.A687]-[.A688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25667E+018" calcext:value-type="float">
            <text:p>1.52215171325667E+018</text:p>
          </table:table-cell>
          <table:table-cell table:formula="of:=[.A688]-[.A689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325773E+018" calcext:value-type="float">
            <text:p>1.52215171325773E+018</text:p>
          </table:table-cell>
          <table:table-cell table:formula="of:=[.A689]-[.A690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25879E+018" calcext:value-type="float">
            <text:p>1.52215171325879E+018</text:p>
          </table:table-cell>
          <table:table-cell table:formula="of:=[.A690]-[.A691]" office:value-type="float" office:value="-1063424" calcext:value-type="float">
            <text:p>-1063424</text:p>
          </table:table-cell>
          <table:table-cell table:number-columns-repeated="3"/>
        </table:table-row>
        <table:table-row table:style-name="ro1">
          <table:table-cell office:value-type="float" office:value="1.52215171325985E+018" calcext:value-type="float">
            <text:p>1.52215171325985E+018</text:p>
          </table:table-cell>
          <table:table-cell table:formula="of:=[.A691]-[.A692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326091E+018" calcext:value-type="float">
            <text:p>1.52215171326091E+018</text:p>
          </table:table-cell>
          <table:table-cell table:formula="of:=[.A692]-[.A693]" office:value-type="float" office:value="-1060352" calcext:value-type="float">
            <text:p>-1060352</text:p>
          </table:table-cell>
          <table:table-cell table:number-columns-repeated="3"/>
        </table:table-row>
        <table:table-row table:style-name="ro1">
          <table:table-cell office:value-type="float" office:value="1.52215171326197E+018" calcext:value-type="float">
            <text:p>1.52215171326197E+018</text:p>
          </table:table-cell>
          <table:table-cell table:formula="of:=[.A693]-[.A694]" office:value-type="float" office:value="-1060352" calcext:value-type="float">
            <text:p>-1060352</text:p>
          </table:table-cell>
          <table:table-cell table:number-columns-repeated="3"/>
        </table:table-row>
        <table:table-row table:style-name="ro1">
          <table:table-cell office:value-type="float" office:value="1.52215171326303E+018" calcext:value-type="float">
            <text:p>1.52215171326303E+018</text:p>
          </table:table-cell>
          <table:table-cell table:formula="of:=[.A694]-[.A695]" office:value-type="float" office:value="-1060096" calcext:value-type="float">
            <text:p>-1060096</text:p>
          </table:table-cell>
          <table:table-cell table:number-columns-repeated="3"/>
        </table:table-row>
        <table:table-row table:style-name="ro1">
          <table:table-cell office:value-type="float" office:value="1.52215171326409E+018" calcext:value-type="float">
            <text:p>1.52215171326409E+018</text:p>
          </table:table-cell>
          <table:table-cell table:formula="of:=[.A695]-[.A696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26514E+018" calcext:value-type="float">
            <text:p>1.52215171326514E+018</text:p>
          </table:table-cell>
          <table:table-cell table:formula="of:=[.A696]-[.A697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2662E+018" calcext:value-type="float">
            <text:p>1.5221517132662E+018</text:p>
          </table:table-cell>
          <table:table-cell table:formula="of:=[.A697]-[.A698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26726E+018" calcext:value-type="float">
            <text:p>1.52215171326726E+018</text:p>
          </table:table-cell>
          <table:table-cell table:formula="of:=[.A698]-[.A699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26831E+018" calcext:value-type="float">
            <text:p>1.52215171326831E+018</text:p>
          </table:table-cell>
          <table:table-cell table:formula="of:=[.A699]-[.A700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326937E+018" calcext:value-type="float">
            <text:p>1.52215171326937E+018</text:p>
          </table:table-cell>
          <table:table-cell table:formula="of:=[.A700]-[.A701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27043E+018" calcext:value-type="float">
            <text:p>1.52215171327043E+018</text:p>
          </table:table-cell>
          <table:table-cell table:formula="of:=[.A701]-[.A702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27149E+018" calcext:value-type="float">
            <text:p>1.52215171327149E+018</text:p>
          </table:table-cell>
          <table:table-cell table:formula="of:=[.A702]-[.A703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27254E+018" calcext:value-type="float">
            <text:p>1.52215171327254E+018</text:p>
          </table:table-cell>
          <table:table-cell table:formula="of:=[.A703]-[.A704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2736E+018" calcext:value-type="float">
            <text:p>1.5221517132736E+018</text:p>
          </table:table-cell>
          <table:table-cell table:formula="of:=[.A704]-[.A705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327466E+018" calcext:value-type="float">
            <text:p>1.52215171327466E+018</text:p>
          </table:table-cell>
          <table:table-cell table:formula="of:=[.A705]-[.A706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327571E+018" calcext:value-type="float">
            <text:p>1.52215171327571E+018</text:p>
          </table:table-cell>
          <table:table-cell table:formula="of:=[.A706]-[.A707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27677E+018" calcext:value-type="float">
            <text:p>1.52215171327677E+018</text:p>
          </table:table-cell>
          <table:table-cell table:formula="of:=[.A707]-[.A708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27783E+018" calcext:value-type="float">
            <text:p>1.52215171327783E+018</text:p>
          </table:table-cell>
          <table:table-cell table:formula="of:=[.A708]-[.A709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327889E+018" calcext:value-type="float">
            <text:p>1.52215171327889E+018</text:p>
          </table:table-cell>
          <table:table-cell table:formula="of:=[.A709]-[.A710]" office:value-type="float" office:value="-1060864" calcext:value-type="float">
            <text:p>-1060864</text:p>
          </table:table-cell>
          <table:table-cell table:number-columns-repeated="3"/>
        </table:table-row>
        <table:table-row table:style-name="ro1">
          <table:table-cell office:value-type="float" office:value="1.52215171327995E+018" calcext:value-type="float">
            <text:p>1.52215171327995E+018</text:p>
          </table:table-cell>
          <table:table-cell table:formula="of:=[.A710]-[.A711]" office:value-type="float" office:value="-1060352" calcext:value-type="float">
            <text:p>-1060352</text:p>
          </table:table-cell>
          <table:table-cell table:number-columns-repeated="3"/>
        </table:table-row>
        <table:table-row table:style-name="ro1">
          <table:table-cell office:value-type="float" office:value="1.52215171328101E+018" calcext:value-type="float">
            <text:p>1.52215171328101E+018</text:p>
          </table:table-cell>
          <table:table-cell table:formula="of:=[.A711]-[.A712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328206E+018" calcext:value-type="float">
            <text:p>1.52215171328206E+018</text:p>
          </table:table-cell>
          <table:table-cell table:formula="of:=[.A712]-[.A713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328312E+018" calcext:value-type="float">
            <text:p>1.52215171328312E+018</text:p>
          </table:table-cell>
          <table:table-cell table:formula="of:=[.A713]-[.A714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28418E+018" calcext:value-type="float">
            <text:p>1.52215171328418E+018</text:p>
          </table:table-cell>
          <table:table-cell table:formula="of:=[.A714]-[.A715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28524E+018" calcext:value-type="float">
            <text:p>1.52215171328524E+018</text:p>
          </table:table-cell>
          <table:table-cell table:formula="of:=[.A715]-[.A716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28629E+018" calcext:value-type="float">
            <text:p>1.52215171328629E+018</text:p>
          </table:table-cell>
          <table:table-cell table:formula="of:=[.A716]-[.A717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28735E+018" calcext:value-type="float">
            <text:p>1.52215171328735E+018</text:p>
          </table:table-cell>
          <table:table-cell table:formula="of:=[.A717]-[.A718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28841E+018" calcext:value-type="float">
            <text:p>1.52215171328841E+018</text:p>
          </table:table-cell>
          <table:table-cell table:formula="of:=[.A718]-[.A719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28946E+018" calcext:value-type="float">
            <text:p>1.52215171328946E+018</text:p>
          </table:table-cell>
          <table:table-cell table:formula="of:=[.A719]-[.A720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329052E+018" calcext:value-type="float">
            <text:p>1.52215171329052E+018</text:p>
          </table:table-cell>
          <table:table-cell table:formula="of:=[.A720]-[.A721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29158E+018" calcext:value-type="float">
            <text:p>1.52215171329158E+018</text:p>
          </table:table-cell>
          <table:table-cell table:formula="of:=[.A721]-[.A722]" office:value-type="float" office:value="-1058816" calcext:value-type="float">
            <text:p>-1058816</text:p>
          </table:table-cell>
          <table:table-cell table:number-columns-repeated="3"/>
        </table:table-row>
        <table:table-row table:style-name="ro1">
          <table:table-cell office:value-type="float" office:value="1.52215171329264E+018" calcext:value-type="float">
            <text:p>1.52215171329264E+018</text:p>
          </table:table-cell>
          <table:table-cell table:formula="of:=[.A722]-[.A723]" office:value-type="float" office:value="-1058304" calcext:value-type="float">
            <text:p>-1058304</text:p>
          </table:table-cell>
          <table:table-cell table:number-columns-repeated="3"/>
        </table:table-row>
        <table:table-row table:style-name="ro1">
          <table:table-cell office:value-type="float" office:value="1.52215171329371E+018" calcext:value-type="float">
            <text:p>1.52215171329371E+018</text:p>
          </table:table-cell>
          <table:table-cell table:formula="of:=[.A723]-[.A724]" office:value-type="float" office:value="-1072896" calcext:value-type="float">
            <text:p>-1072896</text:p>
          </table:table-cell>
          <table:table-cell table:number-columns-repeated="3"/>
        </table:table-row>
        <table:table-row table:style-name="ro1">
          <table:table-cell office:value-type="float" office:value="1.52215171329477E+018" calcext:value-type="float">
            <text:p>1.52215171329477E+018</text:p>
          </table:table-cell>
          <table:table-cell table:formula="of:=[.A724]-[.A725]" office:value-type="float" office:value="-1060096" calcext:value-type="float">
            <text:p>-1060096</text:p>
          </table:table-cell>
          <table:table-cell table:number-columns-repeated="3"/>
        </table:table-row>
        <table:table-row table:style-name="ro1">
          <table:table-cell office:value-type="float" office:value="1.52215171329583E+018" calcext:value-type="float">
            <text:p>1.52215171329583E+018</text:p>
          </table:table-cell>
          <table:table-cell table:formula="of:=[.A725]-[.A726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29689E+018" calcext:value-type="float">
            <text:p>1.52215171329689E+018</text:p>
          </table:table-cell>
          <table:table-cell table:formula="of:=[.A726]-[.A727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329795E+018" calcext:value-type="float">
            <text:p>1.52215171329795E+018</text:p>
          </table:table-cell>
          <table:table-cell table:formula="of:=[.A727]-[.A728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3299E+018" calcext:value-type="float">
            <text:p>1.522151713299E+018</text:p>
          </table:table-cell>
          <table:table-cell table:formula="of:=[.A728]-[.A729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30006E+018" calcext:value-type="float">
            <text:p>1.52215171330006E+018</text:p>
          </table:table-cell>
          <table:table-cell table:formula="of:=[.A729]-[.A730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30112E+018" calcext:value-type="float">
            <text:p>1.52215171330112E+018</text:p>
          </table:table-cell>
          <table:table-cell table:formula="of:=[.A730]-[.A731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30217E+018" calcext:value-type="float">
            <text:p>1.52215171330217E+018</text:p>
          </table:table-cell>
          <table:table-cell table:formula="of:=[.A731]-[.A732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30323E+018" calcext:value-type="float">
            <text:p>1.52215171330323E+018</text:p>
          </table:table-cell>
          <table:table-cell table:formula="of:=[.A732]-[.A733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30429E+018" calcext:value-type="float">
            <text:p>1.52215171330429E+018</text:p>
          </table:table-cell>
          <table:table-cell table:formula="of:=[.A733]-[.A734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330534E+018" calcext:value-type="float">
            <text:p>1.52215171330534E+018</text:p>
          </table:table-cell>
          <table:table-cell table:formula="of:=[.A734]-[.A735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33064E+018" calcext:value-type="float">
            <text:p>1.5221517133064E+018</text:p>
          </table:table-cell>
          <table:table-cell table:formula="of:=[.A735]-[.A736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30746E+018" calcext:value-type="float">
            <text:p>1.52215171330746E+018</text:p>
          </table:table-cell>
          <table:table-cell table:formula="of:=[.A736]-[.A737]" office:value-type="float" office:value="-1060608" calcext:value-type="float">
            <text:p>-1060608</text:p>
          </table:table-cell>
          <table:table-cell table:number-columns-repeated="3"/>
        </table:table-row>
        <table:table-row table:style-name="ro1">
          <table:table-cell office:value-type="float" office:value="1.52215171330852E+018" calcext:value-type="float">
            <text:p>1.52215171330852E+018</text:p>
          </table:table-cell>
          <table:table-cell table:formula="of:=[.A737]-[.A738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30958E+018" calcext:value-type="float">
            <text:p>1.52215171330958E+018</text:p>
          </table:table-cell>
          <table:table-cell table:formula="of:=[.A738]-[.A739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331064E+018" calcext:value-type="float">
            <text:p>1.52215171331064E+018</text:p>
          </table:table-cell>
          <table:table-cell table:formula="of:=[.A739]-[.A740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33117E+018" calcext:value-type="float">
            <text:p>1.5221517133117E+018</text:p>
          </table:table-cell>
          <table:table-cell table:formula="of:=[.A740]-[.A741]" office:value-type="float" office:value="-1060352" calcext:value-type="float">
            <text:p>-1060352</text:p>
          </table:table-cell>
          <table:table-cell table:number-columns-repeated="3"/>
        </table:table-row>
        <table:table-row table:style-name="ro1">
          <table:table-cell office:value-type="float" office:value="1.52215171331276E+018" calcext:value-type="float">
            <text:p>1.52215171331276E+018</text:p>
          </table:table-cell>
          <table:table-cell table:formula="of:=[.A741]-[.A742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331381E+018" calcext:value-type="float">
            <text:p>1.52215171331381E+018</text:p>
          </table:table-cell>
          <table:table-cell table:formula="of:=[.A742]-[.A743]" office:value-type="float" office:value="-1047808" calcext:value-type="float">
            <text:p>-1047808</text:p>
          </table:table-cell>
          <table:table-cell table:number-columns-repeated="3"/>
        </table:table-row>
        <table:table-row table:style-name="ro1">
          <table:table-cell office:value-type="float" office:value="1.52215171331484E+018" calcext:value-type="float">
            <text:p>1.52215171331484E+018</text:p>
          </table:table-cell>
          <table:table-cell table:formula="of:=[.A743]-[.A744]" office:value-type="float" office:value="-1037824" calcext:value-type="float">
            <text:p>-1037824</text:p>
          </table:table-cell>
          <table:table-cell table:number-columns-repeated="3"/>
        </table:table-row>
        <table:table-row table:style-name="ro1">
          <table:table-cell office:value-type="float" office:value="1.52215171331589E+018" calcext:value-type="float">
            <text:p>1.52215171331589E+018</text:p>
          </table:table-cell>
          <table:table-cell table:formula="of:=[.A744]-[.A745]" office:value-type="float" office:value="-1051392" calcext:value-type="float">
            <text:p>-1051392</text:p>
          </table:table-cell>
          <table:table-cell table:number-columns-repeated="3"/>
        </table:table-row>
        <table:table-row table:style-name="ro1">
          <table:table-cell office:value-type="float" office:value="1.52215171331692E+018" calcext:value-type="float">
            <text:p>1.52215171331692E+018</text:p>
          </table:table-cell>
          <table:table-cell table:formula="of:=[.A745]-[.A746]" office:value-type="float" office:value="-1027072" calcext:value-type="float">
            <text:p>-1027072</text:p>
          </table:table-cell>
          <table:table-cell table:number-columns-repeated="3"/>
        </table:table-row>
        <table:table-row table:style-name="ro1">
          <table:table-cell office:value-type="float" office:value="1.52215171331798E+018" calcext:value-type="float">
            <text:p>1.52215171331798E+018</text:p>
          </table:table-cell>
          <table:table-cell table:formula="of:=[.A746]-[.A747]" office:value-type="float" office:value="-1056000" calcext:value-type="float">
            <text:p>-1056000</text:p>
          </table:table-cell>
          <table:table-cell table:number-columns-repeated="3"/>
        </table:table-row>
        <table:table-row table:style-name="ro1">
          <table:table-cell office:value-type="float" office:value="1.52215171331903E+018" calcext:value-type="float">
            <text:p>1.52215171331903E+018</text:p>
          </table:table-cell>
          <table:table-cell table:formula="of:=[.A747]-[.A748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332009E+018" calcext:value-type="float">
            <text:p>1.52215171332009E+018</text:p>
          </table:table-cell>
          <table:table-cell table:formula="of:=[.A748]-[.A749]" office:value-type="float" office:value="-1055744" calcext:value-type="float">
            <text:p>-1055744</text:p>
          </table:table-cell>
          <table:table-cell table:number-columns-repeated="3"/>
        </table:table-row>
        <table:table-row table:style-name="ro1">
          <table:table-cell office:value-type="float" office:value="1.52215171332115E+018" calcext:value-type="float">
            <text:p>1.52215171332115E+018</text:p>
          </table:table-cell>
          <table:table-cell table:formula="of:=[.A749]-[.A750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3222E+018" calcext:value-type="float">
            <text:p>1.5221517133222E+018</text:p>
          </table:table-cell>
          <table:table-cell table:formula="of:=[.A750]-[.A751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32326E+018" calcext:value-type="float">
            <text:p>1.52215171332326E+018</text:p>
          </table:table-cell>
          <table:table-cell table:formula="of:=[.A751]-[.A752]" office:value-type="float" office:value="-1055232" calcext:value-type="float">
            <text:p>-1055232</text:p>
          </table:table-cell>
          <table:table-cell table:number-columns-repeated="3"/>
        </table:table-row>
        <table:table-row table:style-name="ro1">
          <table:table-cell office:value-type="float" office:value="1.52215171332432E+018" calcext:value-type="float">
            <text:p>1.52215171332432E+018</text:p>
          </table:table-cell>
          <table:table-cell table:formula="of:=[.A752]-[.A753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32537E+018" calcext:value-type="float">
            <text:p>1.52215171332537E+018</text:p>
          </table:table-cell>
          <table:table-cell table:formula="of:=[.A753]-[.A754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32643E+018" calcext:value-type="float">
            <text:p>1.52215171332643E+018</text:p>
          </table:table-cell>
          <table:table-cell table:formula="of:=[.A754]-[.A755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332749E+018" calcext:value-type="float">
            <text:p>1.52215171332749E+018</text:p>
          </table:table-cell>
          <table:table-cell table:formula="of:=[.A755]-[.A756]" office:value-type="float" office:value="-1060352" calcext:value-type="float">
            <text:p>-1060352</text:p>
          </table:table-cell>
          <table:table-cell table:number-columns-repeated="3"/>
        </table:table-row>
        <table:table-row table:style-name="ro1">
          <table:table-cell office:value-type="float" office:value="1.52215171332855E+018" calcext:value-type="float">
            <text:p>1.52215171332855E+018</text:p>
          </table:table-cell>
          <table:table-cell table:formula="of:=[.A756]-[.A757]" office:value-type="float" office:value="-1060352" calcext:value-type="float">
            <text:p>-1060352</text:p>
          </table:table-cell>
          <table:table-cell table:number-columns-repeated="3"/>
        </table:table-row>
        <table:table-row table:style-name="ro1">
          <table:table-cell office:value-type="float" office:value="1.52215171332961E+018" calcext:value-type="float">
            <text:p>1.52215171332961E+018</text:p>
          </table:table-cell>
          <table:table-cell table:formula="of:=[.A757]-[.A758]" office:value-type="float" office:value="-1061120" calcext:value-type="float">
            <text:p>-1061120</text:p>
          </table:table-cell>
          <table:table-cell table:number-columns-repeated="3"/>
        </table:table-row>
        <table:table-row table:style-name="ro1">
          <table:table-cell office:value-type="float" office:value="1.52215171333067E+018" calcext:value-type="float">
            <text:p>1.52215171333067E+018</text:p>
          </table:table-cell>
          <table:table-cell table:formula="of:=[.A758]-[.A759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33173E+018" calcext:value-type="float">
            <text:p>1.52215171333173E+018</text:p>
          </table:table-cell>
          <table:table-cell table:formula="of:=[.A759]-[.A760]" office:value-type="float" office:value="-1058304" calcext:value-type="float">
            <text:p>-1058304</text:p>
          </table:table-cell>
          <table:table-cell table:number-columns-repeated="3"/>
        </table:table-row>
        <table:table-row table:style-name="ro1">
          <table:table-cell office:value-type="float" office:value="1.52215171333279E+018" calcext:value-type="float">
            <text:p>1.52215171333279E+018</text:p>
          </table:table-cell>
          <table:table-cell table:formula="of:=[.A760]-[.A761]" office:value-type="float" office:value="-1063424" calcext:value-type="float">
            <text:p>-1063424</text:p>
          </table:table-cell>
          <table:table-cell table:number-columns-repeated="3"/>
        </table:table-row>
        <table:table-row table:style-name="ro1">
          <table:table-cell office:value-type="float" office:value="1.52215171333388E+018" calcext:value-type="float">
            <text:p>1.52215171333388E+018</text:p>
          </table:table-cell>
          <table:table-cell table:formula="of:=[.A761]-[.A762]" office:value-type="float" office:value="-1085184" calcext:value-type="float">
            <text:p>-1085184</text:p>
          </table:table-cell>
          <table:table-cell table:number-columns-repeated="3"/>
        </table:table-row>
        <table:table-row table:style-name="ro1">
          <table:table-cell office:value-type="float" office:value="1.52215171333496E+018" calcext:value-type="float">
            <text:p>1.52215171333496E+018</text:p>
          </table:table-cell>
          <table:table-cell table:formula="of:=[.A762]-[.A763]" office:value-type="float" office:value="-1086464" calcext:value-type="float">
            <text:p>-1086464</text:p>
          </table:table-cell>
          <table:table-cell table:number-columns-repeated="3"/>
        </table:table-row>
        <table:table-row table:style-name="ro1">
          <table:table-cell office:value-type="float" office:value="1.52215171333605E+018" calcext:value-type="float">
            <text:p>1.52215171333605E+018</text:p>
          </table:table-cell>
          <table:table-cell table:formula="of:=[.A763]-[.A764]" office:value-type="float" office:value="-1089536" calcext:value-type="float">
            <text:p>-1089536</text:p>
          </table:table-cell>
          <table:table-cell table:number-columns-repeated="3"/>
        </table:table-row>
        <table:table-row table:style-name="ro1">
          <table:table-cell office:value-type="float" office:value="1.52215171333714E+018" calcext:value-type="float">
            <text:p>1.52215171333714E+018</text:p>
          </table:table-cell>
          <table:table-cell table:formula="of:=[.A764]-[.A765]" office:value-type="float" office:value="-1086464" calcext:value-type="float">
            <text:p>-1086464</text:p>
          </table:table-cell>
          <table:table-cell table:number-columns-repeated="3"/>
        </table:table-row>
        <table:table-row table:style-name="ro1">
          <table:table-cell office:value-type="float" office:value="1.52215171333823E+018" calcext:value-type="float">
            <text:p>1.52215171333823E+018</text:p>
          </table:table-cell>
          <table:table-cell table:formula="of:=[.A765]-[.A766]" office:value-type="float" office:value="-1087488" calcext:value-type="float">
            <text:p>-1087488</text:p>
          </table:table-cell>
          <table:table-cell table:number-columns-repeated="3"/>
        </table:table-row>
        <table:table-row table:style-name="ro1">
          <table:table-cell office:value-type="float" office:value="1.52215171333928E+018" calcext:value-type="float">
            <text:p>1.52215171333928E+018</text:p>
          </table:table-cell>
          <table:table-cell table:formula="of:=[.A766]-[.A767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334032E+018" calcext:value-type="float">
            <text:p>1.52215171334032E+018</text:p>
          </table:table-cell>
          <table:table-cell table:formula="of:=[.A767]-[.A768]" office:value-type="float" office:value="-1039616" calcext:value-type="float">
            <text:p>-1039616</text:p>
          </table:table-cell>
          <table:table-cell table:number-columns-repeated="3"/>
        </table:table-row>
        <table:table-row table:style-name="ro1">
          <table:table-cell office:value-type="float" office:value="1.52215171334137E+018" calcext:value-type="float">
            <text:p>1.52215171334137E+018</text:p>
          </table:table-cell>
          <table:table-cell table:formula="of:=[.A768]-[.A769]" office:value-type="float" office:value="-1048832" calcext:value-type="float">
            <text:p>-1048832</text:p>
          </table:table-cell>
          <table:table-cell table:number-columns-repeated="3"/>
        </table:table-row>
        <table:table-row table:style-name="ro1">
          <table:table-cell office:value-type="float" office:value="1.52215171334243E+018" calcext:value-type="float">
            <text:p>1.52215171334243E+018</text:p>
          </table:table-cell>
          <table:table-cell table:formula="of:=[.A769]-[.A770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334349E+018" calcext:value-type="float">
            <text:p>1.52215171334349E+018</text:p>
          </table:table-cell>
          <table:table-cell table:formula="of:=[.A770]-[.A771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34455E+018" calcext:value-type="float">
            <text:p>1.52215171334455E+018</text:p>
          </table:table-cell>
          <table:table-cell table:formula="of:=[.A771]-[.A772]" office:value-type="float" office:value="-1060864" calcext:value-type="float">
            <text:p>-1060864</text:p>
          </table:table-cell>
          <table:table-cell table:number-columns-repeated="3"/>
        </table:table-row>
        <table:table-row table:style-name="ro1">
          <table:table-cell office:value-type="float" office:value="1.52215171334561E+018" calcext:value-type="float">
            <text:p>1.52215171334561E+018</text:p>
          </table:table-cell>
          <table:table-cell table:formula="of:=[.A772]-[.A773]" office:value-type="float" office:value="-1059584" calcext:value-type="float">
            <text:p>-1059584</text:p>
          </table:table-cell>
          <table:table-cell table:number-columns-repeated="3"/>
        </table:table-row>
        <table:table-row table:style-name="ro1">
          <table:table-cell office:value-type="float" office:value="1.52215171334666E+018" calcext:value-type="float">
            <text:p>1.52215171334666E+018</text:p>
          </table:table-cell>
          <table:table-cell table:formula="of:=[.A773]-[.A774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334772E+018" calcext:value-type="float">
            <text:p>1.52215171334772E+018</text:p>
          </table:table-cell>
          <table:table-cell table:formula="of:=[.A774]-[.A775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34879E+018" calcext:value-type="float">
            <text:p>1.52215171334879E+018</text:p>
          </table:table-cell>
          <table:table-cell table:formula="of:=[.A775]-[.A776]" office:value-type="float" office:value="-1063936" calcext:value-type="float">
            <text:p>-1063936</text:p>
          </table:table-cell>
          <table:table-cell table:number-columns-repeated="3"/>
        </table:table-row>
        <table:table-row table:style-name="ro1">
          <table:table-cell office:value-type="float" office:value="1.52215171334984E+018" calcext:value-type="float">
            <text:p>1.52215171334984E+018</text:p>
          </table:table-cell>
          <table:table-cell table:formula="of:=[.A776]-[.A777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3509E+018" calcext:value-type="float">
            <text:p>1.5221517133509E+018</text:p>
          </table:table-cell>
          <table:table-cell table:formula="of:=[.A777]-[.A778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35196E+018" calcext:value-type="float">
            <text:p>1.52215171335196E+018</text:p>
          </table:table-cell>
          <table:table-cell table:formula="of:=[.A778]-[.A779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335301E+018" calcext:value-type="float">
            <text:p>1.52215171335301E+018</text:p>
          </table:table-cell>
          <table:table-cell table:formula="of:=[.A779]-[.A780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35407E+018" calcext:value-type="float">
            <text:p>1.52215171335407E+018</text:p>
          </table:table-cell>
          <table:table-cell table:formula="of:=[.A780]-[.A781]" office:value-type="float" office:value="-1058560" calcext:value-type="float">
            <text:p>-1058560</text:p>
          </table:table-cell>
          <table:table-cell table:number-columns-repeated="3"/>
        </table:table-row>
        <table:table-row table:style-name="ro1">
          <table:table-cell office:value-type="float" office:value="1.52215171335513E+018" calcext:value-type="float">
            <text:p>1.52215171335513E+018</text:p>
          </table:table-cell>
          <table:table-cell table:formula="of:=[.A781]-[.A782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335619E+018" calcext:value-type="float">
            <text:p>1.52215171335619E+018</text:p>
          </table:table-cell>
          <table:table-cell table:formula="of:=[.A782]-[.A783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35724E+018" calcext:value-type="float">
            <text:p>1.52215171335724E+018</text:p>
          </table:table-cell>
          <table:table-cell table:formula="of:=[.A783]-[.A784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3583E+018" calcext:value-type="float">
            <text:p>1.5221517133583E+018</text:p>
          </table:table-cell>
          <table:table-cell table:formula="of:=[.A784]-[.A785]" office:value-type="float" office:value="-1061120" calcext:value-type="float">
            <text:p>-1061120</text:p>
          </table:table-cell>
          <table:table-cell table:number-columns-repeated="3"/>
        </table:table-row>
        <table:table-row table:style-name="ro1">
          <table:table-cell office:value-type="float" office:value="1.52215171335936E+018" calcext:value-type="float">
            <text:p>1.52215171335936E+018</text:p>
          </table:table-cell>
          <table:table-cell table:formula="of:=[.A785]-[.A786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336044E+018" calcext:value-type="float">
            <text:p>1.52215171336044E+018</text:p>
          </table:table-cell>
          <table:table-cell table:formula="of:=[.A786]-[.A787]" office:value-type="float" office:value="-1076224" calcext:value-type="float">
            <text:p>-1076224</text:p>
          </table:table-cell>
          <table:table-cell table:number-columns-repeated="3"/>
        </table:table-row>
        <table:table-row table:style-name="ro1">
          <table:table-cell office:value-type="float" office:value="1.5221517133615E+018" calcext:value-type="float">
            <text:p>1.5221517133615E+018</text:p>
          </table:table-cell>
          <table:table-cell table:formula="of:=[.A787]-[.A788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336256E+018" calcext:value-type="float">
            <text:p>1.52215171336256E+018</text:p>
          </table:table-cell>
          <table:table-cell table:formula="of:=[.A788]-[.A789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336361E+018" calcext:value-type="float">
            <text:p>1.52215171336361E+018</text:p>
          </table:table-cell>
          <table:table-cell table:formula="of:=[.A789]-[.A790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36467E+018" calcext:value-type="float">
            <text:p>1.52215171336467E+018</text:p>
          </table:table-cell>
          <table:table-cell table:formula="of:=[.A790]-[.A791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36573E+018" calcext:value-type="float">
            <text:p>1.52215171336573E+018</text:p>
          </table:table-cell>
          <table:table-cell table:formula="of:=[.A791]-[.A792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336679E+018" calcext:value-type="float">
            <text:p>1.52215171336679E+018</text:p>
          </table:table-cell>
          <table:table-cell table:formula="of:=[.A792]-[.A793]" office:value-type="float" office:value="-1063168" calcext:value-type="float">
            <text:p>-1063168</text:p>
          </table:table-cell>
          <table:table-cell table:number-columns-repeated="3"/>
        </table:table-row>
        <table:table-row table:style-name="ro1">
          <table:table-cell office:value-type="float" office:value="1.52215171336785E+018" calcext:value-type="float">
            <text:p>1.52215171336785E+018</text:p>
          </table:table-cell>
          <table:table-cell table:formula="of:=[.A793]-[.A794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36888E+018" calcext:value-type="float">
            <text:p>1.52215171336888E+018</text:p>
          </table:table-cell>
          <table:table-cell table:formula="of:=[.A794]-[.A795]" office:value-type="float" office:value="-1031168" calcext:value-type="float">
            <text:p>-1031168</text:p>
          </table:table-cell>
          <table:table-cell table:number-columns-repeated="3"/>
        </table:table-row>
        <table:table-row table:style-name="ro1">
          <table:table-cell office:value-type="float" office:value="1.52215171336993E+018" calcext:value-type="float">
            <text:p>1.52215171336993E+018</text:p>
          </table:table-cell>
          <table:table-cell table:formula="of:=[.A795]-[.A796]" office:value-type="float" office:value="-1048064" calcext:value-type="float">
            <text:p>-1048064</text:p>
          </table:table-cell>
          <table:table-cell table:number-columns-repeated="3"/>
        </table:table-row>
        <table:table-row table:style-name="ro1">
          <table:table-cell office:value-type="float" office:value="1.52215171337098E+018" calcext:value-type="float">
            <text:p>1.52215171337098E+018</text:p>
          </table:table-cell>
          <table:table-cell table:formula="of:=[.A796]-[.A797]" office:value-type="float" office:value="-1055232" calcext:value-type="float">
            <text:p>-1055232</text:p>
          </table:table-cell>
          <table:table-cell table:number-columns-repeated="3"/>
        </table:table-row>
        <table:table-row table:style-name="ro1">
          <table:table-cell office:value-type="float" office:value="1.52215171337204E+018" calcext:value-type="float">
            <text:p>1.52215171337204E+018</text:p>
          </table:table-cell>
          <table:table-cell table:formula="of:=[.A797]-[.A798]" office:value-type="float" office:value="-1053184" calcext:value-type="float">
            <text:p>-1053184</text:p>
          </table:table-cell>
          <table:table-cell table:number-columns-repeated="3"/>
        </table:table-row>
        <table:table-row table:style-name="ro1">
          <table:table-cell office:value-type="float" office:value="1.52215171337309E+018" calcext:value-type="float">
            <text:p>1.52215171337309E+018</text:p>
          </table:table-cell>
          <table:table-cell table:formula="of:=[.A798]-[.A799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337415E+018" calcext:value-type="float">
            <text:p>1.52215171337415E+018</text:p>
          </table:table-cell>
          <table:table-cell table:formula="of:=[.A799]-[.A800]" office:value-type="float" office:value="-1056768" calcext:value-type="float">
            <text:p>-1056768</text:p>
          </table:table-cell>
          <table:table-cell table:number-columns-repeated="3"/>
        </table:table-row>
        <table:table-row table:style-name="ro1">
          <table:table-cell office:value-type="float" office:value="1.52215171337521E+018" calcext:value-type="float">
            <text:p>1.52215171337521E+018</text:p>
          </table:table-cell>
          <table:table-cell table:formula="of:=[.A800]-[.A801]" office:value-type="float" office:value="-1055488" calcext:value-type="float">
            <text:p>-1055488</text:p>
          </table:table-cell>
          <table:table-cell table:number-columns-repeated="3"/>
        </table:table-row>
        <table:table-row table:style-name="ro1">
          <table:table-cell office:value-type="float" office:value="1.52215171337626E+018" calcext:value-type="float">
            <text:p>1.52215171337626E+018</text:p>
          </table:table-cell>
          <table:table-cell table:formula="of:=[.A801]-[.A802]" office:value-type="float" office:value="-1057792" calcext:value-type="float">
            <text:p>-1057792</text:p>
          </table:table-cell>
          <table:table-cell table:number-columns-repeated="3"/>
        </table:table-row>
        <table:table-row table:style-name="ro1">
          <table:table-cell office:value-type="float" office:value="1.52215171337733E+018" calcext:value-type="float">
            <text:p>1.52215171337733E+018</text:p>
          </table:table-cell>
          <table:table-cell table:formula="of:=[.A802]-[.A803]" office:value-type="float" office:value="-1061120" calcext:value-type="float">
            <text:p>-1061120</text:p>
          </table:table-cell>
          <table:table-cell table:number-columns-repeated="3"/>
        </table:table-row>
        <table:table-row table:style-name="ro1">
          <table:table-cell office:value-type="float" office:value="1.52215171337838E+018" calcext:value-type="float">
            <text:p>1.52215171337838E+018</text:p>
          </table:table-cell>
          <table:table-cell table:formula="of:=[.A803]-[.A804]" office:value-type="float" office:value="-1059584" calcext:value-type="float">
            <text:p>-1059584</text:p>
          </table:table-cell>
          <table:table-cell table:number-columns-repeated="3"/>
        </table:table-row>
        <table:table-row table:style-name="ro1">
          <table:table-cell office:value-type="float" office:value="1.52215171337945E+018" calcext:value-type="float">
            <text:p>1.52215171337945E+018</text:p>
          </table:table-cell>
          <table:table-cell table:formula="of:=[.A804]-[.A805]" office:value-type="float" office:value="-1061120" calcext:value-type="float">
            <text:p>-1061120</text:p>
          </table:table-cell>
          <table:table-cell table:number-columns-repeated="3"/>
        </table:table-row>
        <table:table-row table:style-name="ro1">
          <table:table-cell office:value-type="float" office:value="1.5221517133805E+018" calcext:value-type="float">
            <text:p>1.5221517133805E+018</text:p>
          </table:table-cell>
          <table:table-cell table:formula="of:=[.A805]-[.A806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38156E+018" calcext:value-type="float">
            <text:p>1.52215171338156E+018</text:p>
          </table:table-cell>
          <table:table-cell table:formula="of:=[.A806]-[.A807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38262E+018" calcext:value-type="float">
            <text:p>1.52215171338262E+018</text:p>
          </table:table-cell>
          <table:table-cell table:formula="of:=[.A807]-[.A808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38367E+018" calcext:value-type="float">
            <text:p>1.52215171338367E+018</text:p>
          </table:table-cell>
          <table:table-cell table:formula="of:=[.A808]-[.A809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38473E+018" calcext:value-type="float">
            <text:p>1.52215171338473E+018</text:p>
          </table:table-cell>
          <table:table-cell table:formula="of:=[.A809]-[.A810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38579E+018" calcext:value-type="float">
            <text:p>1.52215171338579E+018</text:p>
          </table:table-cell>
          <table:table-cell table:formula="of:=[.A810]-[.A811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38685E+018" calcext:value-type="float">
            <text:p>1.52215171338685E+018</text:p>
          </table:table-cell>
          <table:table-cell table:formula="of:=[.A811]-[.A812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3879E+018" calcext:value-type="float">
            <text:p>1.5221517133879E+018</text:p>
          </table:table-cell>
          <table:table-cell table:formula="of:=[.A812]-[.A813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38896E+018" calcext:value-type="float">
            <text:p>1.52215171338896E+018</text:p>
          </table:table-cell>
          <table:table-cell table:formula="of:=[.A813]-[.A814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339002E+018" calcext:value-type="float">
            <text:p>1.52215171339002E+018</text:p>
          </table:table-cell>
          <table:table-cell table:formula="of:=[.A814]-[.A815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39108E+018" calcext:value-type="float">
            <text:p>1.52215171339108E+018</text:p>
          </table:table-cell>
          <table:table-cell table:formula="of:=[.A815]-[.A816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39213E+018" calcext:value-type="float">
            <text:p>1.52215171339213E+018</text:p>
          </table:table-cell>
          <table:table-cell table:formula="of:=[.A816]-[.A817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339319E+018" calcext:value-type="float">
            <text:p>1.52215171339319E+018</text:p>
          </table:table-cell>
          <table:table-cell table:formula="of:=[.A817]-[.A818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39425E+018" calcext:value-type="float">
            <text:p>1.52215171339425E+018</text:p>
          </table:table-cell>
          <table:table-cell table:formula="of:=[.A818]-[.A819]" office:value-type="float" office:value="-1060096" calcext:value-type="float">
            <text:p>-1060096</text:p>
          </table:table-cell>
          <table:table-cell table:number-columns-repeated="3"/>
        </table:table-row>
        <table:table-row table:style-name="ro1">
          <table:table-cell office:value-type="float" office:value="1.52215171339531E+018" calcext:value-type="float">
            <text:p>1.52215171339531E+018</text:p>
          </table:table-cell>
          <table:table-cell table:formula="of:=[.A819]-[.A820]" office:value-type="float" office:value="-1059584" calcext:value-type="float">
            <text:p>-1059584</text:p>
          </table:table-cell>
          <table:table-cell table:number-columns-repeated="3"/>
        </table:table-row>
        <table:table-row table:style-name="ro1">
          <table:table-cell office:value-type="float" office:value="1.52215171339637E+018" calcext:value-type="float">
            <text:p>1.52215171339637E+018</text:p>
          </table:table-cell>
          <table:table-cell table:formula="of:=[.A820]-[.A821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339742E+018" calcext:value-type="float">
            <text:p>1.52215171339742E+018</text:p>
          </table:table-cell>
          <table:table-cell table:formula="of:=[.A821]-[.A822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39848E+018" calcext:value-type="float">
            <text:p>1.52215171339848E+018</text:p>
          </table:table-cell>
          <table:table-cell table:formula="of:=[.A822]-[.A823]" office:value-type="float" office:value="-1056000" calcext:value-type="float">
            <text:p>-1056000</text:p>
          </table:table-cell>
          <table:table-cell table:number-columns-repeated="3"/>
        </table:table-row>
        <table:table-row table:style-name="ro1">
          <table:table-cell office:value-type="float" office:value="1.52215171339954E+018" calcext:value-type="float">
            <text:p>1.52215171339954E+018</text:p>
          </table:table-cell>
          <table:table-cell table:formula="of:=[.A823]-[.A824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4006E+018" calcext:value-type="float">
            <text:p>1.5221517134006E+018</text:p>
          </table:table-cell>
          <table:table-cell table:formula="of:=[.A824]-[.A825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40165E+018" calcext:value-type="float">
            <text:p>1.52215171340165E+018</text:p>
          </table:table-cell>
          <table:table-cell table:formula="of:=[.A825]-[.A826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340271E+018" calcext:value-type="float">
            <text:p>1.52215171340271E+018</text:p>
          </table:table-cell>
          <table:table-cell table:formula="of:=[.A826]-[.A827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40377E+018" calcext:value-type="float">
            <text:p>1.52215171340377E+018</text:p>
          </table:table-cell>
          <table:table-cell table:formula="of:=[.A827]-[.A828]" office:value-type="float" office:value="-1056256" calcext:value-type="float">
            <text:p>-1056256</text:p>
          </table:table-cell>
          <table:table-cell table:number-columns-repeated="3"/>
        </table:table-row>
        <table:table-row table:style-name="ro1">
          <table:table-cell office:value-type="float" office:value="1.52215171340482E+018" calcext:value-type="float">
            <text:p>1.52215171340482E+018</text:p>
          </table:table-cell>
          <table:table-cell table:formula="of:=[.A828]-[.A829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40588E+018" calcext:value-type="float">
            <text:p>1.52215171340588E+018</text:p>
          </table:table-cell>
          <table:table-cell table:formula="of:=[.A829]-[.A830]" office:value-type="float" office:value="-1057536" calcext:value-type="float">
            <text:p>-1057536</text:p>
          </table:table-cell>
          <table:table-cell table:number-columns-repeated="3"/>
        </table:table-row>
        <table:table-row table:style-name="ro1">
          <table:table-cell office:value-type="float" office:value="1.52215171340694E+018" calcext:value-type="float">
            <text:p>1.52215171340694E+018</text:p>
          </table:table-cell>
          <table:table-cell table:formula="of:=[.A830]-[.A831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3408E+018" calcext:value-type="float">
            <text:p>1.522151713408E+018</text:p>
          </table:table-cell>
          <table:table-cell table:formula="of:=[.A831]-[.A832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40905E+018" calcext:value-type="float">
            <text:p>1.52215171340905E+018</text:p>
          </table:table-cell>
          <table:table-cell table:formula="of:=[.A832]-[.A833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41011E+018" calcext:value-type="float">
            <text:p>1.52215171341011E+018</text:p>
          </table:table-cell>
          <table:table-cell table:formula="of:=[.A833]-[.A834]" office:value-type="float" office:value="-1057024" calcext:value-type="float">
            <text:p>-1057024</text:p>
          </table:table-cell>
          <table:table-cell table:number-columns-repeated="3"/>
        </table:table-row>
        <table:table-row table:style-name="ro1">
          <table:table-cell office:value-type="float" office:value="1.52215171341117E+018" calcext:value-type="float">
            <text:p>1.52215171341117E+018</text:p>
          </table:table-cell>
          <table:table-cell table:formula="of:=[.A834]-[.A835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41223E+018" calcext:value-type="float">
            <text:p>1.52215171341223E+018</text:p>
          </table:table-cell>
          <table:table-cell table:formula="of:=[.A835]-[.A836]" office:value-type="float" office:value="-1062400" calcext:value-type="float">
            <text:p>-1062400</text:p>
          </table:table-cell>
          <table:table-cell table:number-columns-repeated="3"/>
        </table:table-row>
        <table:table-row table:style-name="ro1">
          <table:table-cell office:value-type="float" office:value="1.52215171341327E+018" calcext:value-type="float">
            <text:p>1.52215171341327E+018</text:p>
          </table:table-cell>
          <table:table-cell table:formula="of:=[.A836]-[.A837]" office:value-type="float" office:value="-1038336" calcext:value-type="float">
            <text:p>-1038336</text:p>
          </table:table-cell>
          <table:table-cell table:number-columns-repeated="3"/>
        </table:table-row>
        <table:table-row table:style-name="ro1">
          <table:table-cell office:value-type="float" office:value="1.52215171341432E+018" calcext:value-type="float">
            <text:p>1.52215171341432E+018</text:p>
          </table:table-cell>
          <table:table-cell table:formula="of:=[.A837]-[.A838]" office:value-type="float" office:value="-1054976" calcext:value-type="float">
            <text:p>-1054976</text:p>
          </table:table-cell>
          <table:table-cell table:number-columns-repeated="3"/>
        </table:table-row>
        <table:table-row table:style-name="ro1">
          <table:table-cell office:value-type="float" office:value="1.52215171341538E+018" calcext:value-type="float">
            <text:p>1.52215171341538E+018</text:p>
          </table:table-cell>
          <table:table-cell table:formula="of:=[.A838]-[.A839]" office:value-type="float" office:value="-1055744" calcext:value-type="float">
            <text:p>-1055744</text:p>
          </table:table-cell>
          <table:table-cell table:number-columns-repeated="3"/>
        </table:table-row>
        <table:table-row table:style-name="ro1">
          <table:table-cell office:value-type="float" office:value="1.52215171341643E+018" calcext:value-type="float">
            <text:p>1.52215171341643E+018</text:p>
          </table:table-cell>
          <table:table-cell table:formula="of:=[.A839]-[.A840]" office:value-type="float" office:value="-1055744" calcext:value-type="float">
            <text:p>-1055744</text:p>
          </table:table-cell>
          <table:table-cell table:number-columns-repeated="3"/>
        </table:table-row>
        <table:table-row table:style-name="ro1">
          <table:table-cell office:value-type="float" office:value="1.52215171341749E+018" calcext:value-type="float">
            <text:p>1.52215171341749E+018</text:p>
          </table:table-cell>
          <table:table-cell table:formula="of:=[.A840]-[.A841]" office:value-type="float" office:value="-1055232" calcext:value-type="float">
            <text:p>-1055232</text:p>
          </table:table-cell>
          <table:table-cell table:number-columns-repeated="3"/>
        </table:table-row>
        <table:table-row table:style-name="ro1">
          <table:table-cell office:value-type="float" office:value="1.52215171341856E+018" calcext:value-type="float">
            <text:p>1.52215171341856E+018</text:p>
          </table:table-cell>
          <table:table-cell table:formula="of:=[.A841]-[.A842]" office:value-type="float" office:value="-1071104" calcext:value-type="float">
            <text:p>-1071104</text:p>
          </table:table-cell>
          <table:table-cell table:number-columns-repeated="3"/>
        </table:table-row>
        <table:table-row table:style-name="ro1">
          <table:table-cell office:value-type="float" office:value="1.52215171341964E+018" calcext:value-type="float">
            <text:p>1.52215171341964E+018</text:p>
          </table:table-cell>
          <table:table-cell table:formula="of:=[.A842]-[.A843]" office:value-type="float" office:value="-1082880" calcext:value-type="float">
            <text:p>-1082880</text:p>
          </table:table-cell>
          <table:table-cell table:number-columns-repeated="3"/>
        </table:table-row>
        <table:table-row table:style-name="ro1">
          <table:table-cell office:value-type="float" office:value="1.52215171342073E+018" calcext:value-type="float">
            <text:p>1.52215171342073E+018</text:p>
          </table:table-cell>
          <table:table-cell table:formula="of:=[.A843]-[.A844]" office:value-type="float" office:value="-1086208" calcext:value-type="float">
            <text:p>-1086208</text:p>
          </table:table-cell>
          <table:table-cell table:number-columns-repeated="3"/>
        </table:table-row>
        <table:table-row table:style-name="ro1">
          <table:table-cell office:value-type="float" office:value="1.52215171342182E+018" calcext:value-type="float">
            <text:p>1.52215171342182E+018</text:p>
          </table:table-cell>
          <table:table-cell table:formula="of:=[.A844]-[.A845]" office:value-type="float" office:value="-1086976" calcext:value-type="float">
            <text:p>-1086976</text:p>
          </table:table-cell>
          <table:table-cell table:number-columns-repeated="3"/>
        </table:table-row>
        <table:table-row table:style-name="ro1">
          <table:table-cell office:value-type="float" office:value="1.5221517134229E+018" calcext:value-type="float">
            <text:p>1.5221517134229E+018</text:p>
          </table:table-cell>
          <table:table-cell table:formula="of:=[.A845]-[.A846]" office:value-type="float" office:value="-1087232" calcext:value-type="float">
            <text:p>-1087232</text:p>
          </table:table-cell>
          <table:table-cell table:number-columns-repeated="3"/>
        </table:table-row>
        <table:table-row table:style-name="ro1">
          <table:table-cell office:value-type="float" office:value="1.52215171342394E+018" calcext:value-type="float">
            <text:p>1.52215171342394E+018</text:p>
          </table:table-cell>
          <table:table-cell table:formula="of:=[.A846]-[.A847]" office:value-type="float" office:value="-1033728" calcext:value-type="float">
            <text:p>-1033728</text:p>
          </table:table-cell>
          <table:table-cell table:number-columns-repeated="3"/>
        </table:table-row>
        <table:table-row table:style-name="ro1">
          <table:table-cell office:value-type="float" office:value="1.52215171342503E+018" calcext:value-type="float">
            <text:p>1.52215171342503E+018</text:p>
          </table:table-cell>
          <table:table-cell table:formula="of:=[.A847]-[.A848]" office:value-type="float" office:value="-1091840" calcext:value-type="float">
            <text:p>-1091840</text:p>
          </table:table-cell>
          <table:table-cell table:number-columns-repeated="3"/>
        </table:table-row>
        <table:table-row table:style-name="ro1">
          <table:table-cell office:value-type="float" office:value="1.52215171342612E+018" calcext:value-type="float">
            <text:p>1.52215171342612E+018</text:p>
          </table:table-cell>
          <table:table-cell table:formula="of:=[.A848]-[.A849]" office:value-type="float" office:value="-1087488" calcext:value-type="float">
            <text:p>-1087488</text:p>
          </table:table-cell>
          <table:table-cell table:number-columns-repeated="3"/>
        </table:table-row>
        <table:table-row table:style-name="ro1">
          <table:table-cell office:value-type="float" office:value="1.52215171342721E+018" calcext:value-type="float">
            <text:p>1.52215171342721E+018</text:p>
          </table:table-cell>
          <table:table-cell table:formula="of:=[.A849]-[.A850]" office:value-type="float" office:value="-1094656" calcext:value-type="float">
            <text:p>-1094656</text:p>
          </table:table-cell>
          <table:table-cell table:number-columns-repeated="3"/>
        </table:table-row>
        <table:table-row table:style-name="ro1">
          <table:table-cell office:value-type="float" office:value="1.52215171342831E+018" calcext:value-type="float">
            <text:p>1.52215171342831E+018</text:p>
          </table:table-cell>
          <table:table-cell table:formula="of:=[.A850]-[.A851]" office:value-type="float" office:value="-1093376" calcext:value-type="float">
            <text:p>-1093376</text:p>
          </table:table-cell>
          <table:table-cell table:number-columns-repeated="3"/>
        </table:table-row>
        <table:table-row table:style-name="ro1">
          <table:table-cell office:value-type="float" office:value="1.5221517134294E+018" calcext:value-type="float">
            <text:p>1.5221517134294E+018</text:p>
          </table:table-cell>
          <table:table-cell table:formula="of:=[.A851]-[.A852]" office:value-type="float" office:value="-1091840" calcext:value-type="float">
            <text:p>-1091840</text:p>
          </table:table-cell>
          <table:table-cell table:number-columns-repeated="3"/>
        </table:table-row>
        <table:table-row table:style-name="ro1">
          <table:table-cell office:value-type="float" office:value="1.52215171343048E+018" calcext:value-type="float">
            <text:p>1.52215171343048E+018</text:p>
          </table:table-cell>
          <table:table-cell table:formula="of:=[.A852]-[.A853]" office:value-type="float" office:value="-1085440" calcext:value-type="float">
            <text:p>-1085440</text:p>
          </table:table-cell>
          <table:table-cell table:number-columns-repeated="3"/>
        </table:table-row>
        <table:table-row table:style-name="ro1">
          <table:table-cell office:value-type="float" office:value="1.52215171343157E+018" calcext:value-type="float">
            <text:p>1.52215171343157E+018</text:p>
          </table:table-cell>
          <table:table-cell table:formula="of:=[.A853]-[.A854]" office:value-type="float" office:value="-1088000" calcext:value-type="float">
            <text:p>-1088000</text:p>
          </table:table-cell>
          <table:table-cell table:number-columns-repeated="3"/>
        </table:table-row>
        <table:table-row table:style-name="ro1">
          <table:table-cell office:value-type="float" office:value="1.52215171343266E+018" calcext:value-type="float">
            <text:p>1.52215171343266E+018</text:p>
          </table:table-cell>
          <table:table-cell table:formula="of:=[.A854]-[.A855]" office:value-type="float" office:value="-1086720" calcext:value-type="float">
            <text:p>-1086720</text:p>
          </table:table-cell>
          <table:table-cell table:number-columns-repeated="3"/>
        </table:table-row>
        <table:table-row table:style-name="ro1">
          <table:table-cell office:value-type="float" office:value="1.52215171343374E+018" calcext:value-type="float">
            <text:p>1.52215171343374E+018</text:p>
          </table:table-cell>
          <table:table-cell table:formula="of:=[.A855]-[.A856]" office:value-type="float" office:value="-1086976" calcext:value-type="float">
            <text:p>-1086976</text:p>
          </table:table-cell>
          <table:table-cell table:number-columns-repeated="3"/>
        </table:table-row>
        <table:table-row table:style-name="ro1">
          <table:table-cell office:value-type="float" office:value="1.52215171343483E+018" calcext:value-type="float">
            <text:p>1.52215171343483E+018</text:p>
          </table:table-cell>
          <table:table-cell table:formula="of:=[.A856]-[.A857]" office:value-type="float" office:value="-1086976" calcext:value-type="float">
            <text:p>-1086976</text:p>
          </table:table-cell>
          <table:table-cell table:number-columns-repeated="3"/>
        </table:table-row>
        <table:table-row table:style-name="ro1">
          <table:table-cell office:value-type="float" office:value="1.52215171343592E+018" calcext:value-type="float">
            <text:p>1.52215171343592E+018</text:p>
          </table:table-cell>
          <table:table-cell table:formula="of:=[.A857]-[.A858]" office:value-type="float" office:value="-1086720" calcext:value-type="float">
            <text:p>-1086720</text:p>
          </table:table-cell>
          <table:table-cell table:number-columns-repeated="3"/>
        </table:table-row>
        <table:table-row table:style-name="ro1">
          <table:table-cell office:value-type="float" office:value="1.52215171343701E+018" calcext:value-type="float">
            <text:p>1.52215171343701E+018</text:p>
          </table:table-cell>
          <table:table-cell table:formula="of:=[.A858]-[.A859]" office:value-type="float" office:value="-1086976" calcext:value-type="float">
            <text:p>-1086976</text:p>
          </table:table-cell>
          <table:table-cell table:number-columns-repeated="3"/>
        </table:table-row>
        <table:table-row table:style-name="ro1">
          <table:table-cell office:value-type="float" office:value="1.52215171343809E+018" calcext:value-type="float">
            <text:p>1.52215171343809E+018</text:p>
          </table:table-cell>
          <table:table-cell table:formula="of:=[.A859]-[.A860]" office:value-type="float" office:value="-1086976" calcext:value-type="float">
            <text:p>-1086976</text:p>
          </table:table-cell>
          <table:table-cell table:number-columns-repeated="3"/>
        </table:table-row>
        <table:table-row table:style-name="ro1">
          <table:table-cell office:value-type="float" office:value="1.52215171343918E+018" calcext:value-type="float">
            <text:p>1.52215171343918E+018</text:p>
          </table:table-cell>
          <table:table-cell table:formula="of:=[.A860]-[.A861]" office:value-type="float" office:value="-1086976" calcext:value-type="float">
            <text:p>-1086976</text:p>
          </table:table-cell>
          <table:table-cell table:number-columns-repeated="3"/>
        </table:table-row>
        <table:table-row table:style-name="ro1">
          <table:table-cell office:value-type="float" office:value="1.52215171344027E+018" calcext:value-type="float">
            <text:p>1.52215171344027E+018</text:p>
          </table:table-cell>
          <table:table-cell table:formula="of:=[.A861]-[.A862]" office:value-type="float" office:value="-1087488" calcext:value-type="float">
            <text:p>-1087488</text:p>
          </table:table-cell>
          <table:table-cell table:number-columns-repeated="3"/>
        </table:table-row>
        <table:table-row table:style-name="ro1">
          <table:table-cell office:value-type="float" office:value="1.52215171344135E+018" calcext:value-type="float">
            <text:p>1.52215171344135E+018</text:p>
          </table:table-cell>
          <table:table-cell table:formula="of:=[.A862]-[.A863]" office:value-type="float" office:value="-1086976" calcext:value-type="float">
            <text:p>-1086976</text:p>
          </table:table-cell>
          <table:table-cell table:number-columns-repeated="3"/>
        </table:table-row>
        <table:table-row table:style-name="ro1">
          <table:table-cell office:value-type="float" office:value="1.52215171344244E+018" calcext:value-type="float">
            <text:p>1.52215171344244E+018</text:p>
          </table:table-cell>
          <table:table-cell table:formula="of:=[.A863]-[.A864]" office:value-type="float" office:value="-1086464" calcext:value-type="float">
            <text:p>-1086464</text:p>
          </table:table-cell>
          <table:table-cell table:number-columns-repeated="3"/>
        </table:table-row>
        <table:table-row table:style-name="ro1">
          <table:table-cell office:value-type="float" office:value="1.52215171344353E+018" calcext:value-type="float">
            <text:p>1.52215171344353E+018</text:p>
          </table:table-cell>
          <table:table-cell table:formula="of:=[.A864]-[.A865]" office:value-type="float" office:value="-1087744" calcext:value-type="float">
            <text:p>-1087744</text:p>
          </table:table-cell>
          <table:table-cell table:number-columns-repeated="3"/>
        </table:table-row>
        <table:table-row table:style-name="ro1">
          <table:table-cell office:value-type="float" office:value="1.52215171344462E+018" calcext:value-type="float">
            <text:p>1.52215171344462E+018</text:p>
          </table:table-cell>
          <table:table-cell table:formula="of:=[.A865]-[.A866]" office:value-type="float" office:value="-1090816" calcext:value-type="float">
            <text:p>-1090816</text:p>
          </table:table-cell>
          <table:table-cell table:number-columns-repeated="3"/>
        </table:table-row>
        <table:table-row table:style-name="ro1">
          <table:table-cell office:value-type="float" office:value="1.52215171344571E+018" calcext:value-type="float">
            <text:p>1.52215171344571E+018</text:p>
          </table:table-cell>
          <table:table-cell table:formula="of:=[.A866]-[.A867]" office:value-type="float" office:value="-1090560" calcext:value-type="float">
            <text:p>-1090560</text:p>
          </table:table-cell>
          <table:table-cell table:number-columns-repeated="3"/>
        </table:table-row>
        <table:table-row table:style-name="ro1">
          <table:table-cell office:value-type="float" office:value="1.52215171344681E+018" calcext:value-type="float">
            <text:p>1.52215171344681E+018</text:p>
          </table:table-cell>
          <table:table-cell table:formula="of:=[.A867]-[.A868]" office:value-type="float" office:value="-1099776" calcext:value-type="float">
            <text:p>-1099776</text:p>
          </table:table-cell>
          <table:table-cell table:number-columns-repeated="3"/>
        </table:table-row>
        <table:table-row table:style-name="ro1">
          <table:table-cell office:value-type="float" office:value="1.5221517134479E+018" calcext:value-type="float">
            <text:p>1.5221517134479E+018</text:p>
          </table:table-cell>
          <table:table-cell table:formula="of:=[.A868]-[.A869]" office:value-type="float" office:value="-1086976" calcext:value-type="float">
            <text:p>-1086976</text:p>
          </table:table-cell>
          <table:table-cell table:number-columns-repeated="3"/>
        </table:table-row>
        <table:table-row table:style-name="ro1">
          <table:table-cell office:value-type="float" office:value="1.52215171344898E+018" calcext:value-type="float">
            <text:p>1.52215171344898E+018</text:p>
          </table:table-cell>
          <table:table-cell table:formula="of:=[.A869]-[.A870]" office:value-type="float" office:value="-1086976" calcext:value-type="float">
            <text:p>-1086976</text:p>
          </table:table-cell>
          <table:table-cell table:number-columns-repeated="3"/>
        </table:table-row>
        <table:table-row table:style-name="ro1">
          <table:table-cell office:value-type="float" office:value="1.52215171345007E+018" calcext:value-type="float">
            <text:p>1.52215171345007E+018</text:p>
          </table:table-cell>
          <table:table-cell table:formula="of:=[.A870]-[.A871]" office:value-type="float" office:value="-1086720" calcext:value-type="float">
            <text:p>-1086720</text:p>
          </table:table-cell>
          <table:table-cell table:number-columns-repeated="3"/>
        </table:table-row>
        <table:table-row table:style-name="ro1">
          <table:table-cell office:value-type="float" office:value="1.52215171345116E+018" calcext:value-type="float">
            <text:p>1.52215171345116E+018</text:p>
          </table:table-cell>
          <table:table-cell table:formula="of:=[.A871]-[.A872]" office:value-type="float" office:value="-1086720" calcext:value-type="float">
            <text:p>-1086720</text:p>
          </table:table-cell>
          <table:table-cell table:number-columns-repeated="3"/>
        </table:table-row>
        <table:table-row table:style-name="ro1">
          <table:table-cell office:value-type="float" office:value="1.52215171345224E+018" calcext:value-type="float">
            <text:p>1.52215171345224E+018</text:p>
          </table:table-cell>
          <table:table-cell table:formula="of:=[.A872]-[.A873]" office:value-type="float" office:value="-1087488" calcext:value-type="float">
            <text:p>-1087488</text:p>
          </table:table-cell>
          <table:table-cell table:number-columns-repeated="3"/>
        </table:table-row>
        <table:table-row table:style-name="ro1">
          <table:table-cell office:value-type="float" office:value="1.52215171345333E+018" calcext:value-type="float">
            <text:p>1.52215171345333E+018</text:p>
          </table:table-cell>
          <table:table-cell table:formula="of:=[.A873]-[.A874]" office:value-type="float" office:value="-1085440" calcext:value-type="float">
            <text:p>-1085440</text:p>
          </table:table-cell>
          <table:table-cell table:number-columns-repeated="3"/>
        </table:table-row>
        <table:table-row table:style-name="ro1">
          <table:table-cell office:value-type="float" office:value="1.52215171345442E+018" calcext:value-type="float">
            <text:p>1.52215171345442E+018</text:p>
          </table:table-cell>
          <table:table-cell table:formula="of:=[.A874]-[.A875]" office:value-type="float" office:value="-1086976" calcext:value-type="float">
            <text:p>-1086976</text:p>
          </table:table-cell>
          <table:table-cell table:number-columns-repeated="3"/>
        </table:table-row>
        <table:table-row table:style-name="ro1">
          <table:table-cell office:value-type="float" office:value="1.5221517134555E+018" calcext:value-type="float">
            <text:p>1.5221517134555E+018</text:p>
          </table:table-cell>
          <table:table-cell table:formula="of:=[.A875]-[.A876]" office:value-type="float" office:value="-1087232" calcext:value-type="float">
            <text:p>-1087232</text:p>
          </table:table-cell>
          <table:table-cell table:number-columns-repeated="3"/>
        </table:table-row>
        <table:table-row table:style-name="ro1">
          <table:table-cell office:value-type="float" office:value="1.52215171345659E+018" calcext:value-type="float">
            <text:p>1.52215171345659E+018</text:p>
          </table:table-cell>
          <table:table-cell table:formula="of:=[.A876]-[.A877]" office:value-type="float" office:value="-1086464" calcext:value-type="float">
            <text:p>-1086464</text:p>
          </table:table-cell>
          <table:table-cell table:number-columns-repeated="3"/>
        </table:table-row>
        <table:table-row table:style-name="ro1">
          <table:table-cell office:value-type="float" office:value="1.52215171345768E+018" calcext:value-type="float">
            <text:p>1.52215171345768E+018</text:p>
          </table:table-cell>
          <table:table-cell table:formula="of:=[.A877]-[.A878]" office:value-type="float" office:value="-1086208" calcext:value-type="float">
            <text:p>-1086208</text:p>
          </table:table-cell>
          <table:table-cell table:number-columns-repeated="3"/>
        </table:table-row>
        <table:table-row table:style-name="ro1">
          <table:table-cell office:value-type="float" office:value="1.52215171345876E+018" calcext:value-type="float">
            <text:p>1.52215171345876E+018</text:p>
          </table:table-cell>
          <table:table-cell table:formula="of:=[.A878]-[.A879]" office:value-type="float" office:value="-1087488" calcext:value-type="float">
            <text:p>-1087488</text:p>
          </table:table-cell>
          <table:table-cell table:number-columns-repeated="3"/>
        </table:table-row>
        <table:table-row table:style-name="ro1">
          <table:table-cell office:value-type="float" office:value="1.52215171345985E+018" calcext:value-type="float">
            <text:p>1.52215171345985E+018</text:p>
          </table:table-cell>
          <table:table-cell table:formula="of:=[.A879]-[.A880]" office:value-type="float" office:value="-1088512" calcext:value-type="float">
            <text:p>-1088512</text:p>
          </table:table-cell>
          <table:table-cell table:number-columns-repeated="3"/>
        </table:table-row>
        <table:table-row table:style-name="ro1">
          <table:table-cell office:value-type="float" office:value="1.52215171346094E+018" calcext:value-type="float">
            <text:p>1.52215171346094E+018</text:p>
          </table:table-cell>
          <table:table-cell table:formula="of:=[.A880]-[.A881]" office:value-type="float" office:value="-1091328" calcext:value-type="float">
            <text:p>-1091328</text:p>
          </table:table-cell>
          <table:table-cell table:number-columns-repeated="3"/>
        </table:table-row>
        <table:table-row table:style-name="ro1">
          <table:table-cell office:value-type="float" office:value="1.52215171346203E+018" calcext:value-type="float">
            <text:p>1.52215171346203E+018</text:p>
          </table:table-cell>
          <table:table-cell table:formula="of:=[.A881]-[.A882]" office:value-type="float" office:value="-1089280" calcext:value-type="float">
            <text:p>-1089280</text:p>
          </table:table-cell>
          <table:table-cell table:number-columns-repeated="3"/>
        </table:table-row>
        <table:table-row table:style-name="ro1">
          <table:table-cell office:value-type="float" office:value="1.52215171346312E+018" calcext:value-type="float">
            <text:p>1.52215171346312E+018</text:p>
          </table:table-cell>
          <table:table-cell table:formula="of:=[.A882]-[.A883]" office:value-type="float" office:value="-1089536" calcext:value-type="float">
            <text:p>-1089536</text:p>
          </table:table-cell>
          <table:table-cell table:number-columns-repeated="3"/>
        </table:table-row>
        <table:table-row table:style-name="ro1">
          <table:table-cell office:value-type="float" office:value="1.52215171346421E+018" calcext:value-type="float">
            <text:p>1.52215171346421E+018</text:p>
          </table:table-cell>
          <table:table-cell table:formula="of:=[.A883]-[.A884]" office:value-type="float" office:value="-1088000" calcext:value-type="float">
            <text:p>-1088000</text:p>
          </table:table-cell>
          <table:table-cell table:number-columns-repeated="3"/>
        </table:table-row>
        <table:table-row table:style-name="ro1">
          <table:table-cell office:value-type="float" office:value="1.5221517134653E+018" calcext:value-type="float">
            <text:p>1.5221517134653E+018</text:p>
          </table:table-cell>
          <table:table-cell table:formula="of:=[.A884]-[.A885]" office:value-type="float" office:value="-1087232" calcext:value-type="float">
            <text:p>-1087232</text:p>
          </table:table-cell>
          <table:table-cell table:number-columns-repeated="3"/>
        </table:table-row>
        <table:table-row table:style-name="ro1">
          <table:table-cell office:value-type="float" office:value="1.52215171346639E+018" calcext:value-type="float">
            <text:p>1.52215171346639E+018</text:p>
          </table:table-cell>
          <table:table-cell table:formula="of:=[.A885]-[.A886]" office:value-type="float" office:value="-1087744" calcext:value-type="float">
            <text:p>-1087744</text:p>
          </table:table-cell>
          <table:table-cell table:number-columns-repeated="3"/>
        </table:table-row>
        <table:table-row table:style-name="ro1">
          <table:table-cell office:value-type="float" office:value="1.52215171346747E+018" calcext:value-type="float">
            <text:p>1.52215171346747E+018</text:p>
          </table:table-cell>
          <table:table-cell table:formula="of:=[.A886]-[.A887]" office:value-type="float" office:value="-1086208" calcext:value-type="float">
            <text:p>-1086208</text:p>
          </table:table-cell>
          <table:table-cell table:number-columns-repeated="3"/>
        </table:table-row>
        <table:table-row table:style-name="ro1">
          <table:table-cell office:value-type="float" office:value="1.52215171346856E+018" calcext:value-type="float">
            <text:p>1.52215171346856E+018</text:p>
          </table:table-cell>
          <table:table-cell table:formula="of:=[.A887]-[.A888]" office:value-type="float" office:value="-1086720" calcext:value-type="float">
            <text:p>-1086720</text:p>
          </table:table-cell>
          <table:table-cell table:number-columns-repeated="3"/>
        </table:table-row>
        <table:table-row table:style-name="ro1">
          <table:table-cell office:value-type="float" office:value="1.52215171346964E+018" calcext:value-type="float">
            <text:p>1.52215171346964E+018</text:p>
          </table:table-cell>
          <table:table-cell table:formula="of:=[.A888]-[.A889]" office:value-type="float" office:value="-1086464" calcext:value-type="float">
            <text:p>-1086464</text:p>
          </table:table-cell>
          <table:table-cell table:number-columns-repeated="3"/>
        </table:table-row>
        <table:table-row table:style-name="ro1">
          <table:table-cell office:value-type="float" office:value="1.52215171347072E+018" calcext:value-type="float">
            <text:p>1.52215171347072E+018</text:p>
          </table:table-cell>
          <table:table-cell table:formula="of:=[.A889]-[.A890]" office:value-type="float" office:value="-1074176" calcext:value-type="float">
            <text:p>-1074176</text:p>
          </table:table-cell>
          <table:table-cell table:number-columns-repeated="3"/>
        </table:table-row>
        <table:table-row table:style-name="ro1">
          <table:table-cell office:value-type="float" office:value="1.52215171347181E+018" calcext:value-type="float">
            <text:p>1.52215171347181E+018</text:p>
          </table:table-cell>
          <table:table-cell table:formula="of:=[.A890]-[.A891]" office:value-type="float" office:value="-1088000" calcext:value-type="float">
            <text:p>-1088000</text:p>
          </table:table-cell>
          <table:table-cell table:number-columns-repeated="3"/>
        </table:table-row>
        <table:table-row table:style-name="ro1">
          <table:table-cell office:value-type="float" office:value="1.5221517134729E+018" calcext:value-type="float">
            <text:p>1.5221517134729E+018</text:p>
          </table:table-cell>
          <table:table-cell table:formula="of:=[.A891]-[.A892]" office:value-type="float" office:value="-1088512" calcext:value-type="float">
            <text:p>-1088512</text:p>
          </table:table-cell>
          <table:table-cell table:number-columns-repeated="3"/>
        </table:table-row>
        <table:table-row table:style-name="ro1">
          <table:table-cell office:value-type="float" office:value="1.52215171347398E+018" calcext:value-type="float">
            <text:p>1.52215171347398E+018</text:p>
          </table:table-cell>
          <table:table-cell table:formula="of:=[.A892]-[.A893]" office:value-type="float" office:value="-1086464" calcext:value-type="float">
            <text:p>-1086464</text:p>
          </table:table-cell>
          <table:table-cell table:number-columns-repeated="3"/>
        </table:table-row>
        <table:table-row table:style-name="ro1">
          <table:table-cell office:value-type="float" office:value="1.52215171347507E+018" calcext:value-type="float">
            <text:p>1.52215171347507E+018</text:p>
          </table:table-cell>
          <table:table-cell table:formula="of:=[.A893]-[.A894]" office:value-type="float" office:value="-1091328" calcext:value-type="float">
            <text:p>-1091328</text:p>
          </table:table-cell>
          <table:table-cell table:number-columns-repeated="3"/>
        </table:table-row>
        <table:table-row table:style-name="ro1">
          <table:table-cell office:value-type="float" office:value="1.52215171347616E+018" calcext:value-type="float">
            <text:p>1.52215171347616E+018</text:p>
          </table:table-cell>
          <table:table-cell table:formula="of:=[.A894]-[.A895]" office:value-type="float" office:value="-1086720" calcext:value-type="float">
            <text:p>-1086720</text:p>
          </table:table-cell>
          <table:table-cell table:number-columns-repeated="3"/>
        </table:table-row>
        <table:table-row table:style-name="ro1">
          <table:table-cell office:value-type="float" office:value="1.52215171347725E+018" calcext:value-type="float">
            <text:p>1.52215171347725E+018</text:p>
          </table:table-cell>
          <table:table-cell table:formula="of:=[.A895]-[.A896]" office:value-type="float" office:value="-1089536" calcext:value-type="float">
            <text:p>-1089536</text:p>
          </table:table-cell>
          <table:table-cell table:number-columns-repeated="3"/>
        </table:table-row>
        <table:table-row table:style-name="ro1">
          <table:table-cell office:value-type="float" office:value="1.52215171347834E+018" calcext:value-type="float">
            <text:p>1.52215171347834E+018</text:p>
          </table:table-cell>
          <table:table-cell table:formula="of:=[.A896]-[.A897]" office:value-type="float" office:value="-1094656" calcext:value-type="float">
            <text:p>-1094656</text:p>
          </table:table-cell>
          <table:table-cell table:number-columns-repeated="3"/>
        </table:table-row>
        <table:table-row table:style-name="ro1">
          <table:table-cell office:value-type="float" office:value="1.52215171347944E+018" calcext:value-type="float">
            <text:p>1.52215171347944E+018</text:p>
          </table:table-cell>
          <table:table-cell table:formula="of:=[.A897]-[.A898]" office:value-type="float" office:value="-1095168" calcext:value-type="float">
            <text:p>-1095168</text:p>
          </table:table-cell>
          <table:table-cell table:number-columns-repeated="3"/>
        </table:table-row>
        <table:table-row table:style-name="ro1">
          <table:table-cell office:value-type="float" office:value="1.52215171348053E+018" calcext:value-type="float">
            <text:p>1.52215171348053E+018</text:p>
          </table:table-cell>
          <table:table-cell table:formula="of:=[.A898]-[.A899]" office:value-type="float" office:value="-1085952" calcext:value-type="float">
            <text:p>-1085952</text:p>
          </table:table-cell>
          <table:table-cell table:number-columns-repeated="3"/>
        </table:table-row>
        <table:table-row table:style-name="ro1">
          <table:table-cell office:value-type="float" office:value="1.52215171348161E+018" calcext:value-type="float">
            <text:p>1.52215171348161E+018</text:p>
          </table:table-cell>
          <table:table-cell table:formula="of:=[.A899]-[.A900]" office:value-type="float" office:value="-1088768" calcext:value-type="float">
            <text:p>-1088768</text:p>
          </table:table-cell>
          <table:table-cell table:number-columns-repeated="3"/>
        </table:table-row>
        <table:table-row table:style-name="ro1">
          <table:table-cell office:value-type="float" office:value="1.5221517134827E+018" calcext:value-type="float">
            <text:p>1.5221517134827E+018</text:p>
          </table:table-cell>
          <table:table-cell table:formula="of:=[.A900]-[.A901]" office:value-type="float" office:value="-1087232" calcext:value-type="float">
            <text:p>-1087232</text:p>
          </table:table-cell>
          <table:table-cell table:number-columns-repeated="3"/>
        </table:table-row>
        <table:table-row table:style-name="ro1">
          <table:table-cell office:value-type="float" office:value="1.5221517134838E+018" calcext:value-type="float">
            <text:p>1.5221517134838E+018</text:p>
          </table:table-cell>
          <table:table-cell table:formula="of:=[.A901]-[.A902]" office:value-type="float" office:value="-1102336" calcext:value-type="float">
            <text:p>-1102336</text:p>
          </table:table-cell>
          <table:table-cell table:number-columns-repeated="3"/>
        </table:table-row>
        <table:table-row table:style-name="ro1">
          <table:table-cell office:value-type="float" office:value="1.52215171348489E+018" calcext:value-type="float">
            <text:p>1.52215171348489E+018</text:p>
          </table:table-cell>
          <table:table-cell table:formula="of:=[.A902]-[.A903]" office:value-type="float" office:value="-1086464" calcext:value-type="float">
            <text:p>-1086464</text:p>
          </table:table-cell>
          <table:table-cell table:number-columns-repeated="3"/>
        </table:table-row>
        <table:table-row table:style-name="ro1">
          <table:table-cell office:value-type="float" office:value="1.52215171348598E+018" calcext:value-type="float">
            <text:p>1.52215171348598E+018</text:p>
          </table:table-cell>
          <table:table-cell table:formula="of:=[.A903]-[.A904]" office:value-type="float" office:value="-1087488" calcext:value-type="float">
            <text:p>-1087488</text:p>
          </table:table-cell>
          <table:table-cell table:number-columns-repeated="3"/>
        </table:table-row>
        <table:table-row table:style-name="ro1">
          <table:table-cell office:value-type="float" office:value="1.52215171348706E+018" calcext:value-type="float">
            <text:p>1.52215171348706E+018</text:p>
          </table:table-cell>
          <table:table-cell table:formula="of:=[.A904]-[.A905]" office:value-type="float" office:value="-1086464" calcext:value-type="float">
            <text:p>-1086464</text:p>
          </table:table-cell>
          <table:table-cell table:number-columns-repeated="3"/>
        </table:table-row>
        <table:table-row table:style-name="ro1">
          <table:table-cell office:value-type="float" office:value="1.52215171348815E+018" calcext:value-type="float">
            <text:p>1.52215171348815E+018</text:p>
          </table:table-cell>
          <table:table-cell table:formula="of:=[.A905]-[.A906]" office:value-type="float" office:value="-1086464" calcext:value-type="float">
            <text:p>-1086464</text:p>
          </table:table-cell>
          <table:table-cell table:number-columns-repeated="3"/>
        </table:table-row>
        <table:table-row table:style-name="ro1">
          <table:table-cell office:value-type="float" office:value="1.52215171348924E+018" calcext:value-type="float">
            <text:p>1.52215171348924E+018</text:p>
          </table:table-cell>
          <table:table-cell table:formula="of:=[.A906]-[.A907]" office:value-type="float" office:value="-1086464" calcext:value-type="float">
            <text:p>-1086464</text:p>
          </table:table-cell>
          <table:table-cell table:number-columns-repeated="3"/>
        </table:table-row>
        <table:table-row table:style-name="ro1">
          <table:table-cell office:value-type="float" office:value="1.52215171349032E+018" calcext:value-type="float">
            <text:p>1.52215171349032E+018</text:p>
          </table:table-cell>
          <table:table-cell table:formula="of:=[.A907]-[.A908]" office:value-type="float" office:value="-1086976" calcext:value-type="float">
            <text:p>-1086976</text:p>
          </table:table-cell>
          <table:table-cell table:number-columns-repeated="3"/>
        </table:table-row>
        <table:table-row table:style-name="ro1">
          <table:table-cell office:value-type="float" office:value="1.52215171349141E+018" calcext:value-type="float">
            <text:p>1.52215171349141E+018</text:p>
          </table:table-cell>
          <table:table-cell table:formula="of:=[.A908]-[.A909]" office:value-type="float" office:value="-1086976" calcext:value-type="float">
            <text:p>-1086976</text:p>
          </table:table-cell>
          <table:table-cell table:number-columns-repeated="3"/>
        </table:table-row>
        <table:table-row table:style-name="ro1">
          <table:table-cell office:value-type="float" office:value="1.5221517134925E+018" calcext:value-type="float">
            <text:p>1.5221517134925E+018</text:p>
          </table:table-cell>
          <table:table-cell table:formula="of:=[.A909]-[.A910]" office:value-type="float" office:value="-1086976" calcext:value-type="float">
            <text:p>-1086976</text:p>
          </table:table-cell>
          <table:table-cell table:number-columns-repeated="3"/>
        </table:table-row>
        <table:table-row table:style-name="ro1">
          <table:table-cell office:value-type="float" office:value="1.52215171349359E+018" calcext:value-type="float">
            <text:p>1.52215171349359E+018</text:p>
          </table:table-cell>
          <table:table-cell table:formula="of:=[.A910]-[.A911]" office:value-type="float" office:value="-1087744" calcext:value-type="float">
            <text:p>-1087744</text:p>
          </table:table-cell>
          <table:table-cell table:number-columns-repeated="3"/>
        </table:table-row>
        <table:table-row table:style-name="ro1">
          <table:table-cell office:value-type="float" office:value="1.52215171349468E+018" calcext:value-type="float">
            <text:p>1.52215171349468E+018</text:p>
          </table:table-cell>
          <table:table-cell table:formula="of:=[.A911]-[.A912]" office:value-type="float" office:value="-1091328" calcext:value-type="float">
            <text:p>-1091328</text:p>
          </table:table-cell>
          <table:table-cell table:number-columns-repeated="3"/>
        </table:table-row>
        <table:table-row table:style-name="ro1">
          <table:table-cell office:value-type="float" office:value="1.52215171349577E+018" calcext:value-type="float">
            <text:p>1.52215171349577E+018</text:p>
          </table:table-cell>
          <table:table-cell table:formula="of:=[.A912]-[.A913]" office:value-type="float" office:value="-1095680" calcext:value-type="float">
            <text:p>-1095680</text:p>
          </table:table-cell>
          <table:table-cell table:number-columns-repeated="3"/>
        </table:table-row>
        <table:table-row table:style-name="ro1">
          <table:table-cell office:value-type="float" office:value="1.52215171349683E+018" calcext:value-type="float">
            <text:p>1.52215171349683E+018</text:p>
          </table:table-cell>
          <table:table-cell table:formula="of:=[.A913]-[.A914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34979E+018" calcext:value-type="float">
            <text:p>1.5221517134979E+018</text:p>
          </table:table-cell>
          <table:table-cell table:formula="of:=[.A914]-[.A915]" office:value-type="float" office:value="-1064448" calcext:value-type="float">
            <text:p>-1064448</text:p>
          </table:table-cell>
          <table:table-cell table:number-columns-repeated="3"/>
        </table:table-row>
        <table:table-row table:style-name="ro1">
          <table:table-cell office:value-type="float" office:value="1.52215171349896E+018" calcext:value-type="float">
            <text:p>1.52215171349896E+018</text:p>
          </table:table-cell>
          <table:table-cell table:formula="of:=[.A915]-[.A916]" office:value-type="float" office:value="-1058816" calcext:value-type="float">
            <text:p>-1058816</text:p>
          </table:table-cell>
          <table:table-cell table:number-columns-repeated="3"/>
        </table:table-row>
        <table:table-row table:style-name="ro1">
          <table:table-cell office:value-type="float" office:value="1.52215171350001E+018" calcext:value-type="float">
            <text:p>1.52215171350001E+018</text:p>
          </table:table-cell>
          <table:table-cell table:formula="of:=[.A916]-[.A917]" office:value-type="float" office:value="-1058816" calcext:value-type="float">
            <text:p>-1058816</text:p>
          </table:table-cell>
          <table:table-cell table:number-columns-repeated="3"/>
        </table:table-row>
        <table:table-row table:style-name="ro1">
          <table:table-cell office:value-type="float" office:value="1.52215171350107E+018" calcext:value-type="float">
            <text:p>1.52215171350107E+018</text:p>
          </table:table-cell>
          <table:table-cell table:formula="of:=[.A917]-[.A918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350213E+018" calcext:value-type="float">
            <text:p>1.52215171350213E+018</text:p>
          </table:table-cell>
          <table:table-cell table:formula="of:=[.A918]-[.A919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350319E+018" calcext:value-type="float">
            <text:p>1.52215171350319E+018</text:p>
          </table:table-cell>
          <table:table-cell table:formula="of:=[.A919]-[.A920]" office:value-type="float" office:value="-1058560" calcext:value-type="float">
            <text:p>-1058560</text:p>
          </table:table-cell>
          <table:table-cell table:number-columns-repeated="3"/>
        </table:table-row>
        <table:table-row table:style-name="ro1">
          <table:table-cell office:value-type="float" office:value="1.52215171350425E+018" calcext:value-type="float">
            <text:p>1.52215171350425E+018</text:p>
          </table:table-cell>
          <table:table-cell table:formula="of:=[.A920]-[.A921]" office:value-type="float" office:value="-1058304" calcext:value-type="float">
            <text:p>-1058304</text:p>
          </table:table-cell>
          <table:table-cell table:number-columns-repeated="3"/>
        </table:table-row>
        <table:table-row table:style-name="ro1">
          <table:table-cell office:value-type="float" office:value="1.52215171350531E+018" calcext:value-type="float">
            <text:p>1.52215171350531E+018</text:p>
          </table:table-cell>
          <table:table-cell table:formula="of:=[.A921]-[.A922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350637E+018" calcext:value-type="float">
            <text:p>1.52215171350637E+018</text:p>
          </table:table-cell>
          <table:table-cell table:formula="of:=[.A922]-[.A923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350743E+018" calcext:value-type="float">
            <text:p>1.52215171350743E+018</text:p>
          </table:table-cell>
          <table:table-cell table:formula="of:=[.A923]-[.A924]" office:value-type="float" office:value="-1059328" calcext:value-type="float">
            <text:p>-1059328</text:p>
          </table:table-cell>
          <table:table-cell table:number-columns-repeated="3"/>
        </table:table-row>
        <table:table-row table:style-name="ro1">
          <table:table-cell office:value-type="float" office:value="1.52215171350849E+018" calcext:value-type="float">
            <text:p>1.52215171350849E+018</text:p>
          </table:table-cell>
          <table:table-cell table:formula="of:=[.A924]-[.A925]" office:value-type="float" office:value="-1061888" calcext:value-type="float">
            <text:p>-1061888</text:p>
          </table:table-cell>
          <table:table-cell table:number-columns-repeated="3"/>
        </table:table-row>
        <table:table-row table:style-name="ro1">
          <table:table-cell office:value-type="float" office:value="1.52215171350955E+018" calcext:value-type="float">
            <text:p>1.52215171350955E+018</text:p>
          </table:table-cell>
          <table:table-cell table:formula="of:=[.A925]-[.A926]" office:value-type="float" office:value="-1058816" calcext:value-type="float">
            <text:p>-1058816</text:p>
          </table:table-cell>
          <table:table-cell table:number-columns-repeated="3"/>
        </table:table-row>
        <table:table-row table:style-name="ro1">
          <table:table-cell office:value-type="float" office:value="1.52215171351061E+018" calcext:value-type="float">
            <text:p>1.52215171351061E+018</text:p>
          </table:table-cell>
          <table:table-cell table:formula="of:=[.A926]-[.A927]" office:value-type="float" office:value="-1061632" calcext:value-type="float">
            <text:p>-1061632</text:p>
          </table:table-cell>
          <table:table-cell table:number-columns-repeated="3"/>
        </table:table-row>
        <table:table-row table:style-name="ro1">
          <table:table-cell office:value-type="float" office:value="1.52215171351167E+018" calcext:value-type="float">
            <text:p>1.52215171351167E+018</text:p>
          </table:table-cell>
          <table:table-cell table:formula="of:=[.A927]-[.A928]" office:value-type="float" office:value="-1061120" calcext:value-type="float">
            <text:p>-1061120</text:p>
          </table:table-cell>
          <table:table-cell table:number-columns-repeated="3"/>
        </table:table-row>
        <table:table-row table:style-name="ro1">
          <table:table-cell office:value-type="float" office:value="1.52215171351273E+018" calcext:value-type="float">
            <text:p>1.52215171351273E+018</text:p>
          </table:table-cell>
          <table:table-cell table:formula="of:=[.A928]-[.A929]" office:value-type="float" office:value="-1061120" calcext:value-type="float">
            <text:p>-1061120</text:p>
          </table:table-cell>
          <table:table-cell table:number-columns-repeated="3"/>
        </table:table-row>
        <table:table-row table:style-name="ro1">
          <table:table-cell office:value-type="float" office:value="1.52215171351379E+018" calcext:value-type="float">
            <text:p>1.52215171351379E+018</text:p>
          </table:table-cell>
          <table:table-cell table:formula="of:=[.A929]-[.A930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351484E+018" calcext:value-type="float">
            <text:p>1.52215171351484E+018</text:p>
          </table:table-cell>
          <table:table-cell table:formula="of:=[.A930]-[.A931]" office:value-type="float" office:value="-1047808" calcext:value-type="float">
            <text:p>-1047808</text:p>
          </table:table-cell>
          <table:table-cell table:number-columns-repeated="3"/>
        </table:table-row>
        <table:table-row table:style-name="ro1">
          <table:table-cell office:value-type="float" office:value="1.5221517135159E+018" calcext:value-type="float">
            <text:p>1.5221517135159E+018</text:p>
          </table:table-cell>
          <table:table-cell table:formula="of:=[.A931]-[.A932]" office:value-type="float" office:value="-1061120" calcext:value-type="float">
            <text:p>-1061120</text:p>
          </table:table-cell>
          <table:table-cell table:number-columns-repeated="3"/>
        </table:table-row>
        <table:table-row table:style-name="ro1">
          <table:table-cell office:value-type="float" office:value="1.52215171351696E+018" calcext:value-type="float">
            <text:p>1.52215171351696E+018</text:p>
          </table:table-cell>
          <table:table-cell table:formula="of:=[.A932]-[.A933]" office:value-type="float" office:value="-1062144" calcext:value-type="float">
            <text:p>-1062144</text:p>
          </table:table-cell>
          <table:table-cell table:number-columns-repeated="3"/>
        </table:table-row>
        <table:table-row table:style-name="ro1">
          <table:table-cell office:value-type="float" office:value="1.52215171351802E+018" calcext:value-type="float">
            <text:p>1.52215171351802E+018</text:p>
          </table:table-cell>
          <table:table-cell table:formula="of:=[.A933]-[.A934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51908E+018" calcext:value-type="float">
            <text:p>1.52215171351908E+018</text:p>
          </table:table-cell>
          <table:table-cell table:formula="of:=[.A934]-[.A935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52014E+018" calcext:value-type="float">
            <text:p>1.52215171352014E+018</text:p>
          </table:table-cell>
          <table:table-cell table:formula="of:=[.A935]-[.A936]" office:value-type="float" office:value="-1058816" calcext:value-type="float">
            <text:p>-1058816</text:p>
          </table:table-cell>
          <table:table-cell table:number-columns-repeated="3"/>
        </table:table-row>
        <table:table-row table:style-name="ro1">
          <table:table-cell office:value-type="float" office:value="1.52215171352119E+018" calcext:value-type="float">
            <text:p>1.52215171352119E+018</text:p>
          </table:table-cell>
          <table:table-cell table:formula="of:=[.A936]-[.A937]" office:value-type="float" office:value="-1056512" calcext:value-type="float">
            <text:p>-1056512</text:p>
          </table:table-cell>
          <table:table-cell table:number-columns-repeated="3"/>
        </table:table-row>
        <table:table-row table:style-name="ro1">
          <table:table-cell office:value-type="float" office:value="1.52215171352225E+018" calcext:value-type="float">
            <text:p>1.52215171352225E+018</text:p>
          </table:table-cell>
          <table:table-cell table:formula="of:=[.A937]-[.A938]" office:value-type="float" office:value="-1059072" calcext:value-type="float">
            <text:p>-1059072</text:p>
          </table:table-cell>
          <table:table-cell table:number-columns-repeated="3"/>
        </table:table-row>
        <table:table-row table:style-name="ro1">
          <table:table-cell office:value-type="float" office:value="1.52215171352331E+018" calcext:value-type="float">
            <text:p>1.52215171352331E+018</text:p>
          </table:table-cell>
          <table:table-cell table:formula="of:=[.A938]-[.A939]" office:value-type="float" office:value="-1058816" calcext:value-type="float">
            <text:p>-1058816</text:p>
          </table:table-cell>
          <table:table-cell table:number-columns-repeated="3"/>
        </table:table-row>
        <table:table-row table:style-name="ro1">
          <table:table-cell office:value-type="float" office:value="1.52215171352437E+018" calcext:value-type="float">
            <text:p>1.52215171352437E+018</text:p>
          </table:table-cell>
          <table:table-cell table:formula="of:=[.A939]-[.A940]" office:value-type="float" office:value="-1057280" calcext:value-type="float">
            <text:p>-1057280</text:p>
          </table:table-cell>
          <table:table-cell table:number-columns-repeated="3"/>
        </table:table-row>
        <table:table-row table:style-name="ro1">
          <table:table-cell office:value-type="float" office:value="1.52215171352543E+018" calcext:value-type="float">
            <text:p>1.52215171352543E+018</text:p>
          </table:table-cell>
          <table:table-cell table:formula="of:=[.A940]-[.A941]" office:value-type="float" office:value="-1059840" calcext:value-type="float">
            <text:p>-1059840</text:p>
          </table:table-cell>
          <table:table-cell table:number-columns-repeated="3"/>
        </table:table-row>
        <table:table-row table:style-name="ro1">
          <table:table-cell office:value-type="float" office:value="1.52215171352649E+018" calcext:value-type="float">
            <text:p>1.52215171352649E+018</text:p>
          </table:table-cell>
          <table:table-cell table:formula="of:=[.A941]-[.A942]" office:value-type="float" office:value="-1058048" calcext:value-type="float">
            <text:p>-1058048</text:p>
          </table:table-cell>
          <table:table-cell table:number-columns-repeated="3"/>
        </table:table-row>
        <table:table-row table:style-name="ro1">
          <table:table-cell office:value-type="float" office:value="1.52215171352755E+018" calcext:value-type="float">
            <text:p>1.52215171352755E+018</text:p>
          </table:table-cell>
          <table:table-cell table:formula="of:=[.A942]-[.A943]" office:value-type="float" office:value="-1062400" calcext:value-type="float">
            <text:p>-1062400</text:p>
          </table:table-cell>
          <table:table-cell table:number-columns-repeated="3"/>
        </table:table-row>
        <table:table-row table:style-name="ro1">
          <table:table-cell office:value-type="float" office:value="1.52215171352861E+018" calcext:value-type="float">
            <text:p>1.52215171352861E+018</text:p>
          </table:table-cell>
          <table:table-cell table:formula="of:=[.A943]-[.A944]" office:value-type="float" office:value="-1060352" calcext:value-type="float">
            <text:p>-106035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7T21:14:38.490912765</dc:date>
    <meta:editing-duration>PT17M34S</meta:editing-duration>
    <meta:editing-cycles>1</meta:editing-cycles>
    <meta:document-statistic meta:table-count="1" meta:cell-count="294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01cm" svg:height="9.021cm" xlink:href=".." xlink:type="simple" chart:class="chart:scatter" chart:style-name="ch1">
        <chart:title svg:x="8.62cm" svg:y="0.316cm" chart:style-name="ch2">
          <text:p>PolicyThread</text:p>
        </chart:title>
        <chart:plot-area chart:style-name="ch3" table:cell-range-address="log.B2:log.B944" svg:x="1.411cm" svg:y="1.275cm" svg:width="18.19cm" svg:height="6.585cm">
          <chartooo:coordinate-region svg:x="3.064cm" svg:y="1.474cm" svg:width="16.165cm" svg:height="5.739cm"/>
          <chart:axis chart:dimension="x" chart:name="primary-x" chart:style-name="ch4">
            <chart:title svg:x="9.972cm" svg:y="8.04cm" chart:style-name="ch5">
              <text:p>counts</text:p>
            </chart:title>
          </chart:axis>
          <chart:axis chart:dimension="y" chart:name="primary-y" chart:style-name="ch6">
            <chart:title svg:x="0.451cm" svg:y="5.286cm" chart:style-name="ch7">
              <text:p>nano sec</text:p>
            </chart:title>
            <chart:grid chart:style-name="ch8" chart:class="major"/>
          </chart:axis>
          <chart:series chart:style-name="ch9" chart:values-cell-range-address="log.B2:log.B944" chart:class="chart:scatter">
            <chart:data-point chart:repeated="9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13600">
                <text:p>-1113600</text:p>
                <draw:g>
                  <svg:desc>log.B2:log.B9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44992">
                <text:p>-1044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45248">
                <text:p>-1045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61632">
                <text:p>-1061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40896">
                <text:p>-1040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18368">
                <text:p>-1018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11712">
                <text:p>-1011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11200">
                <text:p>-1011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12992">
                <text:p>-1012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12224">
                <text:p>-1012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12736">
                <text:p>-10127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09920">
                <text:p>-10099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08384">
                <text:p>-1008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11968">
                <text:p>-1011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83904">
                <text:p>-10839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69056">
                <text:p>-10690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43968">
                <text:p>-1043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38080">
                <text:p>-10380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46784">
                <text:p>-1046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56000">
                <text:p>-1056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35520">
                <text:p>-10355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056000">
                <text:p>-1056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45760">
                <text:p>-10457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041408">
                <text:p>-10414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046528">
                <text:p>-1046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055744">
                <text:p>-1055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055744">
                <text:p>-10557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058304">
                <text:p>-10583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074176">
                <text:p>-10741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068544">
                <text:p>-10685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059584">
                <text:p>-10595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055488">
                <text:p>-1055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60352">
                <text:p>-1060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27072">
                <text:p>-10270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41408">
                <text:p>-10414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052672">
                <text:p>-10526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049600">
                <text:p>-10496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054976">
                <text:p>-10549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055488">
                <text:p>-10554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54976">
                <text:p>-10549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55488">
                <text:p>-10554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54976">
                <text:p>-10549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55232">
                <text:p>-10552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60864">
                <text:p>-10608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51136">
                <text:p>-1051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54976">
                <text:p>-10549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55488">
                <text:p>-10554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063680">
                <text:p>-10636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051136">
                <text:p>-10511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011712">
                <text:p>-10117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053184">
                <text:p>-10531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054208">
                <text:p>-10542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055744">
                <text:p>-10557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54976">
                <text:p>-1054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054464">
                <text:p>-1054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055232">
                <text:p>-10552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058304">
                <text:p>-10583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55744">
                <text:p>-10557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062144">
                <text:p>-10621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56000">
                <text:p>-1056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064192">
                <text:p>-10641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059584">
                <text:p>-10595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060608">
                <text:p>-10606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054976">
                <text:p>-10549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061120">
                <text:p>-10611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062144">
                <text:p>-10621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055744">
                <text:p>-10557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061376">
                <text:p>-10613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061376">
                <text:p>-10613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061888">
                <text:p>-10618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041920">
                <text:p>-10419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055744">
                <text:p>-10557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062400">
                <text:p>-10624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060096">
                <text:p>-1060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055744">
                <text:p>-10557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055744">
                <text:p>-10557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054976">
                <text:p>-10549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056000">
                <text:p>-1056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056000">
                <text:p>-1056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061376">
                <text:p>-10613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061632">
                <text:p>-10616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056000">
                <text:p>-1056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060864">
                <text:p>-10608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062144">
                <text:p>-10621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060352">
                <text:p>-10603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061632">
                <text:p>-10616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058560">
                <text:p>-105856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061120">
                <text:p>-10611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060608">
                <text:p>-10606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058304">
                <text:p>-10583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056000">
                <text:p>-1056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060608">
                <text:p>-10606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060864">
                <text:p>-10608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061376">
                <text:p>-10613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058304">
                <text:p>-10583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058304">
                <text:p>-10583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062912">
                <text:p>-10629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058560">
                <text:p>-105856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055488">
                <text:p>-10554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056000">
                <text:p>-1056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056000">
                <text:p>-1056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026048">
                <text:p>-10260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060096">
                <text:p>-10600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055744">
                <text:p>-10557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064448">
                <text:p>-10644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056000">
                <text:p>-1056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060608">
                <text:p>-10606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060096">
                <text:p>-10600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055744">
                <text:p>-10557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056000">
                <text:p>-1056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058816">
                <text:p>-10588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062144">
                <text:p>-10621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060096">
                <text:p>-10600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014784">
                <text:p>-101478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055488">
                <text:p>-10554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055232">
                <text:p>-10552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054976">
                <text:p>-10549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042432">
                <text:p>-10424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061888">
                <text:p>-10618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058816">
                <text:p>-10588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058304">
                <text:p>-10583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060352">
                <text:p>-10603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067008">
                <text:p>-10670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060864">
                <text:p>-10608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056000">
                <text:p>-1056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061376">
                <text:p>-10613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041920">
                <text:p>-104192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038592">
                <text:p>-10385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051904">
                <text:p>-10519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043712">
                <text:p>-10437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083904">
                <text:p>-10839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084416">
                <text:p>-10844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084416">
                <text:p>-10844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084672">
                <text:p>-10846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087232">
                <text:p>-10872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058560">
                <text:p>-105856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054976">
                <text:p>-10549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061120">
                <text:p>-106112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061376">
                <text:p>-10613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060864">
                <text:p>-10608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068032">
                <text:p>-10680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061888">
                <text:p>-10618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061888">
                <text:p>-10618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048064">
                <text:p>-10480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055744">
                <text:p>-10557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060096">
                <text:p>-10600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061376">
                <text:p>-10613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060352">
                <text:p>-10603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060352">
                <text:p>-10603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061888">
                <text:p>-106188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064448">
                <text:p>-10644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058304">
                <text:p>-10583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055232">
                <text:p>-10552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059584">
                <text:p>-10595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058816">
                <text:p>-10588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058816">
                <text:p>-10588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055232">
                <text:p>-10552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055744">
                <text:p>-10557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055488">
                <text:p>-10554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083136">
                <text:p>-108313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084160">
                <text:p>-108416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090048">
                <text:p>-10900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086464">
                <text:p>-10864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086976">
                <text:p>-10869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085952">
                <text:p>-10859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087232">
                <text:p>-10872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086720">
                <text:p>-108672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086208">
                <text:p>-10862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093120">
                <text:p>-109312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092864">
                <text:p>-10928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088512">
                <text:p>-10885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088000">
                <text:p>-1088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100288">
                <text:p>-11002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086464">
                <text:p>-10864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087488">
                <text:p>-10874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088000">
                <text:p>-1088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087488">
                <text:p>-10874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086976">
                <text:p>-10869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086976">
                <text:p>-10869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086720">
                <text:p>-108672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086976">
                <text:p>-10869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094400">
                <text:p>-10944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086976">
                <text:p>-108697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088000">
                <text:p>-1088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065984">
                <text:p>-10659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063680">
                <text:p>-106368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059584">
                <text:p>-10595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058816">
                <text:p>-10588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058816">
                <text:p>-10588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059584">
                <text:p>-10595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058816">
                <text:p>-10588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060096">
                <text:p>-10600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058304">
                <text:p>-10583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062144">
                <text:p>-10621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061888">
                <text:p>-106188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062912">
                <text:p>-10629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060352">
                <text:p>-106035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058816">
                <text:p>-10588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059584">
                <text:p>-105958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058304">
                <text:p>-10583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058560">
                <text:p>-105856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061888">
                <text:p>-10618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061376">
                <text:p>-106137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059584">
                <text:p>-105958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062144">
                <text:p>-10621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058304">
                <text:p>-10583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058816">
                <text:p>-10588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063680">
                <text:p>-106368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058816">
                <text:p>-10588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061376">
                <text:p>-106137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062400">
                <text:p>-10624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060096">
                <text:p>-106009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058560">
                <text:p>-105856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062144">
                <text:p>-10621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058560">
                <text:p>-105856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059584">
                <text:p>-105958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059584">
                <text:p>-10595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059584">
                <text:p>-105958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060864">
                <text:p>-10608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062400">
                <text:p>-10624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062656">
                <text:p>-106265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049856">
                <text:p>-10498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086720">
                <text:p>-108672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037568">
                <text:p>-103756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073408">
                <text:p>-10734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083136">
                <text:p>-108313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084672">
                <text:p>-108467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083648">
                <text:p>-10836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088512">
                <text:p>-10885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082880">
                <text:p>-108288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087488">
                <text:p>-10874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088000">
                <text:p>-10880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063168">
                <text:p>-106316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062912">
                <text:p>-10629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058304">
                <text:p>-105830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1058304">
                <text:p>-10583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058304">
                <text:p>-105830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049600">
                <text:p>-10496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063680">
                <text:p>-106368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062656">
                <text:p>-10626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041152">
                <text:p>-104115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058816">
                <text:p>-10588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058304">
                <text:p>-105830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058816">
                <text:p>-10588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058816">
                <text:p>-10588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058816">
                <text:p>-10588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061120">
                <text:p>-106112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060864">
                <text:p>-10608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061376">
                <text:p>-106137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058304">
                <text:p>-105830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065216">
                <text:p>-10652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060864">
                <text:p>-106086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1056000">
                <text:p>-10560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060096">
                <text:p>-10600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1061888">
                <text:p>-106188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056000">
                <text:p>-10560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060608">
                <text:p>-106060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060352">
                <text:p>-10603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060352">
                <text:p>-106035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1056000">
                <text:p>-105600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059584">
                <text:p>-105958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058304">
                <text:p>-105830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1045504">
                <text:p>-104550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1055744">
                <text:p>-105574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1055232">
                <text:p>-10552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1054976">
                <text:p>-105497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055744">
                <text:p>-105574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1018624">
                <text:p>-10186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1060608">
                <text:p>-106060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1060864">
                <text:p>-10608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1042944">
                <text:p>-10429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1055744">
                <text:p>-105574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1054976">
                <text:p>-105497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061376">
                <text:p>-106137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062400">
                <text:p>-106240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1063424">
                <text:p>-106342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1060352">
                <text:p>-106035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1060352">
                <text:p>-106035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1060096">
                <text:p>-10600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1060864">
                <text:p>-106086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1060352">
                <text:p>-10603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1058816">
                <text:p>-105881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1058304">
                <text:p>-105830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1072896">
                <text:p>-107289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1060096">
                <text:p>-106009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1060608">
                <text:p>-106060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1060352">
                <text:p>-106035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1047808">
                <text:p>-104780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1037824">
                <text:p>-103782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1051392">
                <text:p>-105139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1027072">
                <text:p>-102707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1056000">
                <text:p>-105600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1055744">
                <text:p>-105574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1055232">
                <text:p>-10552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1060352">
                <text:p>-106035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1060352">
                <text:p>-10603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1061120">
                <text:p>-106112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1058304">
                <text:p>-10583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1063424">
                <text:p>-10634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1085184">
                <text:p>-108518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1086464">
                <text:p>-108646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1089536">
                <text:p>-108953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1086464">
                <text:p>-10864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1087488">
                <text:p>-108748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1039616">
                <text:p>-10396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1048832">
                <text:p>-104883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1060864">
                <text:p>-106086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1059584">
                <text:p>-105958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1063936">
                <text:p>-106393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1058560">
                <text:p>-105856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1061120">
                <text:p>-106112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1076224">
                <text:p>-10762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1063168">
                <text:p>-10631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1031168">
                <text:p>-103116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1048064">
                <text:p>-104806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1055232">
                <text:p>-105523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1053184">
                <text:p>-105318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1056768">
                <text:p>-105676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1055488">
                <text:p>-105548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1057792">
                <text:p>-105779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1061120">
                <text:p>-106112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059584">
                <text:p>-105958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1061120">
                <text:p>-106112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060096">
                <text:p>-106009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059584">
                <text:p>-105958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056000">
                <text:p>-105600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056256">
                <text:p>-105625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1057536">
                <text:p>-105753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057024">
                <text:p>-105702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1062400">
                <text:p>-106240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1038336">
                <text:p>-103833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054976">
                <text:p>-105497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055744">
                <text:p>-105574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1055744">
                <text:p>-105574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055232">
                <text:p>-105523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071104">
                <text:p>-107110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082880">
                <text:p>-108288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086208">
                <text:p>-108620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086976">
                <text:p>-108697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087232">
                <text:p>-108723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033728">
                <text:p>-103372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091840">
                <text:p>-109184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1087488">
                <text:p>-108748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1094656">
                <text:p>-109465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1093376">
                <text:p>-109337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091840">
                <text:p>-109184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085440">
                <text:p>-108544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088000">
                <text:p>-108800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086720">
                <text:p>-108672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086976">
                <text:p>-10869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086976">
                <text:p>-108697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086720">
                <text:p>-108672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086976">
                <text:p>-108697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086976">
                <text:p>-108697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086976">
                <text:p>-108697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087488">
                <text:p>-10874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086976">
                <text:p>-108697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086464">
                <text:p>-108646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087744">
                <text:p>-108774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090816">
                <text:p>-109081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090560">
                <text:p>-109056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1099776">
                <text:p>-109977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1086976">
                <text:p>-108697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1086976">
                <text:p>-108697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086720">
                <text:p>-108672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086720">
                <text:p>-108672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087488">
                <text:p>-108748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085440">
                <text:p>-108544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086976">
                <text:p>-108697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1087232">
                <text:p>-108723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086464">
                <text:p>-108646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1086208">
                <text:p>-10862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087488">
                <text:p>-108748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088512">
                <text:p>-10885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1091328">
                <text:p>-109132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089280">
                <text:p>-108928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089536">
                <text:p>-108953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088000">
                <text:p>-108800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087232">
                <text:p>-108723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087744">
                <text:p>-108774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086208">
                <text:p>-10862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1086720">
                <text:p>-108672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086464">
                <text:p>-108646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1074176">
                <text:p>-10741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088000">
                <text:p>-108800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088512">
                <text:p>-108851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086464">
                <text:p>-108646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1091328">
                <text:p>-109132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1086720">
                <text:p>-108672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1089536">
                <text:p>-108953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094656">
                <text:p>-109465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1095168">
                <text:p>-109516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085952">
                <text:p>-108595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088768">
                <text:p>-108876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087232">
                <text:p>-108723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102336">
                <text:p>-110233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1086464">
                <text:p>-108646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087488">
                <text:p>-108748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086464">
                <text:p>-108646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1086464">
                <text:p>-108646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1086464">
                <text:p>-108646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1086976">
                <text:p>-108697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1086976">
                <text:p>-108697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1086976">
                <text:p>-108697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1087744">
                <text:p>-108774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091328">
                <text:p>-10913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1095680">
                <text:p>-109568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1064448">
                <text:p>-10644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058816">
                <text:p>-105881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058816">
                <text:p>-105881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058560">
                <text:p>-105856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058304">
                <text:p>-105830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1059328">
                <text:p>-105932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061888">
                <text:p>-106188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1058816">
                <text:p>-105881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1061632">
                <text:p>-106163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1061120">
                <text:p>-106112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1061120">
                <text:p>-106112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1047808">
                <text:p>-104780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1061120">
                <text:p>-106112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1062144">
                <text:p>-106214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1058816">
                <text:p>-10588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1056512">
                <text:p>-105651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1059072">
                <text:p>-105907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1058816">
                <text:p>-105881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1057280">
                <text:p>-105728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1059840">
                <text:p>-105984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058048">
                <text:p>-105804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062400">
                <text:p>-10624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1060352">
                <text:p>-1060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